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48cm" fo:margin-left="-0.035cm" table:align="left"/>
    </style:style>
    <style:style style:name="Tableau1.A" style:family="table-column">
      <style:table-column-properties style:column-width="3.44cm"/>
    </style:style>
    <style:style style:name="Tableau1.B" style:family="table-column">
      <style:table-column-properties style:column-width="3.403cm"/>
    </style:style>
    <style:style style:name="Tableau1.C" style:family="table-column">
      <style:table-column-properties style:column-width="3.401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09cm" fo:margin-left="0cm" table:align="left"/>
    </style:style>
    <style:style style:name="Tableau5.A" style:family="table-column">
      <style:table-column-properties style:column-width="3.399cm"/>
    </style:style>
    <style:style style:name="Tableau5.B" style:family="table-column">
      <style:table-column-properties style:column-width="3.401cm"/>
    </style:style>
    <style:style style:name="Tableau5.D" style:family="table-column">
      <style:table-column-properties style:column-width="4.108cm"/>
    </style:style>
    <style:style style:name="Tableau5.E" style:family="table-column">
      <style:table-column-properties style:column-width="2.702cm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E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1" style:family="table-row">
      <style:table-row-properties style:min-row-height="2.702cm"/>
    </style:style>
    <style:style style:name="Tableau6.A1" style:family="table-cell">
      <style:table-cell-properties fo:background-color="#dddddd" fo:padding="0.097cm" fo:border="0.05pt solid #000000">
        <style:background-image/>
      </style:table-cell-properties>
    </style:style>
    <style:style style:name="Tableau13" style:family="table">
      <style:table-properties style:width="16.501cm" fo:margin-left="0cm" fo:margin-right="0.499cm" table:align="margins"/>
    </style:style>
    <style:style style:name="Tableau13.A" style:family="table-column">
      <style:table-column-properties style:column-width="3.397cm" style:rel-column-width="13492*"/>
    </style:style>
    <style:style style:name="Tableau13.B" style:family="table-column">
      <style:table-column-properties style:column-width="3.401cm" style:rel-column-width="13506*"/>
    </style:style>
    <style:style style:name="Tableau13.C" style:family="table-column">
      <style:table-column-properties style:column-width="2.9cm" style:rel-column-width="11516*"/>
    </style:style>
    <style:style style:name="Tableau13.D" style:family="table-column">
      <style:table-column-properties style:column-width="4.098cm" style:rel-column-width="16273*"/>
    </style:style>
    <style:style style:name="Tableau13.E" style:family="table-column">
      <style:table-column-properties style:column-width="2.706cm" style:rel-column-width="10748*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E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1" style:family="table-row">
      <style:table-row-properties style:min-row-height="2.702cm"/>
    </style:style>
    <style:style style:name="Tableau14.A1" style:family="table-cell">
      <style:table-cell-properties fo:background-color="#dddddd" fo:padding="0.097cm" fo:border="0.05pt solid #000000">
        <style:background-image/>
      </style:table-cell-properties>
    </style:style>
    <style:style style:name="Tableau3" style:family="table">
      <style:table-properties style:width="17.009cm" fo:margin-left="0cm" table:align="left"/>
    </style:style>
    <style:style style:name="Tableau3.A" style:family="table-column">
      <style:table-column-properties style:column-width="3.399cm"/>
    </style:style>
    <style:style style:name="Tableau3.B" style:family="table-column">
      <style:table-column-properties style:column-width="3.401cm"/>
    </style:style>
    <style:style style:name="Tableau3.D" style:family="table-column">
      <style:table-column-properties style:column-width="3.993cm"/>
    </style:style>
    <style:style style:name="Tableau3.E" style:family="table-column">
      <style:table-column-properties style:column-width="2.81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E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1" style:family="table-row">
      <style:table-row-properties style:min-row-height="2.702cm"/>
    </style:style>
    <style:style style:name="Tableau4.A1" style:family="table-cell">
      <style:table-cell-properties fo:background-color="#dddddd" fo:padding="0.097cm" fo:border="0.05pt solid #000000">
        <style:background-image/>
      </style:table-cell-properties>
    </style:style>
    <style:style style:name="Tableau27" style:family="table">
      <style:table-properties style:width="17.009cm" fo:margin-left="0cm" table:align="left"/>
    </style:style>
    <style:style style:name="Tableau27.A" style:family="table-column">
      <style:table-column-properties style:column-width="3.399cm"/>
    </style:style>
    <style:style style:name="Tableau27.B" style:family="table-column">
      <style:table-column-properties style:column-width="3.401cm"/>
    </style:style>
    <style:style style:name="Tableau27.D" style:family="table-column">
      <style:table-column-properties style:column-width="4.108cm"/>
    </style:style>
    <style:style style:name="Tableau27.E" style:family="table-column">
      <style:table-column-properties style:column-width="2.702cm"/>
    </style:style>
    <style:style style:name="Tableau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7.E1" style:family="table-cell">
      <style:table-cell-properties fo:padding="0.097cm" fo:border="0.05pt solid #000000"/>
    </style:style>
    <style:style style:name="Tableau27.A2" style:family="table-cell">
      <style:table-cell-properties fo:padding="0.097cm" fo:border-left="0.05pt solid #000000" fo:border-right="none" fo:border-top="none" fo:border-bottom="0.05pt solid #000000"/>
    </style:style>
    <style:style style:name="Tableau2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1" style:family="table-row">
      <style:table-row-properties style:min-row-height="2.702cm"/>
    </style:style>
    <style:style style:name="Tableau28.A1" style:family="table-cell">
      <style:table-cell-properties fo:background-color="#dddddd" fo:padding="0.097cm" fo:border="0.05pt solid #000000">
        <style:background-image/>
      </style:table-cell-properties>
    </style:style>
    <style:style style:name="Tableau15" style:family="table">
      <style:table-properties style:width="17.009cm" fo:margin-left="0cm" table:align="left"/>
    </style:style>
    <style:style style:name="Tableau15.A" style:family="table-column">
      <style:table-column-properties style:column-width="3.399cm"/>
    </style:style>
    <style:style style:name="Tableau15.B" style:family="table-column">
      <style:table-column-properties style:column-width="3.401cm"/>
    </style:style>
    <style:style style:name="Tableau15.C" style:family="table-column">
      <style:table-column-properties style:column-width="2.895cm"/>
    </style:style>
    <style:style style:name="Tableau15.D" style:family="table-column">
      <style:table-column-properties style:column-width="4.801cm"/>
    </style:style>
    <style:style style:name="Tableau15.E" style:family="table-column">
      <style:table-column-properties style:column-width="2.514cm"/>
    </style:style>
    <style:style style:name="Tableau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5.E1" style:family="table-cell">
      <style:table-cell-properties fo:padding="0.097cm" fo:border="0.05pt solid #000000"/>
    </style:style>
    <style:style style:name="Tableau15.A2" style:family="table-cell">
      <style:table-cell-properties fo:padding="0.097cm" fo:border-left="0.05pt solid #000000" fo:border-right="none" fo:border-top="none" fo:border-bottom="0.05pt solid #000000"/>
    </style:style>
    <style:style style:name="Tableau1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1" style:family="table-row">
      <style:table-row-properties style:min-row-height="2.702cm"/>
    </style:style>
    <style:style style:name="Tableau16.A1" style:family="table-cell">
      <style:table-cell-properties fo:background-color="#dddddd" fo:padding="0.097cm" fo:border="0.05pt solid #000000">
        <style:background-image/>
      </style:table-cell-properties>
    </style:style>
    <style:style style:name="Tableau17" style:family="table">
      <style:table-properties style:width="17.009cm" fo:margin-left="0cm" table:align="left"/>
    </style:style>
    <style:style style:name="Tableau17.A" style:family="table-column">
      <style:table-column-properties style:column-width="3.399cm"/>
    </style:style>
    <style:style style:name="Tableau17.B" style:family="table-column">
      <style:table-column-properties style:column-width="3.401cm"/>
    </style:style>
    <style:style style:name="Tableau17.C" style:family="table-column">
      <style:table-column-properties style:column-width="3.103cm"/>
    </style:style>
    <style:style style:name="Tableau17.D" style:family="table-column">
      <style:table-column-properties style:column-width="4.801cm"/>
    </style:style>
    <style:style style:name="Tableau17.E" style:family="table-column">
      <style:table-column-properties style:column-width="2.305cm"/>
    </style:style>
    <style:style style:name="Tableau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7.E1" style:family="table-cell">
      <style:table-cell-properties fo:padding="0.097cm" fo:border="0.05pt solid #000000"/>
    </style:style>
    <style:style style:name="Tableau17.A2" style:family="table-cell">
      <style:table-cell-properties fo:padding="0.097cm" fo:border-left="0.05pt solid #000000" fo:border-right="none" fo:border-top="none" fo:border-bottom="0.05pt solid #000000"/>
    </style:style>
    <style:style style:name="Tableau1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1" style:family="table-row">
      <style:table-row-properties style:min-row-height="2.702cm"/>
    </style:style>
    <style:style style:name="Tableau18.A1" style:family="table-cell">
      <style:table-cell-properties fo:background-color="#dddddd" fo:padding="0.097cm" fo:border="0.05pt solid #000000">
        <style:background-image/>
      </style:table-cell-properties>
    </style:style>
    <style:style style:name="Tableau7" style:family="table">
      <style:table-properties style:width="17.009cm" fo:margin-left="0cm" table:align="left"/>
    </style:style>
    <style:style style:name="Tableau7.A" style:family="table-column">
      <style:table-column-properties style:column-width="3.399cm"/>
    </style:style>
    <style:style style:name="Tableau7.B" style:family="table-column">
      <style:table-column-properties style:column-width="3.401cm"/>
    </style:style>
    <style:style style:name="Tableau7.C" style:family="table-column">
      <style:table-column-properties style:column-width="2.895cm"/>
    </style:style>
    <style:style style:name="Tableau7.D" style:family="table-column">
      <style:table-column-properties style:column-width="4.801cm"/>
    </style:style>
    <style:style style:name="Tableau7.E" style:family="table-column">
      <style:table-column-properties style:column-width="2.514cm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E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1" style:family="table-row">
      <style:table-row-properties style:min-row-height="2.702cm"/>
    </style:style>
    <style:style style:name="Tableau8.A1" style:family="table-cell">
      <style:table-cell-properties fo:background-color="#dddddd" fo:padding="0.097cm" fo:border="0.05pt solid #000000">
        <style:background-image/>
      </style:table-cell-properties>
    </style:style>
    <style:style style:name="Tableau29" style:family="table">
      <style:table-properties style:width="17.009cm" fo:margin-left="0cm" table:align="left"/>
    </style:style>
    <style:style style:name="Tableau29.A" style:family="table-column">
      <style:table-column-properties style:column-width="3.399cm"/>
    </style:style>
    <style:style style:name="Tableau29.B" style:family="table-column">
      <style:table-column-properties style:column-width="3.401cm"/>
    </style:style>
    <style:style style:name="Tableau29.D" style:family="table-column">
      <style:table-column-properties style:column-width="4.807cm"/>
    </style:style>
    <style:style style:name="Tableau29.E" style:family="table-column">
      <style:table-column-properties style:column-width="2.004cm"/>
    </style:style>
    <style:style style:name="Tableau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9.E1" style:family="table-cell">
      <style:table-cell-properties fo:padding="0.097cm" fo:border="0.05pt solid #000000"/>
    </style:style>
    <style:style style:name="Tableau29.A2" style:family="table-cell">
      <style:table-cell-properties fo:padding="0.097cm" fo:border-left="0.05pt solid #000000" fo:border-right="none" fo:border-top="none" fo:border-bottom="0.05pt solid #000000"/>
    </style:style>
    <style:style style:name="Tableau2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0" style:family="table">
      <style:table-properties style:width="17cm" table:align="margins"/>
    </style:style>
    <style:style style:name="Tableau30.A" style:family="table-column">
      <style:table-column-properties style:column-width="17cm" style:rel-column-width="65535*"/>
    </style:style>
    <style:style style:name="Tableau30.1" style:family="table-row">
      <style:table-row-properties style:min-row-height="2.702cm"/>
    </style:style>
    <style:style style:name="Tableau30.A1" style:family="table-cell">
      <style:table-cell-properties fo:background-color="#dddddd" fo:padding="0.097cm" fo:border="0.05pt solid #000000">
        <style:background-image/>
      </style:table-cell-properties>
    </style:style>
    <style:style style:name="Tableau9" style:family="table">
      <style:table-properties style:width="17.009cm" fo:margin-left="0cm" table:align="left"/>
    </style:style>
    <style:style style:name="Tableau9.A" style:family="table-column">
      <style:table-column-properties style:column-width="3.399cm"/>
    </style:style>
    <style:style style:name="Tableau9.B" style:family="table-column">
      <style:table-column-properties style:column-width="3.401cm"/>
    </style:style>
    <style:style style:name="Tableau9.D" style:family="table-column">
      <style:table-column-properties style:column-width="3.692cm"/>
    </style:style>
    <style:style style:name="Tableau9.E" style:family="table-column">
      <style:table-column-properties style:column-width="3.119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1" style:family="table-row">
      <style:table-row-properties style:min-row-height="2.702cm"/>
    </style:style>
    <style:style style:name="Tableau10.A1" style:family="table-cell">
      <style:table-cell-properties fo:background-color="#dddddd" fo:padding="0.097cm" fo:border="0.05pt solid #000000">
        <style:background-image/>
      </style:table-cell-properties>
    </style:style>
    <style:style style:name="Tableau11" style:family="table">
      <style:table-properties style:width="17.009cm" fo:margin-left="0cm" table:align="left"/>
    </style:style>
    <style:style style:name="Tableau11.A" style:family="table-column">
      <style:table-column-properties style:column-width="3.399cm"/>
    </style:style>
    <style:style style:name="Tableau11.B" style:family="table-column">
      <style:table-column-properties style:column-width="3.401cm"/>
    </style:style>
    <style:style style:name="Tableau11.D" style:family="table-column">
      <style:table-column-properties style:column-width="3.805cm"/>
    </style:style>
    <style:style style:name="Tableau11.E" style:family="table-column">
      <style:table-column-properties style:column-width="3.006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E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1" style:family="table-row">
      <style:table-row-properties style:min-row-height="2.702cm"/>
    </style:style>
    <style:style style:name="Tableau12.A1" style:family="table-cell">
      <style:table-cell-properties fo:background-color="#dddddd" fo:padding="0.097cm" fo:border="0.05pt solid #000000">
        <style:background-image/>
      </style:table-cell-properties>
    </style:style>
    <style:style style:name="Tableau31" style:family="table">
      <style:table-properties style:width="17.009cm" fo:margin-left="0cm" table:align="left"/>
    </style:style>
    <style:style style:name="Tableau31.A" style:family="table-column">
      <style:table-column-properties style:column-width="3.399cm"/>
    </style:style>
    <style:style style:name="Tableau31.B" style:family="table-column">
      <style:table-column-properties style:column-width="3.401cm"/>
    </style:style>
    <style:style style:name="Tableau31.D" style:family="table-column">
      <style:table-column-properties style:column-width="4.108cm"/>
    </style:style>
    <style:style style:name="Tableau31.E" style:family="table-column">
      <style:table-column-properties style:column-width="2.702cm"/>
    </style:style>
    <style:style style:name="Tableau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1.E1" style:family="table-cell">
      <style:table-cell-properties fo:padding="0.097cm" fo:border="0.05pt solid #000000"/>
    </style:style>
    <style:style style:name="Tableau31.A2" style:family="table-cell">
      <style:table-cell-properties fo:padding="0.097cm" fo:border-left="0.05pt solid #000000" fo:border-right="none" fo:border-top="none" fo:border-bottom="0.05pt solid #000000"/>
    </style:style>
    <style:style style:name="Tableau3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2" style:family="table">
      <style:table-properties style:width="17cm" table:align="margins"/>
    </style:style>
    <style:style style:name="Tableau32.A" style:family="table-column">
      <style:table-column-properties style:column-width="17cm" style:rel-column-width="65535*"/>
    </style:style>
    <style:style style:name="Tableau32.1" style:family="table-row">
      <style:table-row-properties style:min-row-height="2.702cm"/>
    </style:style>
    <style:style style:name="Tableau32.A1" style:family="table-cell">
      <style:table-cell-properties fo:background-color="#dddddd" fo:padding="0.097cm" fo:border="0.05pt solid #000000">
        <style:background-image/>
      </style:table-cell-properties>
    </style:style>
    <style:style style:name="Tableau37" style:family="table">
      <style:table-properties style:width="17.009cm" fo:margin-left="0cm" table:align="left"/>
    </style:style>
    <style:style style:name="Tableau37.A" style:family="table-column">
      <style:table-column-properties style:column-width="3.399cm"/>
    </style:style>
    <style:style style:name="Tableau37.B" style:family="table-column">
      <style:table-column-properties style:column-width="3.401cm"/>
    </style:style>
    <style:style style:name="Tableau37.D" style:family="table-column">
      <style:table-column-properties style:column-width="4.108cm"/>
    </style:style>
    <style:style style:name="Tableau37.E" style:family="table-column">
      <style:table-column-properties style:column-width="2.702cm"/>
    </style:style>
    <style:style style:name="Tableau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7.E1" style:family="table-cell">
      <style:table-cell-properties fo:padding="0.097cm" fo:border="0.05pt solid #000000"/>
    </style:style>
    <style:style style:name="Tableau37.A2" style:family="table-cell">
      <style:table-cell-properties fo:padding="0.097cm" fo:border-left="0.05pt solid #000000" fo:border-right="none" fo:border-top="none" fo:border-bottom="0.05pt solid #000000"/>
    </style:style>
    <style:style style:name="Tableau3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7.6" style:family="table-row">
      <style:table-row-properties style:min-row-height="0.78cm"/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17cm" style:rel-column-width="65535*"/>
    </style:style>
    <style:style style:name="Tableau38.1" style:family="table-row">
      <style:table-row-properties style:min-row-height="2.702cm"/>
    </style:style>
    <style:style style:name="Tableau38.A1" style:family="table-cell">
      <style:table-cell-properties fo:background-color="#dddddd" fo:padding="0.097cm" fo:border="0.05pt solid #000000">
        <style:background-image/>
      </style:table-cell-properties>
    </style:style>
    <style:style style:name="Tableau33" style:family="table">
      <style:table-properties style:width="17.009cm" fo:margin-left="0cm" table:align="left"/>
    </style:style>
    <style:style style:name="Tableau33.A" style:family="table-column">
      <style:table-column-properties style:column-width="3.399cm"/>
    </style:style>
    <style:style style:name="Tableau33.B" style:family="table-column">
      <style:table-column-properties style:column-width="3.401cm"/>
    </style:style>
    <style:style style:name="Tableau33.D" style:family="table-column">
      <style:table-column-properties style:column-width="4.108cm"/>
    </style:style>
    <style:style style:name="Tableau33.E" style:family="table-column">
      <style:table-column-properties style:column-width="2.702cm"/>
    </style:style>
    <style:style style:name="Tableau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3.E1" style:family="table-cell">
      <style:table-cell-properties fo:padding="0.097cm" fo:border="0.05pt solid #000000"/>
    </style:style>
    <style:style style:name="Tableau33.A2" style:family="table-cell">
      <style:table-cell-properties fo:padding="0.097cm" fo:border-left="0.05pt solid #000000" fo:border-right="none" fo:border-top="none" fo:border-bottom="0.05pt solid #000000"/>
    </style:style>
    <style:style style:name="Tableau3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17cm" style:rel-column-width="65535*"/>
    </style:style>
    <style:style style:name="Tableau34.1" style:family="table-row">
      <style:table-row-properties style:min-row-height="2.702cm"/>
    </style:style>
    <style:style style:name="Tableau34.A1" style:family="table-cell">
      <style:table-cell-properties fo:background-color="#dddddd" fo:padding="0.097cm" fo:border="0.05pt solid #000000">
        <style:background-image/>
      </style:table-cell-properties>
    </style:style>
    <style:style style:name="Tableau19" style:family="table">
      <style:table-properties style:width="17.009cm" fo:margin-left="0cm" table:align="left"/>
    </style:style>
    <style:style style:name="Tableau19.A" style:family="table-column">
      <style:table-column-properties style:column-width="3.399cm"/>
    </style:style>
    <style:style style:name="Tableau19.B" style:family="table-column">
      <style:table-column-properties style:column-width="3.401cm"/>
    </style:style>
    <style:style style:name="Tableau19.D" style:family="table-column">
      <style:table-column-properties style:column-width="3.692cm"/>
    </style:style>
    <style:style style:name="Tableau19.E" style:family="table-column">
      <style:table-column-properties style:column-width="3.119cm"/>
    </style:style>
    <style:style style:name="Tableau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9.E1" style:family="table-cell">
      <style:table-cell-properties fo:padding="0.097cm" fo:border="0.05pt solid #000000"/>
    </style:style>
    <style:style style:name="Tableau19.A2" style:family="table-cell">
      <style:table-cell-properties fo:padding="0.097cm" fo:border-left="0.05pt solid #000000" fo:border-right="none" fo:border-top="none" fo:border-bottom="0.05pt solid #000000"/>
    </style:style>
    <style:style style:name="Tableau1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1" style:family="table-row">
      <style:table-row-properties style:min-row-height="2.702cm"/>
    </style:style>
    <style:style style:name="Tableau20.A1" style:family="table-cell">
      <style:table-cell-properties fo:background-color="#dddddd" fo:padding="0.097cm" fo:border="0.05pt solid #000000">
        <style:background-image/>
      </style:table-cell-properties>
    </style:style>
    <style:style style:name="Tableau21" style:family="table">
      <style:table-properties style:width="17.009cm" fo:margin-left="0cm" table:align="left"/>
    </style:style>
    <style:style style:name="Tableau21.A" style:family="table-column">
      <style:table-column-properties style:column-width="3.399cm"/>
    </style:style>
    <style:style style:name="Tableau21.B" style:family="table-column">
      <style:table-column-properties style:column-width="3.401cm"/>
    </style:style>
    <style:style style:name="Tableau21.D" style:family="table-column">
      <style:table-column-properties style:column-width="3.805cm"/>
    </style:style>
    <style:style style:name="Tableau21.E" style:family="table-column">
      <style:table-column-properties style:column-width="3.006cm"/>
    </style:style>
    <style:style style:name="Tableau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1.E1" style:family="table-cell">
      <style:table-cell-properties fo:padding="0.097cm" fo:border="0.05pt solid #000000"/>
    </style:style>
    <style:style style:name="Tableau21.A2" style:family="table-cell">
      <style:table-cell-properties fo:padding="0.097cm" fo:border-left="0.05pt solid #000000" fo:border-right="none" fo:border-top="none" fo:border-bottom="0.05pt solid #000000"/>
    </style:style>
    <style:style style:name="Tableau2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1.8" style:family="table-row">
      <style:table-row-properties style:min-row-height="1.328cm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1" style:family="table-row">
      <style:table-row-properties style:min-row-height="2.702cm"/>
    </style:style>
    <style:style style:name="Tableau22.A1" style:family="table-cell">
      <style:table-cell-properties fo:background-color="#dddddd" fo:padding="0.097cm" fo:border="0.05pt solid #000000">
        <style:background-image/>
      </style:table-cell-properties>
    </style:style>
    <style:style style:name="Tableau23" style:family="table">
      <style:table-properties style:width="16.914cm" fo:margin-left="0.095cm" table:align="left"/>
    </style:style>
    <style:style style:name="Tableau23.A" style:family="table-column">
      <style:table-column-properties style:column-width="3.297cm"/>
    </style:style>
    <style:style style:name="Tableau23.B" style:family="table-column">
      <style:table-column-properties style:column-width="3.399cm"/>
    </style:style>
    <style:style style:name="Tableau23.D" style:family="table-column">
      <style:table-column-properties style:column-width="3.704cm"/>
    </style:style>
    <style:style style:name="Tableau23.E" style:family="table-column">
      <style:table-column-properties style:column-width="3.115cm"/>
    </style:style>
    <style:style style:name="Tableau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3.E1" style:family="table-cell">
      <style:table-cell-properties fo:padding="0.097cm" fo:border="0.05pt solid #000000"/>
    </style:style>
    <style:style style:name="Tableau23.A2" style:family="table-cell">
      <style:table-cell-properties fo:padding="0.097cm" fo:border-left="0.05pt solid #000000" fo:border-right="none" fo:border-top="none" fo:border-bottom="0.05pt solid #000000"/>
    </style:style>
    <style:style style:name="Tableau2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4" style:family="table">
      <style:table-properties style:width="17.103cm" fo:margin-left="0cm" table:align="left"/>
    </style:style>
    <style:style style:name="Tableau24.A" style:family="table-column">
      <style:table-column-properties style:column-width="17.103cm"/>
    </style:style>
    <style:style style:name="Tableau24.1" style:family="table-row">
      <style:table-row-properties style:min-row-height="2.702cm"/>
    </style:style>
    <style:style style:name="Tableau24.A1" style:family="table-cell">
      <style:table-cell-properties fo:background-color="#dddddd" fo:padding="0.097cm" fo:border="0.05pt solid #000000">
        <style:background-image/>
      </style:table-cell-properties>
    </style:style>
    <style:style style:name="Tableau35" style:family="table">
      <style:table-properties style:width="17.009cm" fo:margin-left="0cm" table:align="left"/>
    </style:style>
    <style:style style:name="Tableau35.A" style:family="table-column">
      <style:table-column-properties style:column-width="3.399cm"/>
    </style:style>
    <style:style style:name="Tableau35.B" style:family="table-column">
      <style:table-column-properties style:column-width="3.401cm"/>
    </style:style>
    <style:style style:name="Tableau35.D" style:family="table-column">
      <style:table-column-properties style:column-width="4.108cm"/>
    </style:style>
    <style:style style:name="Tableau35.E" style:family="table-column">
      <style:table-column-properties style:column-width="2.702cm"/>
    </style:style>
    <style:style style:name="Tableau3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5.E1" style:family="table-cell">
      <style:table-cell-properties fo:padding="0.097cm" fo:border="0.05pt solid #000000"/>
    </style:style>
    <style:style style:name="Tableau35.A2" style:family="table-cell">
      <style:table-cell-properties fo:padding="0.097cm" fo:border-left="0.05pt solid #000000" fo:border-right="none" fo:border-top="none" fo:border-bottom="0.05pt solid #000000"/>
    </style:style>
    <style:style style:name="Tableau3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6" style:family="table">
      <style:table-properties style:width="17cm" table:align="margins"/>
    </style:style>
    <style:style style:name="Tableau36.A" style:family="table-column">
      <style:table-column-properties style:column-width="17cm" style:rel-column-width="65535*"/>
    </style:style>
    <style:style style:name="Tableau36.1" style:family="table-row">
      <style:table-row-properties style:min-row-height="2.702cm"/>
    </style:style>
    <style:style style:name="Tableau36.A1" style:family="table-cell">
      <style:table-cell-properties fo:background-color="#dddddd" fo:padding="0.097cm" fo:border="0.05pt solid #000000">
        <style:background-image/>
      </style:table-cell-properties>
    </style:style>
    <style:style style:name="Tableau25" style:family="table">
      <style:table-properties style:width="17.009cm" fo:margin-left="0cm" table:align="left"/>
    </style:style>
    <style:style style:name="Tableau25.A" style:family="table-column">
      <style:table-column-properties style:column-width="3.399cm"/>
    </style:style>
    <style:style style:name="Tableau25.B" style:family="table-column">
      <style:table-column-properties style:column-width="3.401cm"/>
    </style:style>
    <style:style style:name="Tableau25.D" style:family="table-column">
      <style:table-column-properties style:column-width="3.692cm"/>
    </style:style>
    <style:style style:name="Tableau25.E" style:family="table-column">
      <style:table-column-properties style:column-width="3.119cm"/>
    </style:style>
    <style:style style:name="Tableau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5.E1" style:family="table-cell">
      <style:table-cell-properties fo:padding="0.097cm" fo:border="0.05pt solid #000000"/>
    </style:style>
    <style:style style:name="Tableau25.A2" style:family="table-cell">
      <style:table-cell-properties fo:padding="0.097cm" fo:border-left="0.05pt solid #000000" fo:border-right="none" fo:border-top="none" fo:border-bottom="0.05pt solid #000000"/>
    </style:style>
    <style:style style:name="Tableau2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5.8" style:family="table-row">
      <style:table-row-properties style:min-row-height="0.741cm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1" style:family="table-row">
      <style:table-row-properties style:min-row-height="2.702cm"/>
    </style:style>
    <style:style style:name="Tableau26.A1" style:family="table-cell">
      <style:table-cell-properties fo:background-color="#dddddd" fo:padding="0.097cm" fo:border="0.05pt solid #000000">
        <style:background-image/>
      </style:table-cell-properties>
    </style:style>
    <style:style style:name="P1" style:family="paragraph" style:parent-style-name="Standard">
      <style:text-properties fo:language="en" fo:country="US" fo:font-weight="bold" officeooo:rsid="001b2bae" officeooo:paragraph-rsid="000dc56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b2bae" officeooo:paragraph-rsid="000dc56b"/>
    </style:style>
    <style:style style:name="P3" style:family="paragraph" style:parent-style-name="Standard">
      <style:text-properties fo:language="en" fo:country="US" officeooo:rsid="001b2bae" officeooo:paragraph-rsid="0011997e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4ad0ab" officeooo:paragraph-rsid="000dc56b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style="normal" officeooo:rsid="004bc87a" officeooo:paragraph-rsid="000dc56b" style:font-style-asian="normal" style:font-style-complex="normal"/>
    </style:style>
    <style:style style:name="P6" style:family="paragraph" style:parent-style-name="Standard">
      <style:text-properties fo:language="en" fo:country="US" fo:font-style="normal" officeooo:rsid="004bc87a" officeooo:paragraph-rsid="0011997e" style:font-style-asian="normal" style:font-style-complex="normal"/>
    </style:style>
    <style:style style:name="P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11997e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205c79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2dd783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305c63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3e767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45db64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4741ad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db796" officeooo:paragraph-rsid="00556f60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language="en" fo:country="US" fo:font-style="normal" fo:font-weight="bold" officeooo:rsid="001db796" officeooo:paragraph-rsid="001bb371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1bb371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2dd783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3e767d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205c79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45db64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4741ad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1bb371" officeooo:paragraph-rsid="00556f60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language="en" fo:country="US" fo:font-style="normal" fo:font-weight="bold" officeooo:rsid="001bb371" officeooo:paragraph-rsid="0024f631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24f631" officeooo:paragraph-rsid="001bb371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2dd783" officeooo:paragraph-rsid="002dd783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387889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04acb" officeooo:paragraph-rsid="00205c79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87889" officeooo:paragraph-rsid="00387889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fo:language="en" fo:country="US" fo:font-style="normal" fo:font-weight="bold" officeooo:rsid="00387889" officeooo:paragraph-rsid="004741ad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language="en" fo:country="US" officeooo:rsid="001c3a96" officeooo:paragraph-rsid="0011997e"/>
    </style:style>
    <style:style style:name="P32" style:family="paragraph" style:parent-style-name="Standard">
      <style:text-properties fo:language="en" fo:country="US" fo:font-style="italic" style:text-underline-style="none" fo:font-weight="normal" officeooo:rsid="001db796" officeooo:paragraph-rsid="001bb371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language="en" fo:country="US" fo:font-style="italic" style:text-underline-style="none" fo:font-weight="normal" officeooo:rsid="001db796" officeooo:paragraph-rsid="00205c79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language="en" fo:country="US" fo:font-style="italic" style:text-underline-style="none" fo:font-weight="normal" officeooo:rsid="001db796" officeooo:paragraph-rsid="0024f631" style:font-style-asian="italic" style:font-weight-asian="normal" style:font-style-complex="italic" style:font-weight-complex="normal"/>
    </style:style>
    <style:style style:name="P35" style:family="paragraph" style:parent-style-name="Standard">
      <style:text-properties fo:language="en" fo:country="US" fo:font-style="italic" style:text-underline-style="none" fo:font-weight="normal" officeooo:rsid="001db796" officeooo:paragraph-rsid="002dd783" style:font-style-asian="italic" style:font-weight-asian="normal" style:font-style-complex="italic" style:font-weight-complex="normal"/>
    </style:style>
    <style:style style:name="P36" style:family="paragraph" style:parent-style-name="Standard">
      <style:text-properties fo:language="en" fo:country="US" fo:font-style="italic" style:text-underline-style="none" fo:font-weight="normal" officeooo:rsid="001db796" officeooo:paragraph-rsid="00305c63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language="en" fo:country="US" fo:font-style="italic" style:text-underline-style="none" fo:font-weight="normal" officeooo:rsid="001db796" officeooo:paragraph-rsid="00373ca6" style:font-style-asian="italic" style:font-weight-asian="normal" style:font-style-complex="italic" style:font-weight-complex="normal"/>
    </style:style>
    <style:style style:name="P38" style:family="paragraph" style:parent-style-name="Standard">
      <style:text-properties fo:language="en" fo:country="US" fo:font-style="italic" style:text-underline-style="none" fo:font-weight="normal" officeooo:rsid="001db796" officeooo:paragraph-rsid="00387889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fo:language="en" fo:country="US" fo:font-style="italic" style:text-underline-style="none" fo:font-weight="normal" officeooo:rsid="001db796" officeooo:paragraph-rsid="003e767d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41" style:family="paragraph" style:parent-style-name="Standard">
      <style:text-properties fo:language="en" fo:country="US" fo:font-style="italic" style:text-underline-style="none" fo:font-weight="normal" officeooo:rsid="001db796" officeooo:paragraph-rsid="004741ad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fo:language="en" fo:country="US" fo:font-style="italic" style:text-underline-style="none" fo:font-weight="normal" officeooo:rsid="001db796" officeooo:paragraph-rsid="00556f60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justify" style:justify-single-word="false"/>
      <style:text-properties fo:language="en" fo:country="US" fo:font-style="italic" officeooo:rsid="001db796" officeooo:paragraph-rsid="00387889" style:font-style-asian="italic" style:font-style-complex="italic"/>
    </style:style>
    <style:style style:name="P44" style:family="paragraph" style:parent-style-name="Standard">
      <style:text-properties fo:language="en" fo:country="US" officeooo:rsid="001db796" officeooo:paragraph-rsid="001bb371"/>
    </style:style>
    <style:style style:name="P45" style:family="paragraph" style:parent-style-name="Standard">
      <style:text-properties fo:language="en" fo:country="US" officeooo:rsid="001db796" officeooo:paragraph-rsid="00205c79"/>
    </style:style>
    <style:style style:name="P46" style:family="paragraph" style:parent-style-name="Standard">
      <style:text-properties fo:language="en" fo:country="US" officeooo:rsid="001db796" officeooo:paragraph-rsid="002490f8"/>
    </style:style>
    <style:style style:name="P47" style:family="paragraph" style:parent-style-name="Standard">
      <style:text-properties fo:language="en" fo:country="US" officeooo:rsid="001db796" officeooo:paragraph-rsid="0024f631"/>
    </style:style>
    <style:style style:name="P48" style:family="paragraph" style:parent-style-name="Standard">
      <style:paragraph-properties fo:text-align="justify" style:justify-single-word="false"/>
      <style:text-properties fo:language="en" fo:country="US" officeooo:rsid="001db796" officeooo:paragraph-rsid="0024f631"/>
    </style:style>
    <style:style style:name="P49" style:family="paragraph" style:parent-style-name="Standard">
      <style:text-properties fo:language="en" fo:country="US" officeooo:rsid="001db796" officeooo:paragraph-rsid="002dd783"/>
    </style:style>
    <style:style style:name="P50" style:family="paragraph" style:parent-style-name="Standard">
      <style:text-properties fo:language="en" fo:country="US" officeooo:rsid="001db796" officeooo:paragraph-rsid="00305c63"/>
    </style:style>
    <style:style style:name="P51" style:family="paragraph" style:parent-style-name="Standard">
      <style:text-properties fo:language="en" fo:country="US" officeooo:rsid="001db796" officeooo:paragraph-rsid="00356a60"/>
    </style:style>
    <style:style style:name="P52" style:family="paragraph" style:parent-style-name="Standard">
      <style:text-properties fo:language="en" fo:country="US" officeooo:rsid="001db796" officeooo:paragraph-rsid="00373ca6"/>
    </style:style>
    <style:style style:name="P53" style:family="paragraph" style:parent-style-name="Standard">
      <style:text-properties fo:language="en" fo:country="US" officeooo:rsid="001db796" officeooo:paragraph-rsid="00387889"/>
    </style:style>
    <style:style style:name="P54" style:family="paragraph" style:parent-style-name="Standard">
      <style:text-properties fo:language="en" fo:country="US" officeooo:rsid="001db796" officeooo:paragraph-rsid="003992e5"/>
    </style:style>
    <style:style style:name="P55" style:family="paragraph" style:parent-style-name="Standard">
      <style:text-properties fo:language="en" fo:country="US" officeooo:rsid="001db796" officeooo:paragraph-rsid="003e767d"/>
    </style:style>
    <style:style style:name="P56" style:family="paragraph" style:parent-style-name="Standard">
      <style:text-properties fo:language="en" fo:country="US" officeooo:rsid="001db796" officeooo:paragraph-rsid="0040d828"/>
    </style:style>
    <style:style style:name="P57" style:family="paragraph" style:parent-style-name="Standard">
      <style:text-properties fo:language="en" fo:country="US" officeooo:rsid="001db796" officeooo:paragraph-rsid="0045db64"/>
    </style:style>
    <style:style style:name="P58" style:family="paragraph" style:parent-style-name="Standard">
      <style:text-properties fo:language="en" fo:country="US" officeooo:rsid="001db796" officeooo:paragraph-rsid="004741ad"/>
    </style:style>
    <style:style style:name="P59" style:family="paragraph" style:parent-style-name="Standard">
      <style:text-properties fo:language="en" fo:country="US" officeooo:rsid="001db796" officeooo:paragraph-rsid="00556f60"/>
    </style:style>
    <style:style style:name="P60" style:family="paragraph" style:parent-style-name="Standard">
      <style:text-properties fo:language="en" fo:country="US" officeooo:rsid="001db796" officeooo:paragraph-rsid="0064f11c"/>
    </style:style>
    <style:style style:name="P61" style:family="paragraph" style:parent-style-name="Standard">
      <style:text-properties fo:language="en" fo:country="US" officeooo:paragraph-rsid="00205c79"/>
    </style:style>
    <style:style style:name="P62" style:family="paragraph" style:parent-style-name="Standard">
      <style:text-properties fo:language="en" fo:country="US" officeooo:paragraph-rsid="001bb371"/>
    </style:style>
    <style:style style:name="P63" style:family="paragraph" style:parent-style-name="Standard">
      <style:text-properties fo:language="en" fo:country="US" officeooo:paragraph-rsid="0024f631"/>
    </style:style>
    <style:style style:name="P64" style:family="paragraph" style:parent-style-name="Standard">
      <style:text-properties fo:language="en" fo:country="US" officeooo:paragraph-rsid="002dd783"/>
    </style:style>
    <style:style style:name="P65" style:family="paragraph" style:parent-style-name="Standard">
      <style:text-properties fo:language="en" fo:country="US" fo:font-weight="normal" officeooo:rsid="001db796" officeooo:paragraph-rsid="00356a60" style:font-weight-asian="normal" style:font-weight-complex="normal"/>
    </style:style>
    <style:style style:name="P66" style:family="paragraph" style:parent-style-name="Standard">
      <style:text-properties fo:language="en" fo:country="US" fo:font-weight="normal" officeooo:rsid="001db796" officeooo:paragraph-rsid="0040d828" style:font-weight-asian="normal" style:font-weight-complex="normal"/>
    </style:style>
    <style:style style:name="P67" style:family="paragraph" style:parent-style-name="Standard">
      <style:text-properties fo:language="en" fo:country="US" fo:font-weight="normal" officeooo:rsid="001db796" officeooo:paragraph-rsid="004741ad" style:font-weight-asian="normal" style:font-weight-complex="normal"/>
    </style:style>
    <style:style style:name="P68" style:family="paragraph" style:parent-style-name="Standard">
      <style:text-properties fo:language="en" fo:country="US" officeooo:paragraph-rsid="00305c63"/>
    </style:style>
    <style:style style:name="P69" style:family="paragraph" style:parent-style-name="Standard">
      <style:text-properties fo:language="en" fo:country="US" officeooo:paragraph-rsid="00373ca6"/>
    </style:style>
    <style:style style:name="P70" style:family="paragraph" style:parent-style-name="Standard">
      <style:text-properties fo:language="en" fo:country="US" officeooo:paragraph-rsid="00387889"/>
    </style:style>
    <style:style style:name="P71" style:family="paragraph" style:parent-style-name="Standard">
      <style:text-properties fo:language="en" fo:country="US" officeooo:paragraph-rsid="003e767d"/>
    </style:style>
    <style:style style:name="P72" style:family="paragraph" style:parent-style-name="Standard">
      <style:text-properties fo:language="en" fo:country="US" officeooo:paragraph-rsid="0045db64"/>
    </style:style>
    <style:style style:name="P73" style:family="paragraph" style:parent-style-name="Standard">
      <style:text-properties fo:language="en" fo:country="US" officeooo:paragraph-rsid="004741ad"/>
    </style:style>
    <style:style style:name="P74" style:family="paragraph" style:parent-style-name="Standard">
      <style:text-properties fo:language="en" fo:country="US" officeooo:paragraph-rsid="00556f60"/>
    </style:style>
    <style:style style:name="P75" style:family="paragraph" style:parent-style-name="Table_20_Contents">
      <style:paragraph-properties fo:text-align="justify" style:justify-single-word="false"/>
      <style:text-properties fo:language="en" fo:country="US" fo:font-weight="normal" officeooo:rsid="004a7856" officeooo:paragraph-rsid="000dc56b" style:font-weight-asian="normal" style:font-weight-complex="normal"/>
    </style:style>
    <style:style style:name="P76" style:family="paragraph" style:parent-style-name="Table_20_Contents">
      <style:text-properties fo:language="en" fo:country="US" officeooo:rsid="001c3a96" officeooo:paragraph-rsid="0011997e"/>
    </style:style>
    <style:style style:name="P77" style:family="paragraph" style:parent-style-name="Table_20_Contents">
      <style:text-properties fo:language="en" fo:country="US" officeooo:rsid="001c3a96" officeooo:paragraph-rsid="001bb371"/>
    </style:style>
    <style:style style:name="P78" style:family="paragraph" style:parent-style-name="Table_20_Contents">
      <style:text-properties fo:language="en" fo:country="US" officeooo:rsid="001c3a96" officeooo:paragraph-rsid="00205c79"/>
    </style:style>
    <style:style style:name="P79" style:family="paragraph" style:parent-style-name="Table_20_Contents">
      <style:text-properties fo:language="en" fo:country="US" officeooo:rsid="001c3a96" officeooo:paragraph-rsid="0024f631"/>
    </style:style>
    <style:style style:name="P80" style:family="paragraph" style:parent-style-name="Table_20_Contents">
      <style:text-properties fo:language="en" fo:country="US" officeooo:rsid="001c3a96" officeooo:paragraph-rsid="002dd783"/>
    </style:style>
    <style:style style:name="P81" style:family="paragraph" style:parent-style-name="Table_20_Contents">
      <style:text-properties fo:language="en" fo:country="US" officeooo:rsid="001c3a96" officeooo:paragraph-rsid="00305c63"/>
    </style:style>
    <style:style style:name="P82" style:family="paragraph" style:parent-style-name="Table_20_Contents">
      <style:text-properties fo:language="en" fo:country="US" officeooo:rsid="001c3a96" officeooo:paragraph-rsid="00373ca6"/>
    </style:style>
    <style:style style:name="P83" style:family="paragraph" style:parent-style-name="Table_20_Contents">
      <style:text-properties fo:language="en" fo:country="US" officeooo:rsid="001c3a96" officeooo:paragraph-rsid="00387889"/>
    </style:style>
    <style:style style:name="P84" style:family="paragraph" style:parent-style-name="Table_20_Contents">
      <style:text-properties fo:language="en" fo:country="US" officeooo:rsid="001c3a96" officeooo:paragraph-rsid="003e767d"/>
    </style:style>
    <style:style style:name="P85" style:family="paragraph" style:parent-style-name="Table_20_Contents">
      <style:text-properties fo:language="en" fo:country="US" officeooo:rsid="001c3a96" officeooo:paragraph-rsid="0045db64"/>
    </style:style>
    <style:style style:name="P86" style:family="paragraph" style:parent-style-name="Table_20_Contents">
      <style:text-properties fo:language="en" fo:country="US" officeooo:rsid="001c3a96" officeooo:paragraph-rsid="004741ad"/>
    </style:style>
    <style:style style:name="P87" style:family="paragraph" style:parent-style-name="Table_20_Contents">
      <style:text-properties fo:language="en" fo:country="US" officeooo:rsid="001c3a96" officeooo:paragraph-rsid="00556f60"/>
    </style:style>
    <style:style style:name="P88" style:family="paragraph" style:parent-style-name="Table_20_Contents">
      <style:text-properties fo:language="en" fo:country="US" fo:font-style="italic" officeooo:rsid="001d3a2e" officeooo:paragraph-rsid="001d3a2e" style:font-style-asian="italic" style:font-style-complex="italic"/>
    </style:style>
    <style:style style:name="P89" style:family="paragraph" style:parent-style-name="Table_20_Contents">
      <style:text-properties fo:language="en" fo:country="US" fo:font-style="italic" officeooo:rsid="001d3a2e" officeooo:paragraph-rsid="00205c79" style:font-style-asian="italic" style:font-style-complex="italic"/>
    </style:style>
    <style:style style:name="P90" style:family="paragraph" style:parent-style-name="Table_20_Contents">
      <style:text-properties fo:language="en" fo:country="US" fo:font-style="italic" officeooo:rsid="001d3a2e" officeooo:paragraph-rsid="0024f631" style:font-style-asian="italic" style:font-style-complex="italic"/>
    </style:style>
    <style:style style:name="P91" style:family="paragraph" style:parent-style-name="Table_20_Contents">
      <style:text-properties fo:language="en" fo:country="US" fo:font-style="italic" officeooo:rsid="001d3a2e" officeooo:paragraph-rsid="002dd783" style:font-style-asian="italic" style:font-style-complex="italic"/>
    </style:style>
    <style:style style:name="P92" style:family="paragraph" style:parent-style-name="Table_20_Contents">
      <style:text-properties fo:language="en" fo:country="US" fo:font-style="italic" officeooo:rsid="001d3a2e" officeooo:paragraph-rsid="003e767d" style:font-style-asian="italic" style:font-style-complex="italic"/>
    </style:style>
    <style:style style:name="P93" style:family="paragraph" style:parent-style-name="Table_20_Contents">
      <style:text-properties fo:language="en" fo:country="US" fo:font-style="italic" officeooo:rsid="001d3a2e" officeooo:paragraph-rsid="0045db64" style:font-style-asian="italic" style:font-style-complex="italic"/>
    </style:style>
    <style:style style:name="P94" style:family="paragraph" style:parent-style-name="Table_20_Contents">
      <style:text-properties fo:language="en" fo:country="US" fo:font-style="italic" officeooo:rsid="00205c79" officeooo:paragraph-rsid="00205c79" style:font-style-asian="italic" style:font-style-complex="italic"/>
    </style:style>
    <style:style style:name="P95" style:family="paragraph" style:parent-style-name="Table_20_Contents">
      <style:text-properties fo:language="en" fo:country="US" fo:font-style="italic" officeooo:rsid="00205c79" officeooo:paragraph-rsid="002dd783" style:font-style-asian="italic" style:font-style-complex="italic"/>
    </style:style>
    <style:style style:name="P96" style:family="paragraph" style:parent-style-name="Table_20_Contents">
      <style:text-properties fo:language="en" fo:country="US" fo:font-style="italic" officeooo:rsid="00305c63" officeooo:paragraph-rsid="00305c63" style:font-style-asian="italic" style:font-style-complex="italic"/>
    </style:style>
    <style:style style:name="P97" style:family="paragraph" style:parent-style-name="Table_20_Contents">
      <style:text-properties fo:language="en" fo:country="US" fo:font-style="italic" officeooo:rsid="00305c63" officeooo:paragraph-rsid="00373ca6" style:font-style-asian="italic" style:font-style-complex="italic"/>
    </style:style>
    <style:style style:name="P98" style:family="paragraph" style:parent-style-name="Table_20_Contents">
      <style:text-properties fo:language="en" fo:country="US" fo:font-style="italic" officeooo:rsid="00305c63" officeooo:paragraph-rsid="00387889" style:font-style-asian="italic" style:font-style-complex="italic"/>
    </style:style>
    <style:style style:name="P99" style:family="paragraph" style:parent-style-name="Table_20_Contents">
      <style:text-properties fo:language="en" fo:country="US" fo:font-style="italic" officeooo:rsid="003b6e6f" officeooo:paragraph-rsid="003b6e6f" style:font-style-asian="italic" style:font-style-complex="italic"/>
    </style:style>
    <style:style style:name="P100" style:family="paragraph" style:parent-style-name="Table_20_Contents">
      <style:text-properties fo:language="en" fo:country="US" fo:font-style="italic" officeooo:rsid="003be1ae" officeooo:paragraph-rsid="003be1ae" style:font-style-asian="italic" style:font-style-complex="italic"/>
    </style:style>
    <style:style style:name="P101" style:family="paragraph" style:parent-style-name="Table_20_Contents">
      <style:text-properties fo:language="en" fo:country="US" fo:font-style="italic" officeooo:rsid="003e767d" officeooo:paragraph-rsid="0045db64" style:font-style-asian="italic" style:font-style-complex="italic"/>
    </style:style>
    <style:style style:name="P102" style:family="paragraph" style:parent-style-name="Table_20_Contents">
      <style:text-properties fo:language="en" fo:country="US" fo:font-style="italic" officeooo:rsid="003e767d" officeooo:paragraph-rsid="004741ad" style:font-style-asian="italic" style:font-style-complex="italic"/>
    </style:style>
    <style:style style:name="P103" style:family="paragraph" style:parent-style-name="Table_20_Contents">
      <style:text-properties fo:language="en" fo:country="US" fo:font-style="italic" officeooo:rsid="004741ad" officeooo:paragraph-rsid="00549e6f" style:font-style-asian="italic" style:font-style-complex="italic"/>
    </style:style>
    <style:style style:name="P104" style:family="paragraph" style:parent-style-name="Table_20_Contents">
      <style:text-properties fo:language="en" fo:country="US" fo:font-style="italic" officeooo:rsid="004741ad" officeooo:paragraph-rsid="00556f60" style:font-style-asian="italic" style:font-style-complex="italic"/>
    </style:style>
    <style:style style:name="P105" style:family="paragraph" style:parent-style-name="Table_20_Contents">
      <style:text-properties fo:language="en" fo:country="US" officeooo:rsid="001db796" officeooo:paragraph-rsid="001bb371"/>
    </style:style>
    <style:style style:name="P106" style:family="paragraph" style:parent-style-name="Table_20_Contents">
      <style:text-properties fo:language="en" fo:country="US" officeooo:rsid="001db796" officeooo:paragraph-rsid="00205c79"/>
    </style:style>
    <style:style style:name="P107" style:family="paragraph" style:parent-style-name="Table_20_Contents">
      <style:text-properties fo:language="en" fo:country="US" officeooo:rsid="001db796" officeooo:paragraph-rsid="002490f8"/>
    </style:style>
    <style:style style:name="P108" style:family="paragraph" style:parent-style-name="Table_20_Contents">
      <style:text-properties fo:language="en" fo:country="US" officeooo:rsid="001db796" officeooo:paragraph-rsid="0024f631"/>
    </style:style>
    <style:style style:name="P109" style:family="paragraph" style:parent-style-name="Table_20_Contents">
      <style:text-properties fo:language="en" fo:country="US" officeooo:rsid="001db796" officeooo:paragraph-rsid="002629b1"/>
    </style:style>
    <style:style style:name="P110" style:family="paragraph" style:parent-style-name="Table_20_Contents">
      <style:text-properties fo:language="en" fo:country="US" officeooo:rsid="001db796" officeooo:paragraph-rsid="002b95af"/>
    </style:style>
    <style:style style:name="P111" style:family="paragraph" style:parent-style-name="Table_20_Contents">
      <style:text-properties fo:language="en" fo:country="US" officeooo:rsid="001db796" officeooo:paragraph-rsid="002dd783"/>
    </style:style>
    <style:style style:name="P112" style:family="paragraph" style:parent-style-name="Table_20_Contents">
      <style:text-properties fo:language="en" fo:country="US" officeooo:rsid="001db796" officeooo:paragraph-rsid="00305c63"/>
    </style:style>
    <style:style style:name="P113" style:family="paragraph" style:parent-style-name="Table_20_Contents">
      <style:text-properties fo:language="en" fo:country="US" officeooo:rsid="001db796" officeooo:paragraph-rsid="00356a60"/>
    </style:style>
    <style:style style:name="P114" style:family="paragraph" style:parent-style-name="Table_20_Contents">
      <style:text-properties fo:language="en" fo:country="US" officeooo:rsid="001db796" officeooo:paragraph-rsid="00373ca6"/>
    </style:style>
    <style:style style:name="P115" style:family="paragraph" style:parent-style-name="Table_20_Contents">
      <style:text-properties fo:language="en" fo:country="US" officeooo:rsid="001db796" officeooo:paragraph-rsid="00387889"/>
    </style:style>
    <style:style style:name="P116" style:family="paragraph" style:parent-style-name="Table_20_Contents">
      <style:text-properties fo:language="en" fo:country="US" officeooo:rsid="001db796" officeooo:paragraph-rsid="003e767d"/>
    </style:style>
    <style:style style:name="P117" style:family="paragraph" style:parent-style-name="Table_20_Contents">
      <style:text-properties fo:language="en" fo:country="US" officeooo:rsid="001db796" officeooo:paragraph-rsid="0040d828"/>
    </style:style>
    <style:style style:name="P118" style:family="paragraph" style:parent-style-name="Table_20_Contents">
      <style:text-properties fo:language="en" fo:country="US" officeooo:rsid="001db796" officeooo:paragraph-rsid="0045db64"/>
    </style:style>
    <style:style style:name="P119" style:family="paragraph" style:parent-style-name="Table_20_Contents">
      <style:text-properties fo:language="en" fo:country="US" officeooo:rsid="001db796" officeooo:paragraph-rsid="004741ad"/>
    </style:style>
    <style:style style:name="P120" style:family="paragraph" style:parent-style-name="Table_20_Contents">
      <style:text-properties fo:language="en" fo:country="US" officeooo:rsid="001db796" officeooo:paragraph-rsid="0048a10f"/>
    </style:style>
    <style:style style:name="P121" style:family="paragraph" style:parent-style-name="Table_20_Contents">
      <style:text-properties fo:language="en" fo:country="US" officeooo:rsid="001db796" officeooo:paragraph-rsid="004d54ed"/>
    </style:style>
    <style:style style:name="P122" style:family="paragraph" style:parent-style-name="Table_20_Contents">
      <style:text-properties fo:language="en" fo:country="US" officeooo:rsid="001db796" officeooo:paragraph-rsid="004e0ddb"/>
    </style:style>
    <style:style style:name="P123" style:family="paragraph" style:parent-style-name="Table_20_Contents">
      <style:text-properties fo:language="en" fo:country="US" officeooo:rsid="001db796" officeooo:paragraph-rsid="004f3a17"/>
    </style:style>
    <style:style style:name="P124" style:family="paragraph" style:parent-style-name="Table_20_Contents">
      <style:text-properties fo:language="en" fo:country="US" officeooo:rsid="001db796" officeooo:paragraph-rsid="00556f60"/>
    </style:style>
    <style:style style:name="P125" style:family="paragraph" style:parent-style-name="Table_20_Contents">
      <style:text-properties fo:language="en" fo:country="US" officeooo:rsid="001db796" officeooo:paragraph-rsid="005f3deb"/>
    </style:style>
    <style:style style:name="P126" style:family="paragraph" style:parent-style-name="Table_20_Contents">
      <style:text-properties fo:language="en" fo:country="US" officeooo:rsid="001db796" officeooo:paragraph-rsid="00605fbc"/>
    </style:style>
    <style:style style:name="P127" style:family="paragraph" style:parent-style-name="Table_20_Contents">
      <style:text-properties fo:language="en" fo:country="US" officeooo:rsid="001db796" officeooo:paragraph-rsid="0064f11c"/>
    </style:style>
    <style:style style:name="P128" style:family="paragraph" style:parent-style-name="Table_20_Contents">
      <style:text-properties fo:language="en" fo:country="US" fo:font-style="normal" officeooo:rsid="001db796" officeooo:paragraph-rsid="00205c79" style:font-style-asian="normal" style:font-style-complex="normal"/>
    </style:style>
    <style:style style:name="P129" style:family="paragraph" style:parent-style-name="Table_20_Contents">
      <style:text-properties fo:language="en" fo:country="US" fo:font-style="normal" officeooo:rsid="001db796" officeooo:paragraph-rsid="001bb371" style:font-style-asian="normal" style:font-style-complex="normal"/>
    </style:style>
    <style:style style:name="P130" style:family="paragraph" style:parent-style-name="Table_20_Contents">
      <style:text-properties fo:language="en" fo:country="US" fo:font-style="normal" officeooo:rsid="001db796" officeooo:paragraph-rsid="0024f631" style:font-style-asian="normal" style:font-style-complex="normal"/>
    </style:style>
    <style:style style:name="P131" style:family="paragraph" style:parent-style-name="Table_20_Contents">
      <style:text-properties fo:language="en" fo:country="US" fo:font-style="normal" officeooo:rsid="001db796" officeooo:paragraph-rsid="002dd783" style:font-style-asian="normal" style:font-style-complex="normal"/>
    </style:style>
    <style:style style:name="P132" style:family="paragraph" style:parent-style-name="Table_20_Contents">
      <style:text-properties fo:language="en" fo:country="US" fo:font-style="normal" officeooo:rsid="001db796" officeooo:paragraph-rsid="00305c63" style:font-style-asian="normal" style:font-style-complex="normal"/>
    </style:style>
    <style:style style:name="P133" style:family="paragraph" style:parent-style-name="Table_20_Contents">
      <style:text-properties fo:language="en" fo:country="US" fo:font-style="normal" officeooo:rsid="001db796" officeooo:paragraph-rsid="00373ca6" style:font-style-asian="normal" style:font-style-complex="normal"/>
    </style:style>
    <style:style style:name="P134" style:family="paragraph" style:parent-style-name="Table_20_Contents">
      <style:text-properties fo:language="en" fo:country="US" fo:font-style="normal" officeooo:rsid="001db796" officeooo:paragraph-rsid="0045db64" style:font-style-asian="normal" style:font-style-complex="normal"/>
    </style:style>
    <style:style style:name="P135" style:family="paragraph" style:parent-style-name="Table_20_Contents">
      <style:text-properties fo:language="en" fo:country="US" fo:font-style="normal" officeooo:rsid="001db796" officeooo:paragraph-rsid="004741ad" style:font-style-asian="normal" style:font-style-complex="normal"/>
    </style:style>
    <style:style style:name="P136" style:family="paragraph" style:parent-style-name="Table_20_Contents">
      <style:text-properties fo:language="en" fo:country="US" fo:font-style="normal" officeooo:rsid="001db796" officeooo:paragraph-rsid="00556f60" style:font-style-asian="normal" style:font-style-complex="normal"/>
    </style:style>
    <style:style style:name="P137" style:family="paragraph" style:parent-style-name="Table_20_Contents">
      <style:text-properties fo:language="en" fo:country="US" fo:font-style="normal" officeooo:rsid="0021b87d" officeooo:paragraph-rsid="0021b87d" style:font-style-asian="normal" style:font-style-complex="normal"/>
    </style:style>
    <style:style style:name="P138" style:family="paragraph" style:parent-style-name="Table_20_Contents">
      <style:text-properties fo:language="en" fo:country="US" fo:font-style="normal" officeooo:rsid="0021b87d" officeooo:paragraph-rsid="00556f60" style:font-style-asian="normal" style:font-style-complex="normal"/>
    </style:style>
    <style:style style:name="P139" style:family="paragraph" style:parent-style-name="Table_20_Contents">
      <style:text-properties fo:language="en" fo:country="US" fo:font-style="normal" officeooo:rsid="001d3a2e" officeooo:paragraph-rsid="001d3a2e" style:font-style-asian="normal" style:font-style-complex="normal"/>
    </style:style>
    <style:style style:name="P140" style:family="paragraph" style:parent-style-name="Table_20_Contents">
      <style:text-properties fo:language="en" fo:country="US" fo:font-style="normal" officeooo:rsid="001d3a2e" officeooo:paragraph-rsid="0024f631" style:font-style-asian="normal" style:font-style-complex="normal"/>
    </style:style>
    <style:style style:name="P141" style:family="paragraph" style:parent-style-name="Table_20_Contents">
      <style:text-properties fo:language="en" fo:country="US" fo:font-style="normal" officeooo:rsid="001d3a2e" officeooo:paragraph-rsid="0045db64" style:font-style-asian="normal" style:font-style-complex="normal"/>
    </style:style>
    <style:style style:name="P142" style:family="paragraph" style:parent-style-name="Table_20_Contents">
      <style:text-properties fo:language="en" fo:country="US" fo:font-style="normal" officeooo:rsid="001d3a2e" officeooo:paragraph-rsid="004741ad" style:font-style-asian="normal" style:font-style-complex="normal"/>
    </style:style>
    <style:style style:name="P143" style:family="paragraph" style:parent-style-name="Table_20_Contents">
      <style:text-properties fo:language="en" fo:country="US" fo:font-style="normal" officeooo:rsid="001d3a2e" officeooo:paragraph-rsid="00556f60" style:font-style-asian="normal" style:font-style-complex="normal"/>
    </style:style>
    <style:style style:name="P144" style:family="paragraph" style:parent-style-name="Table_20_Contents">
      <style:text-properties fo:language="en" fo:country="US" fo:font-style="normal" officeooo:rsid="002629b1" officeooo:paragraph-rsid="002629b1" style:font-style-asian="normal" style:font-style-complex="normal"/>
    </style:style>
    <style:style style:name="P145" style:family="paragraph" style:parent-style-name="Table_20_Contents">
      <style:text-properties fo:language="en" fo:country="US" fo:font-style="normal" officeooo:rsid="0029c0ef" officeooo:paragraph-rsid="002dd783" style:font-style-asian="normal" style:font-style-complex="normal"/>
    </style:style>
    <style:style style:name="P146" style:family="paragraph" style:parent-style-name="Table_20_Contents">
      <style:text-properties fo:language="en" fo:country="US" fo:font-style="normal" officeooo:rsid="00205c79" officeooo:paragraph-rsid="002dd783" style:font-style-asian="normal" style:font-style-complex="normal"/>
    </style:style>
    <style:style style:name="P147" style:family="paragraph" style:parent-style-name="Table_20_Contents">
      <style:text-properties fo:language="en" fo:country="US" fo:font-style="normal" officeooo:rsid="00304acb" officeooo:paragraph-rsid="00304acb" style:font-style-asian="normal" style:font-style-complex="normal"/>
    </style:style>
    <style:style style:name="P148" style:family="paragraph" style:parent-style-name="Table_20_Contents">
      <style:text-properties fo:language="en" fo:country="US" fo:font-style="normal" officeooo:rsid="00304acb" officeooo:paragraph-rsid="00305c63" style:font-style-asian="normal" style:font-style-complex="normal"/>
    </style:style>
    <style:style style:name="P149" style:family="paragraph" style:parent-style-name="Table_20_Contents">
      <style:text-properties fo:language="en" fo:country="US" fo:font-style="normal" officeooo:rsid="00304acb" officeooo:paragraph-rsid="00373ca6" style:font-style-asian="normal" style:font-style-complex="normal"/>
    </style:style>
    <style:style style:name="P150" style:family="paragraph" style:parent-style-name="Table_20_Contents">
      <style:text-properties fo:language="en" fo:country="US" fo:font-style="normal" officeooo:rsid="0031852b" officeooo:paragraph-rsid="0031852b" style:font-style-asian="normal" style:font-style-complex="normal"/>
    </style:style>
    <style:style style:name="P151" style:family="paragraph" style:parent-style-name="Table_20_Contents">
      <style:text-properties fo:language="en" fo:country="US" fo:font-style="normal" officeooo:rsid="0031852b" officeooo:paragraph-rsid="00373ca6" style:font-style-asian="normal" style:font-style-complex="normal"/>
    </style:style>
    <style:style style:name="P152" style:family="paragraph" style:parent-style-name="Table_20_Contents">
      <style:text-properties fo:language="en" fo:country="US" fo:font-style="normal" officeooo:rsid="003379ed" officeooo:paragraph-rsid="003379ed" style:font-style-asian="normal" style:font-style-complex="normal"/>
    </style:style>
    <style:style style:name="P153" style:family="paragraph" style:parent-style-name="Table_20_Contents">
      <style:text-properties fo:language="en" fo:country="US" fo:font-style="normal" officeooo:rsid="005bd22e" officeooo:paragraph-rsid="005bd22e" style:font-style-asian="normal" style:font-style-complex="normal"/>
    </style:style>
    <style:style style:name="P154" style:family="paragraph" style:parent-style-name="Table_20_Contents">
      <style:text-properties fo:language="en" fo:country="US" fo:font-style="normal" officeooo:rsid="005cb0d9" officeooo:paragraph-rsid="005cb0d9" style:font-style-asian="normal" style:font-style-complex="normal"/>
    </style:style>
    <style:style style:name="P155" style:family="paragraph" style:parent-style-name="Table_20_Contents">
      <style:text-properties fo:language="en" fo:country="US" fo:font-style="normal" officeooo:rsid="0064f11c" officeooo:paragraph-rsid="0064f11c" style:font-style-asian="normal" style:font-style-complex="normal"/>
    </style:style>
    <style:style style:name="P156" style:family="paragraph" style:parent-style-name="Table_20_Contents">
      <style:text-properties fo:language="en" fo:country="US" officeooo:rsid="002794e4" officeooo:paragraph-rsid="00205c79"/>
    </style:style>
    <style:style style:name="P157" style:family="paragraph" style:parent-style-name="Table_20_Contents">
      <style:text-properties fo:language="en" fo:country="US" officeooo:rsid="002794e4" officeooo:paragraph-rsid="002dd783"/>
    </style:style>
    <style:style style:name="P158" style:family="paragraph" style:parent-style-name="Table_20_Contents">
      <style:text-properties fo:language="en" fo:country="US" officeooo:rsid="002794e4" officeooo:paragraph-rsid="00305c63"/>
    </style:style>
    <style:style style:name="P159" style:family="paragraph" style:parent-style-name="Table_20_Contents">
      <style:text-properties fo:language="en" fo:country="US" officeooo:rsid="001e2f5a" officeooo:paragraph-rsid="0021b87d"/>
    </style:style>
    <style:style style:name="P160" style:family="paragraph" style:parent-style-name="Table_20_Contents">
      <style:text-properties fo:language="en" fo:country="US" officeooo:rsid="001e2f5a" officeooo:paragraph-rsid="001d3a2e"/>
    </style:style>
    <style:style style:name="P161" style:family="paragraph" style:parent-style-name="Table_20_Contents">
      <style:text-properties fo:language="en" fo:country="US" officeooo:rsid="001e2f5a" officeooo:paragraph-rsid="001bb371"/>
    </style:style>
    <style:style style:name="P162" style:family="paragraph" style:parent-style-name="Table_20_Contents">
      <style:text-properties fo:language="en" fo:country="US" officeooo:rsid="001e2f5a" officeooo:paragraph-rsid="001d6262"/>
    </style:style>
    <style:style style:name="P163" style:family="paragraph" style:parent-style-name="Table_20_Contents">
      <style:text-properties fo:language="en" fo:country="US" officeooo:rsid="001e2f5a" officeooo:paragraph-rsid="001ec28e"/>
    </style:style>
    <style:style style:name="P164" style:family="paragraph" style:parent-style-name="Table_20_Contents">
      <style:text-properties fo:language="en" fo:country="US" officeooo:rsid="001e2f5a" officeooo:paragraph-rsid="0024f631"/>
    </style:style>
    <style:style style:name="P165" style:family="paragraph" style:parent-style-name="Table_20_Contents">
      <style:text-properties fo:language="en" fo:country="US" officeooo:rsid="001e2f5a" officeooo:paragraph-rsid="002629b1"/>
    </style:style>
    <style:style style:name="P166" style:family="paragraph" style:parent-style-name="Table_20_Contents">
      <style:text-properties fo:language="en" fo:country="US" officeooo:rsid="001e2f5a" officeooo:paragraph-rsid="002dd783"/>
    </style:style>
    <style:style style:name="P167" style:family="paragraph" style:parent-style-name="Table_20_Contents">
      <style:text-properties fo:language="en" fo:country="US" officeooo:rsid="001e2f5a" officeooo:paragraph-rsid="00305c63"/>
    </style:style>
    <style:style style:name="P168" style:family="paragraph" style:parent-style-name="Table_20_Contents">
      <style:text-properties fo:language="en" fo:country="US" officeooo:rsid="001e2f5a" officeooo:paragraph-rsid="00373ca6"/>
    </style:style>
    <style:style style:name="P169" style:family="paragraph" style:parent-style-name="Table_20_Contents">
      <style:text-properties fo:language="en" fo:country="US" officeooo:rsid="001e2f5a" officeooo:paragraph-rsid="0045db64"/>
    </style:style>
    <style:style style:name="P170" style:family="paragraph" style:parent-style-name="Table_20_Contents">
      <style:text-properties fo:language="en" fo:country="US" officeooo:rsid="001e2f5a" officeooo:paragraph-rsid="004741ad"/>
    </style:style>
    <style:style style:name="P171" style:family="paragraph" style:parent-style-name="Table_20_Contents">
      <style:text-properties fo:language="en" fo:country="US" officeooo:rsid="001e2f5a" officeooo:paragraph-rsid="00556f60"/>
    </style:style>
    <style:style style:name="P172" style:family="paragraph" style:parent-style-name="Table_20_Contents">
      <style:text-properties fo:language="en" fo:country="US" officeooo:rsid="001e2f5a" officeooo:paragraph-rsid="005bd22e"/>
    </style:style>
    <style:style style:name="P173" style:family="paragraph" style:parent-style-name="Table_20_Contents">
      <style:text-properties fo:language="en" fo:country="US" officeooo:rsid="0021b87d" officeooo:paragraph-rsid="0021b87d"/>
    </style:style>
    <style:style style:name="P174" style:family="paragraph" style:parent-style-name="Table_20_Contents">
      <style:text-properties fo:language="en" fo:country="US" officeooo:rsid="0021b87d" officeooo:paragraph-rsid="0040d828"/>
    </style:style>
    <style:style style:name="P175" style:family="paragraph" style:parent-style-name="Table_20_Contents">
      <style:text-properties fo:language="en" fo:country="US" officeooo:rsid="0021b87d" officeooo:paragraph-rsid="00556f60"/>
    </style:style>
    <style:style style:name="P176" style:family="paragraph" style:parent-style-name="Table_20_Contents">
      <style:text-properties fo:language="en" fo:country="US" officeooo:rsid="001d3a2e" officeooo:paragraph-rsid="001d3a2e"/>
    </style:style>
    <style:style style:name="P177" style:family="paragraph" style:parent-style-name="Table_20_Contents">
      <style:text-properties fo:language="en" fo:country="US" officeooo:rsid="001d3a2e" officeooo:paragraph-rsid="0024f631"/>
    </style:style>
    <style:style style:name="P178" style:family="paragraph" style:parent-style-name="Table_20_Contents">
      <style:text-properties fo:language="en" fo:country="US" officeooo:rsid="001d3a2e" officeooo:paragraph-rsid="0045db64"/>
    </style:style>
    <style:style style:name="P179" style:family="paragraph" style:parent-style-name="Table_20_Contents">
      <style:text-properties fo:language="en" fo:country="US" officeooo:rsid="001d3a2e" officeooo:paragraph-rsid="004741ad"/>
    </style:style>
    <style:style style:name="P180" style:family="paragraph" style:parent-style-name="Table_20_Contents">
      <style:text-properties fo:language="en" fo:country="US" officeooo:rsid="001d3a2e" officeooo:paragraph-rsid="00556f60"/>
    </style:style>
    <style:style style:name="P181" style:family="paragraph" style:parent-style-name="Table_20_Contents">
      <style:text-properties fo:language="en" fo:country="US" officeooo:rsid="001d3a2e" officeooo:paragraph-rsid="0064f11c"/>
    </style:style>
    <style:style style:name="P182" style:family="paragraph" style:parent-style-name="Table_20_Contents">
      <style:text-properties fo:language="en" fo:country="US" officeooo:rsid="001d6262" officeooo:paragraph-rsid="001d6262"/>
    </style:style>
    <style:style style:name="P183" style:family="paragraph" style:parent-style-name="Table_20_Contents">
      <style:text-properties fo:language="en" fo:country="US" officeooo:rsid="001d6262" officeooo:paragraph-rsid="0024f631"/>
    </style:style>
    <style:style style:name="P184" style:family="paragraph" style:parent-style-name="Table_20_Contents">
      <style:text-properties fo:language="en" fo:country="US" officeooo:rsid="001ec28e" officeooo:paragraph-rsid="001ec28e"/>
    </style:style>
    <style:style style:name="P185" style:family="paragraph" style:parent-style-name="Table_20_Contents">
      <style:text-properties fo:language="en" fo:country="US" officeooo:rsid="001ec28e" officeooo:paragraph-rsid="0024f631"/>
    </style:style>
    <style:style style:name="P186" style:family="paragraph" style:parent-style-name="Table_20_Contents">
      <style:text-properties fo:language="en" fo:country="US" officeooo:rsid="002db02b" officeooo:paragraph-rsid="002490f8"/>
    </style:style>
    <style:style style:name="P187" style:family="paragraph" style:parent-style-name="Table_20_Contents">
      <style:text-properties fo:language="en" fo:country="US" officeooo:rsid="002db02b" officeooo:paragraph-rsid="0024f631"/>
    </style:style>
    <style:style style:name="P188" style:family="paragraph" style:parent-style-name="Table_20_Contents">
      <style:text-properties fo:language="en" fo:country="US" officeooo:rsid="002e9868" officeooo:paragraph-rsid="002490f8"/>
    </style:style>
    <style:style style:name="P189" style:family="paragraph" style:parent-style-name="Table_20_Contents">
      <style:text-properties fo:language="en" fo:country="US" officeooo:rsid="002e9868" officeooo:paragraph-rsid="0024f631"/>
    </style:style>
    <style:style style:name="P190" style:family="paragraph" style:parent-style-name="Table_20_Contents">
      <style:text-properties fo:language="en" fo:country="US" officeooo:rsid="002629b1" officeooo:paragraph-rsid="002629b1"/>
    </style:style>
    <style:style style:name="P191" style:family="paragraph" style:parent-style-name="Table_20_Contents">
      <style:text-properties fo:language="en" fo:country="US" officeooo:rsid="0029c0ef" officeooo:paragraph-rsid="002dd783"/>
    </style:style>
    <style:style style:name="P192" style:family="paragraph" style:parent-style-name="Table_20_Contents">
      <style:text-properties fo:language="en" fo:country="US" officeooo:rsid="00205c79" officeooo:paragraph-rsid="002dd783"/>
    </style:style>
    <style:style style:name="P193" style:family="paragraph" style:parent-style-name="Table_20_Contents">
      <style:text-properties fo:language="en" fo:country="US" officeooo:rsid="00304acb" officeooo:paragraph-rsid="00304acb"/>
    </style:style>
    <style:style style:name="P194" style:family="paragraph" style:parent-style-name="Table_20_Contents">
      <style:text-properties fo:language="en" fo:country="US" officeooo:rsid="00304acb" officeooo:paragraph-rsid="00305c63"/>
    </style:style>
    <style:style style:name="P195" style:family="paragraph" style:parent-style-name="Table_20_Contents">
      <style:text-properties fo:language="en" fo:country="US" officeooo:rsid="00304acb" officeooo:paragraph-rsid="00373ca6"/>
    </style:style>
    <style:style style:name="P196" style:family="paragraph" style:parent-style-name="Table_20_Contents">
      <style:text-properties fo:language="en" fo:country="US" officeooo:rsid="0031852b" officeooo:paragraph-rsid="0031852b"/>
    </style:style>
    <style:style style:name="P197" style:family="paragraph" style:parent-style-name="Table_20_Contents">
      <style:text-properties fo:language="en" fo:country="US" officeooo:rsid="0031852b" officeooo:paragraph-rsid="00373ca6"/>
    </style:style>
    <style:style style:name="P198" style:family="paragraph" style:parent-style-name="Table_20_Contents">
      <style:text-properties fo:language="en" fo:country="US" officeooo:rsid="003379ed" officeooo:paragraph-rsid="003379ed"/>
    </style:style>
    <style:style style:name="P199" style:family="paragraph" style:parent-style-name="Table_20_Contents">
      <style:text-properties fo:language="en" fo:country="US" officeooo:rsid="003b6e6f" officeooo:paragraph-rsid="003b6e6f"/>
    </style:style>
    <style:style style:name="P200" style:family="paragraph" style:parent-style-name="Table_20_Contents">
      <style:text-properties fo:language="en" fo:country="US" officeooo:rsid="0040d828" officeooo:paragraph-rsid="0040d828"/>
    </style:style>
    <style:style style:name="P201" style:family="paragraph" style:parent-style-name="Table_20_Contents">
      <style:text-properties fo:language="en" fo:country="US" officeooo:rsid="00556f60" officeooo:paragraph-rsid="00556f60"/>
    </style:style>
    <style:style style:name="P202" style:family="paragraph" style:parent-style-name="Table_20_Contents">
      <style:text-properties fo:language="en" fo:country="US" officeooo:rsid="00582ff9" officeooo:paragraph-rsid="00582ff9"/>
    </style:style>
    <style:style style:name="P203" style:family="paragraph" style:parent-style-name="Table_20_Contents">
      <style:text-properties fo:language="en" fo:country="US" officeooo:rsid="005af7aa" officeooo:paragraph-rsid="005af7aa"/>
    </style:style>
    <style:style style:name="P204" style:family="paragraph" style:parent-style-name="Table_20_Contents">
      <style:text-properties fo:language="en" fo:country="US" officeooo:rsid="005bd22e" officeooo:paragraph-rsid="005bd22e"/>
    </style:style>
    <style:style style:name="P205" style:family="paragraph" style:parent-style-name="Table_20_Contents">
      <style:text-properties fo:language="en" fo:country="US" officeooo:rsid="005cb0d9" officeooo:paragraph-rsid="005cb0d9"/>
    </style:style>
    <style:style style:name="P206" style:family="paragraph" style:parent-style-name="Table_20_Contents">
      <style:text-properties fo:language="fr" fo:country="FR" fo:font-style="normal" officeooo:rsid="004bc87a" officeooo:paragraph-rsid="0024f631" style:font-style-asian="normal" style:font-style-complex="normal"/>
    </style:style>
    <style:style style:name="P207" style:family="paragraph" style:parent-style-name="Table_20_Contents">
      <style:text-properties fo:language="fr" fo:country="FR" fo:font-style="normal" officeooo:rsid="001d3a2e" officeooo:paragraph-rsid="0024f631" style:font-style-asian="normal" style:font-style-complex="normal"/>
    </style:style>
    <style:style style:name="P208" style:family="paragraph" style:parent-style-name="Table_20_Contents">
      <style:text-properties fo:language="fr" fo:country="FR" fo:font-style="normal" officeooo:rsid="001d6262" officeooo:paragraph-rsid="001d6262" style:font-style-asian="normal" style:font-style-complex="normal"/>
    </style:style>
    <style:style style:name="P209" style:family="paragraph" style:parent-style-name="Table_20_Contents">
      <style:text-properties fo:language="fr" fo:country="FR" fo:font-style="normal" officeooo:rsid="001d6262" officeooo:paragraph-rsid="0024f631" style:font-style-asian="normal" style:font-style-complex="normal"/>
    </style:style>
    <style:style style:name="P210" style:family="paragraph" style:parent-style-name="Table_20_Contents">
      <style:text-properties fo:language="fr" fo:country="FR" fo:font-style="normal" officeooo:rsid="001ec28e" officeooo:paragraph-rsid="001ec28e" style:font-style-asian="normal" style:font-style-complex="normal"/>
    </style:style>
    <style:style style:name="P211" style:family="paragraph" style:parent-style-name="Table_20_Contents">
      <style:text-properties fo:language="fr" fo:country="FR" fo:font-style="normal" officeooo:rsid="001ec28e" officeooo:paragraph-rsid="0024f631" style:font-style-asian="normal" style:font-style-complex="normal"/>
    </style:style>
    <style:style style:name="P212" style:family="paragraph" style:parent-style-name="Table_20_Heading">
      <style:text-properties fo:language="en" fo:country="US" officeooo:rsid="001b2bae" officeooo:paragraph-rsid="0011997e"/>
    </style:style>
    <style:style style:name="P213" style:family="paragraph" style:parent-style-name="Table_20_Heading">
      <style:text-properties fo:language="en" fo:country="US" officeooo:rsid="001b2bae" officeooo:paragraph-rsid="001bb371"/>
    </style:style>
    <style:style style:name="P214" style:family="paragraph" style:parent-style-name="Table_20_Heading">
      <style:text-properties fo:language="en" fo:country="US" officeooo:rsid="001b2bae" officeooo:paragraph-rsid="00205c79"/>
    </style:style>
    <style:style style:name="P215" style:family="paragraph" style:parent-style-name="Table_20_Heading">
      <style:text-properties fo:language="en" fo:country="US" officeooo:rsid="001b2bae" officeooo:paragraph-rsid="0024f631"/>
    </style:style>
    <style:style style:name="P216" style:family="paragraph" style:parent-style-name="Table_20_Heading">
      <style:text-properties fo:language="en" fo:country="US" officeooo:rsid="001b2bae" officeooo:paragraph-rsid="002dd783"/>
    </style:style>
    <style:style style:name="P217" style:family="paragraph" style:parent-style-name="Table_20_Heading">
      <style:text-properties fo:language="en" fo:country="US" officeooo:rsid="001b2bae" officeooo:paragraph-rsid="00305c63"/>
    </style:style>
    <style:style style:name="P218" style:family="paragraph" style:parent-style-name="Table_20_Heading">
      <style:text-properties fo:language="en" fo:country="US" officeooo:rsid="001b2bae" officeooo:paragraph-rsid="00373ca6"/>
    </style:style>
    <style:style style:name="P219" style:family="paragraph" style:parent-style-name="Table_20_Heading">
      <style:text-properties fo:language="en" fo:country="US" officeooo:rsid="001b2bae" officeooo:paragraph-rsid="00387889"/>
    </style:style>
    <style:style style:name="P220" style:family="paragraph" style:parent-style-name="Table_20_Heading">
      <style:text-properties fo:language="en" fo:country="US" officeooo:rsid="001b2bae" officeooo:paragraph-rsid="003e767d"/>
    </style:style>
    <style:style style:name="P221" style:family="paragraph" style:parent-style-name="Table_20_Heading">
      <style:text-properties fo:language="en" fo:country="US" officeooo:rsid="001b2bae" officeooo:paragraph-rsid="0045db64"/>
    </style:style>
    <style:style style:name="P222" style:family="paragraph" style:parent-style-name="Table_20_Heading">
      <style:text-properties fo:language="en" fo:country="US" officeooo:rsid="001b2bae" officeooo:paragraph-rsid="004741ad"/>
    </style:style>
    <style:style style:name="P223" style:family="paragraph" style:parent-style-name="Table_20_Heading">
      <style:text-properties fo:language="en" fo:country="US" officeooo:rsid="001b2bae" officeooo:paragraph-rsid="00556f60"/>
    </style:style>
    <style:style style:name="P224" style:family="paragraph" style:parent-style-name="Standard" style:list-style-name="L1">
      <style:paragraph-properties fo:text-align="justify" style:justify-single-word="false"/>
      <style:text-properties fo:language="en" fo:country="US" fo:font-weight="bold" officeooo:rsid="001c3a96" officeooo:paragraph-rsid="000dc56b" style:font-weight-asian="bold" style:font-weight-complex="bold"/>
    </style:style>
    <style:style style:name="P225" style:family="paragraph" style:parent-style-name="Standard" style:list-style-name="L2">
      <style:paragraph-properties fo:text-align="justify" style:justify-single-word="false"/>
      <style:text-properties fo:language="en" fo:country="US" fo:font-style="italic" officeooo:rsid="001b2bae" officeooo:paragraph-rsid="000dc56b" style:font-style-asian="italic" style:font-style-complex="italic"/>
    </style:style>
    <style:style style:name="P226" style:family="paragraph" style:parent-style-name="Standard" style:list-style-name="L3">
      <style:text-properties fo:language="en" fo:country="US" fo:font-style="italic" officeooo:rsid="001c3a96" officeooo:paragraph-rsid="0011997e" style:font-style-asian="italic" style:font-style-complex="italic"/>
    </style:style>
    <style:style style:name="P227" style:family="paragraph" style:parent-style-name="Standard" style:list-style-name="L5">
      <style:text-properties fo:language="en" fo:country="US" fo:font-style="italic" officeooo:rsid="001db796" officeooo:paragraph-rsid="0024f631" style:font-style-asian="italic" style:font-style-complex="italic"/>
    </style:style>
    <style:style style:name="P228" style:family="paragraph" style:parent-style-name="Standard" style:list-style-name="L7">
      <style:text-properties fo:language="en" fo:country="US" fo:font-style="italic" officeooo:rsid="001db796" officeooo:paragraph-rsid="002dd783" style:font-style-asian="italic" style:font-style-complex="italic"/>
    </style:style>
    <style:style style:name="P229" style:family="paragraph" style:parent-style-name="Standard" style:list-style-name="L9">
      <style:text-properties fo:language="en" fo:country="US" fo:font-style="italic" officeooo:rsid="001db796" officeooo:paragraph-rsid="00205c79" style:font-style-asian="italic" style:font-style-complex="italic"/>
    </style:style>
    <style:style style:name="P230" style:family="paragraph" style:parent-style-name="Standard" style:list-style-name="L13">
      <style:text-properties fo:language="en" fo:country="US" fo:font-style="italic" officeooo:rsid="001db796" officeooo:paragraph-rsid="00305c63" style:font-style-asian="italic" style:font-style-complex="italic"/>
    </style:style>
    <style:style style:name="P231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4f631" style:font-style-asian="italic" style:font-weight-asian="normal" style:font-style-complex="italic" style:font-weight-complex="normal"/>
    </style:style>
    <style:style style:name="P232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1bb371" style:font-style-asian="italic" style:font-weight-asian="normal" style:font-style-complex="italic" style:font-weight-complex="normal"/>
    </style:style>
    <style:style style:name="P233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dd783" style:font-style-asian="italic" style:font-weight-asian="normal" style:font-style-complex="italic" style:font-weight-complex="normal"/>
    </style:style>
    <style:style style:name="P234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205c79" style:font-style-asian="italic" style:font-weight-asian="normal" style:font-style-complex="italic" style:font-weight-complex="normal"/>
    </style:style>
    <style:style style:name="P235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05c63" style:font-style-asian="italic" style:font-weight-asian="normal" style:font-style-complex="italic" style:font-weight-complex="normal"/>
    </style:style>
    <style:style style:name="P236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73ca6" style:font-style-asian="italic" style:font-weight-asian="normal" style:font-style-complex="italic" style:font-weight-complex="normal"/>
    </style:style>
    <style:style style:name="P237" style:family="paragraph" style:parent-style-name="Standard" style:list-style-name="L6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3e767d" style:font-style-asian="italic" style:font-weight-asian="normal" style:font-style-complex="italic" style:font-weight-complex="normal"/>
    </style:style>
    <style:style style:name="P238" style:family="paragraph" style:parent-style-name="Standard" style:list-style-name="L8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239" style:family="paragraph" style:parent-style-name="Standard" style:list-style-name="L10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240" style:family="paragraph" style:parent-style-name="Standard" style:list-style-name="L11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556f60" style:font-style-asian="italic" style:font-weight-asian="normal" style:font-style-complex="italic" style:font-weight-complex="normal"/>
    </style:style>
    <style:style style:name="P241" style:family="paragraph" style:parent-style-name="Standard" style:list-style-name="L12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5db64" style:font-style-asian="italic" style:font-weight-asian="normal" style:font-style-complex="italic" style:font-weight-complex="normal"/>
    </style:style>
    <style:style style:name="P242" style:family="paragraph" style:parent-style-name="Standard" style:list-style-name="L14">
      <style:paragraph-properties fo:text-align="justify" style:justify-single-word="false"/>
      <style:text-properties fo:language="en" fo:country="US" fo:font-style="italic" style:text-underline-style="none" fo:font-weight="normal" officeooo:rsid="001db796" officeooo:paragraph-rsid="004741ad" style:font-style-asian="italic" style:font-weight-asian="normal" style:font-style-complex="italic" style:font-weight-complex="normal"/>
    </style:style>
    <style:style style:name="P243" style:family="paragraph" style:parent-style-name="Standard" style:list-style-name="L4">
      <style:paragraph-properties fo:text-align="justify" style:justify-single-word="false"/>
      <style:text-properties fo:language="en" fo:country="US" fo:font-style="italic" style:text-underline-style="none" fo:font-weight="bold" officeooo:rsid="001db796" officeooo:paragraph-rsid="00387889" style:font-style-asian="italic" style:font-weight-asian="bold" style:font-style-complex="italic" style:font-weight-complex="bold"/>
    </style:style>
    <style:style style:name="P244" style:family="paragraph" style:parent-style-name="Standard" style:list-style-name="L1">
      <style:paragraph-properties fo:text-align="justify" style:justify-single-word="fals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245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1bb371" style:font-style-asian="normal" style:font-weight-asian="bold" style:font-style-complex="normal" style:font-weight-complex="bold"/>
    </style:style>
    <style:style style:name="P246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3e767d" style:font-style-asian="normal" style:font-weight-asian="bold" style:font-style-complex="normal" style:font-weight-complex="bold"/>
    </style:style>
    <style:style style:name="P247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1bb371" officeooo:paragraph-rsid="0045db64" style:font-style-asian="normal" style:font-weight-asian="bold" style:font-style-complex="normal" style:font-weight-complex="bold"/>
    </style:style>
    <style:style style:name="P248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24f631" officeooo:paragraph-rsid="001bb371" style:font-style-asian="normal" style:font-weight-asian="bold" style:font-style-complex="normal" style:font-weight-complex="bold"/>
    </style:style>
    <style:style style:name="P249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2dd783" officeooo:paragraph-rsid="002dd783" style:font-style-asian="normal" style:font-weight-asian="bold" style:font-style-complex="normal" style:font-weight-complex="bold"/>
    </style:style>
    <style:style style:name="P250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45db64" officeooo:paragraph-rsid="0045db64" style:font-style-asian="normal" style:font-weight-asian="bold" style:font-style-complex="normal" style:font-weight-complex="bold"/>
    </style:style>
    <style:style style:name="P251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45db64" officeooo:paragraph-rsid="00556f60" style:font-style-asian="normal" style:font-weight-asian="bold" style:font-style-complex="normal" style:font-weight-complex="bold"/>
    </style:style>
    <style:style style:name="P252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e767d" officeooo:paragraph-rsid="0045db64" style:font-style-asian="normal" style:font-weight-asian="bold" style:font-style-complex="normal" style:font-weight-complex="bold"/>
    </style:style>
    <style:style style:name="P253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e767d" officeooo:paragraph-rsid="004741ad" style:font-style-asian="normal" style:font-weight-asian="bold" style:font-style-complex="normal" style:font-weight-complex="bold"/>
    </style:style>
    <style:style style:name="P254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04acb" officeooo:paragraph-rsid="00304acb" style:font-style-asian="normal" style:font-weight-asian="bold" style:font-style-complex="normal" style:font-weight-complex="bold"/>
    </style:style>
    <style:style style:name="P255" style:family="paragraph" style:parent-style-name="Standard" style:list-style-name="L1">
      <style:paragraph-properties fo:text-align="justify" style:justify-single-word="false" fo:break-before="page"/>
      <style:text-properties fo:language="en" fo:country="US" fo:font-style="normal" fo:font-weight="bold" officeooo:rsid="00387889" officeooo:paragraph-rsid="00387889" style:font-style-asian="normal" style:font-weight-asian="bold" style:font-style-complex="normal" style:font-weight-complex="bold"/>
    </style:style>
    <style:style style:name="P256" style:family="paragraph" style:parent-style-name="Table_20_Contents">
      <style:text-properties fo:language="en" fo:country="US" officeooo:rsid="001db796" officeooo:paragraph-rsid="005f3deb"/>
    </style:style>
    <style:style style:name="T1" style:family="text">
      <style:text-properties officeooo:rsid="001b2bae"/>
    </style:style>
    <style:style style:name="T2" style:family="text">
      <style:text-properties officeooo:rsid="0011997e"/>
    </style:style>
    <style:style style:name="T3" style:family="text">
      <style:text-properties officeooo:rsid="0011abc2"/>
    </style:style>
    <style:style style:name="T4" style:family="text">
      <style:text-properties officeooo:rsid="0012f415"/>
    </style:style>
    <style:style style:name="T5" style:family="text">
      <style:text-properties officeooo:rsid="00188d31"/>
    </style:style>
    <style:style style:name="T6" style:family="text">
      <style:text-properties fo:font-style="italic" officeooo:rsid="00205c79" style:font-style-asian="italic" style:font-style-complex="italic"/>
    </style:style>
    <style:style style:name="T7" style:family="text">
      <style:text-properties fo:font-style="italic" officeooo:rsid="0021b87d" style:font-style-asian="italic" style:font-style-complex="italic"/>
    </style:style>
    <style:style style:name="T8" style:family="text">
      <style:text-properties fo:font-style="italic" officeooo:rsid="002b95af" style:font-style-asian="italic" style:font-style-complex="italic"/>
    </style:style>
    <style:style style:name="T9" style:family="text">
      <style:text-properties fo:font-style="italic" officeooo:rsid="00305c63" style:font-style-asian="italic" style:font-style-complex="italic"/>
    </style:style>
    <style:style style:name="T10" style:family="text">
      <style:text-properties officeooo:rsid="001db796"/>
    </style:style>
    <style:style style:name="T11" style:family="text">
      <style:text-properties officeooo:rsid="0029829c"/>
    </style:style>
    <style:style style:name="T12" style:family="text">
      <style:text-properties officeooo:rsid="001e2f5a"/>
    </style:style>
    <style:style style:name="T13" style:family="text">
      <style:text-properties officeooo:rsid="001d3a2e"/>
    </style:style>
    <style:style style:name="T14" style:family="text">
      <style:text-properties officeooo:rsid="001d6262"/>
    </style:style>
    <style:style style:name="T15" style:family="text">
      <style:text-properties officeooo:rsid="001ec28e"/>
    </style:style>
    <style:style style:name="T16" style:family="text">
      <style:text-properties officeooo:rsid="002db02b"/>
    </style:style>
    <style:style style:name="T17" style:family="text">
      <style:text-properties officeooo:rsid="0042cfae"/>
    </style:style>
    <style:style style:name="T18" style:family="text">
      <style:text-properties officeooo:rsid="002e9868"/>
    </style:style>
    <style:style style:name="T19" style:family="text">
      <style:text-properties officeooo:rsid="00410622"/>
    </style:style>
    <style:style style:name="T20" style:family="text">
      <style:text-properties officeooo:rsid="001f49fb"/>
    </style:style>
    <style:style style:name="T21" style:family="text">
      <style:text-properties officeooo:rsid="00205c79"/>
    </style:style>
    <style:style style:name="T22" style:family="text">
      <style:text-properties officeooo:rsid="0021b87d"/>
    </style:style>
    <style:style style:name="T23" style:family="text">
      <style:text-properties officeooo:rsid="0024f631"/>
    </style:style>
    <style:style style:name="T24" style:family="text">
      <style:text-properties officeooo:rsid="0027ce17"/>
    </style:style>
    <style:style style:name="T25" style:family="text">
      <style:text-properties officeooo:rsid="0029c0ef"/>
    </style:style>
    <style:style style:name="T26" style:family="text">
      <style:text-properties officeooo:rsid="002b95af"/>
    </style:style>
    <style:style style:name="T27" style:family="text">
      <style:text-properties officeooo:rsid="002c6f9a"/>
    </style:style>
    <style:style style:name="T28" style:family="text">
      <style:text-properties officeooo:rsid="002dd783"/>
    </style:style>
    <style:style style:name="T29" style:family="text">
      <style:text-properties officeooo:rsid="002f7ca4"/>
    </style:style>
    <style:style style:name="T30" style:family="text">
      <style:text-properties officeooo:rsid="00304acb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387889" style:font-weight-asian="normal" style:font-weight-complex="normal"/>
    </style:style>
    <style:style style:name="T33" style:family="text">
      <style:text-properties fo:font-weight="normal" officeooo:rsid="003992e5" style:font-weight-asian="normal" style:font-weight-complex="normal"/>
    </style:style>
    <style:style style:name="T34" style:family="text">
      <style:text-properties fo:font-weight="normal" officeooo:rsid="005e6aca" style:font-weight-asian="normal" style:font-weight-complex="normal"/>
    </style:style>
    <style:style style:name="T35" style:family="text">
      <style:text-properties fo:font-weight="normal" officeooo:rsid="0064f11c" style:font-weight-asian="normal" style:font-weight-complex="normal"/>
    </style:style>
    <style:style style:name="T36" style:family="text">
      <style:text-properties officeooo:rsid="0031852b"/>
    </style:style>
    <style:style style:name="T37" style:family="text">
      <style:text-properties officeooo:rsid="003271bb"/>
    </style:style>
    <style:style style:name="T38" style:family="text">
      <style:text-properties officeooo:rsid="003379ed"/>
    </style:style>
    <style:style style:name="T39" style:family="text">
      <style:text-properties officeooo:rsid="00356a60"/>
    </style:style>
    <style:style style:name="T40" style:family="text">
      <style:text-properties officeooo:rsid="00373ca6"/>
    </style:style>
    <style:style style:name="T41" style:family="text">
      <style:text-properties officeooo:rsid="00387889"/>
    </style:style>
    <style:style style:name="T42" style:family="text">
      <style:text-properties officeooo:rsid="003e767d"/>
    </style:style>
    <style:style style:name="T43" style:family="text">
      <style:text-properties officeooo:rsid="0040d828"/>
    </style:style>
    <style:style style:name="T44" style:family="text">
      <style:text-properties officeooo:rsid="0041c087"/>
    </style:style>
    <style:style style:name="T45" style:family="text">
      <style:text-properties officeooo:rsid="00430424"/>
    </style:style>
    <style:style style:name="T46" style:family="text">
      <style:text-properties officeooo:rsid="0045db64"/>
    </style:style>
    <style:style style:name="T47" style:family="text">
      <style:text-properties officeooo:rsid="004741ad"/>
    </style:style>
    <style:style style:name="T48" style:family="text">
      <style:text-properties officeooo:rsid="004a0a40"/>
    </style:style>
    <style:style style:name="T49" style:family="text">
      <style:text-properties officeooo:rsid="004acfe8"/>
    </style:style>
    <style:style style:name="T50" style:family="text">
      <style:text-properties officeooo:rsid="004b3aeb"/>
    </style:style>
    <style:style style:name="T51" style:family="text">
      <style:text-properties officeooo:rsid="0051e2b9"/>
    </style:style>
    <style:style style:name="T52" style:family="text">
      <style:text-properties officeooo:rsid="0053bccd"/>
    </style:style>
    <style:style style:name="T53" style:family="text">
      <style:text-properties officeooo:rsid="00556f60"/>
    </style:style>
    <style:style style:name="T54" style:family="text">
      <style:text-properties officeooo:rsid="005655af"/>
    </style:style>
    <style:style style:name="T55" style:family="text">
      <style:text-properties officeooo:rsid="00570686"/>
    </style:style>
    <style:style style:name="T56" style:family="text">
      <style:text-properties officeooo:rsid="00582ff9"/>
    </style:style>
    <style:style style:name="T57" style:family="text">
      <style:text-properties officeooo:rsid="005a00f5"/>
    </style:style>
    <style:style style:name="T58" style:family="text">
      <style:text-properties officeooo:rsid="005bd22e"/>
    </style:style>
    <style:style style:name="T59" style:family="text">
      <style:text-properties officeooo:rsid="005e6aca"/>
    </style:style>
    <style:style style:name="T60" style:family="text">
      <style:text-properties officeooo:rsid="0064f11c"/>
    </style:style>
    <style:style style:name="T61" style:family="text">
      <style:text-properties officeooo:rsid="00658fd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I </text:p>
      <text:p text:style-name="P1"/>
      <text:p text:style-name="P75">The API is the entry point for any application needing to communicate with<text:span text:style-name="T2"> to the</text:span> <text:span text:style-name="T2">server to get information about the home automation box</text:span>.</text:p>
      <text:p text:style-name="P2"/>
      <text:list xml:id="list5700745882431707639" text:style-name="L1">
        <text:list-item>
          <text:p text:style-name="P224">Protocol</text:p>
        </text:list-item>
      </text:list>
      <text:p text:style-name="P4">The exchanges are made over a <text:span text:style-name="T3">TCP</text:span> connection in JSON format. </text:p>
      <text:p text:style-name="P4">The communication <text:span text:style-name="T4">can</text:span> be initiated by the <text:span text:style-name="T4">application or the server </text:span>and <text:span text:style-name="T4">must</text:span> follow the same canvas.</text:p>
      <text:p text:style-name="P4"/>
      <text:list xml:id="list5215192497825181659" text:style-name="L2">
        <text:list-item>
          <text:p text:style-name="P225">Request message format</text:p>
        </text:list-item>
      </text:list>
      <text:p text:style-name="P5">Each message must be enclosed in a "<text:span text:style-name="T5">request</text:span>" tag and must include a type. It can additionally contain other data contained in the data tag.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 table:number-columns-repeated="2"/>
        <table:table-header-rows>
          <table:table-row>
            <table:table-cell table:style-name="Tableau1.A1" office:value-type="string">
              <text:p text:style-name="P212">Tag</text:p>
            </table:table-cell>
            <table:table-cell table:style-name="Tableau1.A1" office:value-type="string">
              <text:p text:style-name="P212">Parent</text:p>
            </table:table-cell>
            <table:table-cell table:style-name="Tableau1.A1" office:value-type="string">
              <text:p text:style-name="P212">Description</text:p>
            </table:table-cell>
            <table:table-cell table:style-name="Tableau1.A1" office:value-type="string">
              <text:p text:style-name="P212">Type/Value</text:p>
            </table:table-cell>
            <table:table-cell table:style-name="Tableau1.E1" office:value-type="string">
              <text:p text:style-name="P212">Cardinality</text:p>
            </table:table-cell>
          </table:table-row>
        </table:table-header-rows>
        <table:table-row>
          <table:table-cell table:style-name="Tableau1.A2" office:value-type="string">
            <text:p text:style-name="P76"><text:span text:style-name="T1">"request</text:span>"</text:p>
          </table:table-cell>
          <table:table-cell table:style-name="Tableau1.A2" office:value-type="string">
            <text:p text:style-name="P76">None</text:p>
          </table:table-cell>
          <table:table-cell table:style-name="Tableau1.A2" office:value-type="string">
            <text:p text:style-name="P76">Root element</text:p>
          </table:table-cell>
          <table:table-cell table:style-name="Tableau1.A2" office:value-type="string">
            <text:p text:style-name="P76">N/a</text:p>
          </table:table-cell>
          <table:table-cell table:style-name="Tableau1.E2" office:value-type="string">
            <text:p text:style-name="P76">1</text:p>
          </table:table-cell>
        </table:table-row>
        <table:table-row>
          <table:table-cell table:style-name="Tableau1.A2" office:value-type="string">
            <text:p text:style-name="P76">"type"</text:p>
          </table:table-cell>
          <table:table-cell table:style-name="Tableau1.A2" office:value-type="string">
            <text:p text:style-name="P76">"<text:span text:style-name="T49">request</text:span>"</text:p>
          </table:table-cell>
          <table:table-cell table:style-name="Tableau1.A2" office:value-type="string">
            <text:p text:style-name="P76"><text:span text:style-name="T50">Request</text:span> type</text:p>
          </table:table-cell>
          <table:table-cell table:style-name="Tableau1.A2" office:value-type="string">
            <text:p text:style-name="P76">String</text:p>
          </table:table-cell>
          <table:table-cell table:style-name="Tableau1.E2" office:value-type="string">
            <text:p text:style-name="P76">1</text:p>
          </table:table-cell>
        </table:table-row>
        <table:table-row>
          <table:table-cell table:style-name="Tableau1.A2" office:value-type="string">
            <text:p text:style-name="P76">"data"</text:p>
          </table:table-cell>
          <table:table-cell table:style-name="Tableau1.A2" office:value-type="string">
            <text:p text:style-name="P76">"<text:span text:style-name="T49">request</text:span>"</text:p>
          </table:table-cell>
          <table:table-cell table:style-name="Tableau1.A2" office:value-type="string">
            <text:p text:style-name="P76"><text:span text:style-name="T50">Request</text:span> data</text:p>
          </table:table-cell>
          <table:table-cell table:style-name="Tableau1.A2" office:value-type="string">
            <text:p text:style-name="P76">N/a</text:p>
          </table:table-cell>
          <table:table-cell table:style-name="Tableau1.E2" office:value-type="string">
            <text:p text:style-name="P76">0-1</text:p>
          </table:table-cell>
        </table:table-row>
      </table:table>
      <text:p text:style-name="P3"/>
      <text:list xml:id="list739266929597711911" text:style-name="L3">
        <text:list-item>
          <text:p text:style-name="P226">Response message format</text:p>
        </text:list-item>
      </text:list>
      <text:p text:style-name="P6">Response messages follow the same structure. Their type should be the same as the message they are responding to.</text:p>
      <text:p text:style-name="P31"/>
      <table:table table:name="Tableau2" table:style-name="Tableau2">
        <table:table-column table:style-name="Tableau2.A" table:number-columns-repeated="5"/>
        <table:table-header-rows>
          <table:table-row>
            <table:table-cell table:style-name="Tableau2.A1" office:value-type="string">
              <text:p text:style-name="P212">Tag</text:p>
            </table:table-cell>
            <table:table-cell table:style-name="Tableau2.A1" office:value-type="string">
              <text:p text:style-name="P212">Parent</text:p>
            </table:table-cell>
            <table:table-cell table:style-name="Tableau2.A1" office:value-type="string">
              <text:p text:style-name="P212">Description</text:p>
            </table:table-cell>
            <table:table-cell table:style-name="Tableau2.A1" office:value-type="string">
              <text:p text:style-name="P212">Type/Value</text:p>
            </table:table-cell>
            <table:table-cell table:style-name="Tableau2.E1" office:value-type="string">
              <text:p text:style-name="P212">Cardinality</text:p>
            </table:table-cell>
          </table:table-row>
        </table:table-header-rows>
        <table:table-row>
          <table:table-cell table:style-name="Tableau2.A2" office:value-type="string">
            <text:p text:style-name="P76"><text:span text:style-name="T1">"</text:span>response"</text:p>
          </table:table-cell>
          <table:table-cell table:style-name="Tableau2.A2" office:value-type="string">
            <text:p text:style-name="P76">None</text:p>
          </table:table-cell>
          <table:table-cell table:style-name="Tableau2.A2" office:value-type="string">
            <text:p text:style-name="P76">Root element</text:p>
          </table:table-cell>
          <table:table-cell table:style-name="Tableau2.A2" office:value-type="string">
            <text:p text:style-name="P76">N/a</text:p>
          </table:table-cell>
          <table:table-cell table:style-name="Tableau2.E2" office:value-type="string">
            <text:p text:style-name="P76">1</text:p>
          </table:table-cell>
        </table:table-row>
        <table:table-row>
          <table:table-cell table:style-name="Tableau2.A2" office:value-type="string">
            <text:p text:style-name="P76">"type"</text:p>
          </table:table-cell>
          <table:table-cell table:style-name="Tableau2.A2" office:value-type="string">
            <text:p text:style-name="P76">"response"</text:p>
          </table:table-cell>
          <table:table-cell table:style-name="Tableau2.A2" office:value-type="string">
            <text:p text:style-name="P76">Response type</text:p>
          </table:table-cell>
          <table:table-cell table:style-name="Tableau2.A2" office:value-type="string">
            <text:p text:style-name="P76">String</text:p>
          </table:table-cell>
          <table:table-cell table:style-name="Tableau2.E2" office:value-type="string">
            <text:p text:style-name="P76">1</text:p>
          </table:table-cell>
        </table:table-row>
        <table:table-row>
          <table:table-cell table:style-name="Tableau2.A2" office:value-type="string">
            <text:p text:style-name="P76">"data"</text:p>
          </table:table-cell>
          <table:table-cell table:style-name="Tableau2.A2" office:value-type="string">
            <text:p text:style-name="P76">"response"</text:p>
          </table:table-cell>
          <table:table-cell table:style-name="Tableau2.A2" office:value-type="string">
            <text:p text:style-name="P76">Response data</text:p>
          </table:table-cell>
          <table:table-cell table:style-name="Tableau2.A2" office:value-type="string">
            <text:p text:style-name="P76">N/a</text:p>
          </table:table-cell>
          <table:table-cell table:style-name="Tableau2.E2" office:value-type="string">
            <text:p text:style-name="P76">1</text:p>
          </table:table-cell>
        </table:table-row>
      </table:table>
      <text:p text:style-name="P7"/>
      <text:p text:style-name="P16"/>
      <text:list xml:id="list105610383083844" text:continue-list="list5700745882431707639" text:style-name="L1">
        <text:list-item>
          <text:p text:style-name="P245"><text:span text:style-name="T23">Get p</text:span>rofil<text:span text:style-name="T23">s</text:span> Jour</text:p>
        </text:list-item>
      </text:list>
      <text:p text:style-name="P16"/>
      <text:list xml:id="list5872695339997544231" text:style-name="L4">
        <text:list-item>
          <text:p text:style-name="P231">Request</text:p>
        </text:list-item>
      </text:list>
      <text:p text:style-name="P34"/>
      <table:table table:name="Tableau5" table:style-name="Tableau5">
        <table:table-column table:style-name="Tableau5.A"/>
        <table:table-column table:style-name="Tableau5.B"/>
        <table:table-column table:style-name="Tableau5.A"/>
        <table:table-column table:style-name="Tableau5.D"/>
        <table:table-column table:style-name="Tableau5.E"/>
        <table:table-header-rows>
          <table:table-row>
            <table:table-cell table:style-name="Tableau5.A1" office:value-type="string">
              <text:p text:style-name="P215">Tag</text:p>
            </table:table-cell>
            <table:table-cell table:style-name="Tableau5.A1" office:value-type="string">
              <text:p text:style-name="P215">Parent</text:p>
            </table:table-cell>
            <table:table-cell table:style-name="Tableau5.A1" office:value-type="string">
              <text:p text:style-name="P215">Description</text:p>
            </table:table-cell>
            <table:table-cell table:style-name="Tableau5.A1" office:value-type="string">
              <text:p text:style-name="P215">Type/Value</text:p>
            </table:table-cell>
            <table:table-cell table:style-name="Tableau5.E1" office:value-type="string">
              <text:p text:style-name="P215">Cardinality</text:p>
            </table:table-cell>
          </table:table-row>
        </table:table-header-rows>
        <table:table-row>
          <table:table-cell table:style-name="Tableau5.A2" office:value-type="string">
            <text:p text:style-name="P79"><text:span text:style-name="T1">"request</text:span>"</text:p>
          </table:table-cell>
          <table:table-cell table:style-name="Tableau5.A2" office:value-type="string">
            <text:p text:style-name="P79">None</text:p>
          </table:table-cell>
          <table:table-cell table:style-name="Tableau5.A2" office:value-type="string">
            <text:p text:style-name="P79">Root element</text:p>
          </table:table-cell>
          <table:table-cell table:style-name="Tableau5.A2" office:value-type="string">
            <text:p text:style-name="P79">N/a</text:p>
          </table:table-cell>
          <table:table-cell table:style-name="Tableau5.E2" office:value-type="string">
            <text:p text:style-name="P79">1</text:p>
          </table:table-cell>
        </table:table-row>
        <table:table-row>
          <table:table-cell table:style-name="Tableau5.A2" office:value-type="string">
            <text:p text:style-name="P79">"type"</text:p>
          </table:table-cell>
          <table:table-cell table:style-name="Tableau5.A2" office:value-type="string">
            <text:p text:style-name="P79">"<text:span text:style-name="T13">request</text:span>"</text:p>
          </table:table-cell>
          <table:table-cell table:style-name="Tableau5.A2" office:value-type="string">
            <text:p text:style-name="P79">Message type</text:p>
          </table:table-cell>
          <table:table-cell table:style-name="Tableau5.A2" office:value-type="string">
            <text:p text:style-name="P90"><text:span text:style-name="T23">GET_</text:span>PROFIL_JOUR</text:p>
          </table:table-cell>
          <table:table-cell table:style-name="Tableau5.E2" office:value-type="string">
            <text:p text:style-name="P79">1</text:p>
          </table:table-cell>
        </table:table-row>
      </table:table>
      <text:p text:style-name="P63"/>
      <text:p text:style-name="P47">Example :</text:p>
      <text:p text:style-name="P47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p text:style-name="P108">{</text:p>
            <text:p text:style-name="P108"><text:s text:c="8"/>"<text:span text:style-name="T13">request</text:span>":{</text:p>
            <text:p text:style-name="P108"><text:s text:c="16"/>"type": "<text:span text:style-name="T23">GET_PROFIL_JOUR</text:span>"</text:p>
            <text:p text:style-name="P108"><text:s text:c="8"/>}</text:p>
            <text:p text:style-name="P108">}</text:p>
          </table:table-cell>
        </table:table-row>
      </table:table>
      <text:p text:style-name="P47"/>
      <text:list xml:id="list259968822534851918" text:style-name="L5">
        <text:list-item>
          <text:p text:style-name="P227">Response</text:p>
        </text:list-item>
      </text:list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header-rows>
          <table:table-row>
            <table:table-cell table:style-name="Tableau13.A1" office:value-type="string">
              <text:p text:style-name="P215">Tag</text:p>
            </table:table-cell>
            <table:table-cell table:style-name="Tableau13.A1" office:value-type="string">
              <text:p text:style-name="P215">Parent</text:p>
            </table:table-cell>
            <table:table-cell table:style-name="Tableau13.A1" office:value-type="string">
              <text:p text:style-name="P215">Description</text:p>
            </table:table-cell>
            <table:table-cell table:style-name="Tableau13.A1" office:value-type="string">
              <text:p text:style-name="P215">Type/Value</text:p>
            </table:table-cell>
            <table:table-cell table:style-name="Tableau13.E1" office:value-type="string">
              <text:p text:style-name="P215">Cardinality</text:p>
            </table:table-cell>
          </table:table-row>
        </table:table-header-rows>
        <table:table-row>
          <table:table-cell table:style-name="Tableau13.A2" office:value-type="string">
            <text:p text:style-name="P79"><text:span text:style-name="T1">"response</text:span>"</text:p>
          </table:table-cell>
          <table:table-cell table:style-name="Tableau13.A2" office:value-type="string">
            <text:p text:style-name="P79">None</text:p>
          </table:table-cell>
          <table:table-cell table:style-name="Tableau13.A2" office:value-type="string">
            <text:p text:style-name="P79">Root element</text:p>
          </table:table-cell>
          <table:table-cell table:style-name="Tableau13.A2" office:value-type="string">
            <text:p text:style-name="P79">N/a</text:p>
          </table:table-cell>
          <table:table-cell table:style-name="Tableau13.E2" office:value-type="string">
            <text:p text:style-name="P79">1</text:p>
          </table:table-cell>
        </table:table-row>
        <table:table-row>
          <table:table-cell table:style-name="Tableau13.A2" office:value-type="string">
            <text:p text:style-name="P79">"type"</text:p>
          </table:table-cell>
          <table:table-cell table:style-name="Tableau13.A2" office:value-type="string">
            <text:p text:style-name="P79">"<text:span text:style-name="T10">response</text:span>"</text:p>
          </table:table-cell>
          <table:table-cell table:style-name="Tableau13.A2" office:value-type="string">
            <text:p text:style-name="P79"><text:span text:style-name="T11">Response</text:span> type</text:p>
          </table:table-cell>
          <table:table-cell table:style-name="Tableau13.A2" office:value-type="string">
            <text:p text:style-name="P90"><text:span text:style-name="T23">GET_</text:span>PROFIL_JOUR</text:p>
          </table:table-cell>
          <table:table-cell table:style-name="Tableau13.E2" office:value-type="string">
            <text:p text:style-name="P79">1</text:p>
          </table:table-cell>
        </table:table-row>
        <table:table-row>
          <table:table-cell table:style-name="Tableau13.A2" office:value-type="string">
            <text:p text:style-name="P108">"data"</text:p>
          </table:table-cell>
          <table:table-cell table:style-name="Tableau13.A2" office:value-type="string">
            <text:p text:style-name="P108">"response"</text:p>
          </table:table-cell>
          <table:table-cell table:style-name="Tableau13.A2" office:value-type="string">
            <text:p text:style-name="P108"><text:span text:style-name="T11">Response</text:span> data</text:p>
          </table:table-cell>
          <table:table-cell table:style-name="Tableau13.A2" office:value-type="string">
            <text:p text:style-name="P130">N/a</text:p>
          </table:table-cell>
          <table:table-cell table:style-name="Tableau13.E2" office:value-type="string">
            <text:p text:style-name="P108">1</text:p>
          </table:table-cell>
        </table:table-row>
        <table:table-row>
          <table:table-cell table:style-name="Tableau13.A2" office:value-type="string">
            <text:p text:style-name="P108">"<text:span text:style-name="T23">jours</text:span>"</text:p>
          </table:table-cell>
          <table:table-cell table:style-name="Tableau13.A2" office:value-type="string">
            <text:p text:style-name="P165">"data"</text:p>
          </table:table-cell>
          <table:table-cell table:style-name="Tableau13.A2" office:value-type="string">
            <text:p text:style-name="P190">Liste de profils</text:p>
          </table:table-cell>
          <table:table-cell table:style-name="Tableau13.A2" office:value-type="string">
            <text:p text:style-name="P144">Liste de profils</text:p>
          </table:table-cell>
          <table:table-cell table:style-name="Tableau13.E2" office:value-type="string">
            <text:p text:style-name="P190">0-N</text:p>
          </table:table-cell>
        </table:table-row>
        <table:table-row>
          <table:table-cell table:style-name="Tableau13.A2" office:value-type="string">
            <text:p text:style-name="P164">"<text:span text:style-name="T13">nomProfil</text:span>"</text:p>
          </table:table-cell>
          <table:table-cell table:style-name="Tableau13.A2" office:value-type="string">
            <text:p text:style-name="P109">"<text:span text:style-name="T23">jours</text:span>"</text:p>
          </table:table-cell>
          <table:table-cell table:style-name="Tableau13.A2" office:value-type="string">
            <text:p text:style-name="P177">Nom du profil</text:p>
          </table:table-cell>
          <table:table-cell table:style-name="Tableau13.A2" office:value-type="string">
            <text:p text:style-name="P140">String</text:p>
          </table:table-cell>
          <table:table-cell table:style-name="Tableau13.E2" office:value-type="string">
            <text:p text:style-name="P177">1</text:p>
          </table:table-cell>
        </table:table-row>
        <table:table-row>
          <table:table-cell table:style-name="Tableau13.A2" office:value-type="string">
            <text:p text:style-name="P164">"<text:span text:style-name="T14">creneaux</text:span>"</text:p>
          </table:table-cell>
          <table:table-cell table:style-name="Tableau13.A2" office:value-type="string">
            <text:p text:style-name="P165">"<text:span text:style-name="T23">jours</text:span>"</text:p>
          </table:table-cell>
          <table:table-cell table:style-name="Tableau13.A2" office:value-type="string">
            <text:p text:style-name="P183">Crén<text:span text:style-name="T15">eaux</text:span> de consommation</text:p>
          </table:table-cell>
          <table:table-cell table:style-name="Tableau13.A2" office:value-type="string">
            <text:p text:style-name="P209">Cr<text:span text:style-name="T15">é</text:span>n<text:span text:style-name="T15">eaux</text:span> Array</text:p>
          </table:table-cell>
          <table:table-cell table:style-name="Tableau13.E2" office:value-type="string">
            <text:p text:style-name="P183">0-N</text:p>
          </table:table-cell>
        </table:table-row>
        <table:table-row>
          <table:table-cell table:style-name="Tableau13.A2" office:value-type="string">
            <text:p text:style-name="P164">"<text:span text:style-name="T15">autorisation</text:span>"</text:p>
          </table:table-cell>
          <table:table-cell table:style-name="Tableau13.A2" office:value-type="string">
            <text:p text:style-name="P164">"<text:span text:style-name="T14">creneaux</text:span>"</text:p>
          </table:table-cell>
          <table:table-cell table:style-name="Tableau13.A2" office:value-type="string">
            <text:p text:style-name="P185">Autorisation de prise en main par le système sur la durée du créneau</text:p>
          </table:table-cell>
          <table:table-cell table:style-name="Tableau13.A2" office:value-type="string">
            <text:p text:style-name="P211">Boolean</text:p>
          </table:table-cell>
          <table:table-cell table:style-name="Tableau13.E2" office:value-type="string">
            <text:p text:style-name="P185">1</text:p>
          </table:table-cell>
        </table:table-row>
        <table:table-row>
          <table:table-cell table:style-name="Tableau13.A2" office:value-type="string">
            <text:p text:style-name="P164">"<text:span text:style-name="T14">debut</text:span>"</text:p>
          </table:table-cell>
          <table:table-cell table:style-name="Tableau13.A2" office:value-type="string">
            <text:p text:style-name="P164">"<text:span text:style-name="T14">creneaux</text:span>"</text:p>
          </table:table-cell>
          <table:table-cell table:style-name="Tableau13.A2" office:value-type="string">
            <text:p text:style-name="P185">Début du créneau</text:p>
          </table:table-cell>
          <table:table-cell table:style-name="Tableau13.A2" office:value-type="string">
            <text:p text:style-name="P130">N/a</text:p>
          </table:table-cell>
          <table:table-cell table:style-name="Tableau13.E2" office:value-type="string">
            <text:p text:style-name="P183">1</text:p>
          </table:table-cell>
        </table:table-row>
        <table:table-row>
          <table:table-cell table:style-name="Tableau13.A2" office:value-type="string">
            <text:p text:style-name="P164">"<text:span text:style-name="T14">heure</text:span>"</text:p>
          </table:table-cell>
          <table:table-cell table:style-name="Tableau13.A2" office:value-type="string">
            <text:p text:style-name="P164">"<text:span text:style-name="T14">debut</text:span>"</text:p>
          </table:table-cell>
          <table:table-cell table:style-name="Tableau13.A2" office:value-type="string">
            <text:p text:style-name="P185">Heure de début</text:p>
          </table:table-cell>
          <table:table-cell table:style-name="Tableau13.A2" office:value-type="string">
            <text:p text:style-name="P211">Integer, <text:span text:style-name="T20">0-24</text:span></text:p>
          </table:table-cell>
          <table:table-cell table:style-name="Tableau13.E2" office:value-type="string">
            <text:p text:style-name="P183">1</text:p>
          </table:table-cell>
        </table:table-row>
        <table:table-row>
          <table:table-cell table:style-name="Tableau13.A2" office:value-type="string">
            <text:p text:style-name="P164">"<text:span text:style-name="T14">minute</text:span>"</text:p>
          </table:table-cell>
          <table:table-cell table:style-name="Tableau13.A2" office:value-type="string">
            <text:p text:style-name="P164">"<text:span text:style-name="T14">debut</text:span>"</text:p>
          </table:table-cell>
          <table:table-cell table:style-name="Tableau13.A2" office:value-type="string">
            <text:p text:style-name="P185">Minute de début</text:p>
          </table:table-cell>
          <table:table-cell table:style-name="Tableau13.A2" office:value-type="string">
            <text:p text:style-name="P211">Integer, <text:span text:style-name="T20">0-59</text:span></text:p>
          </table:table-cell>
          <table:table-cell table:style-name="Tableau13.E2" office:value-type="string">
            <text:p text:style-name="P183">1</text:p>
          </table:table-cell>
        </table:table-row>
        <table:table-row>
          <table:table-cell table:style-name="Tableau13.A2" office:value-type="string">
            <text:p text:style-name="P164">"<text:span text:style-name="T14">fin</text:span>"</text:p>
          </table:table-cell>
          <table:table-cell table:style-name="Tableau13.A2" office:value-type="string">
            <text:p text:style-name="P164">"<text:span text:style-name="T14">creneaux</text:span>"</text:p>
          </table:table-cell>
          <table:table-cell table:style-name="Tableau13.A2" office:value-type="string">
            <text:p text:style-name="P185">Fin du créneau</text:p>
          </table:table-cell>
          <table:table-cell table:style-name="Tableau13.A2" office:value-type="string">
            <text:p text:style-name="P130">N/a</text:p>
          </table:table-cell>
          <table:table-cell table:style-name="Tableau13.E2" office:value-type="string">
            <text:p text:style-name="P183">1</text:p>
          </table:table-cell>
        </table:table-row>
        <table:table-row>
          <table:table-cell table:style-name="Tableau13.A2" office:value-type="string">
            <text:p text:style-name="P164">"<text:span text:style-name="T14">heure</text:span>"</text:p>
          </table:table-cell>
          <table:table-cell table:style-name="Tableau13.A2" office:value-type="string">
            <text:p text:style-name="P164">"<text:span text:style-name="T14">fin</text:span>"</text:p>
          </table:table-cell>
          <table:table-cell table:style-name="Tableau13.A2" office:value-type="string">
            <text:p text:style-name="P185">Heure de fin</text:p>
          </table:table-cell>
          <table:table-cell table:style-name="Tableau13.A2" office:value-type="string">
            <text:p text:style-name="P211">Integer, <text:span text:style-name="T20">0-24</text:span></text:p>
          </table:table-cell>
          <table:table-cell table:style-name="Tableau13.E2" office:value-type="string">
            <text:p text:style-name="P183">1</text:p>
          </table:table-cell>
        </table:table-row>
        <table:table-row>
          <table:table-cell table:style-name="Tableau13.A2" office:value-type="string">
            <text:p text:style-name="P164">"<text:span text:style-name="T14">minute</text:span>"</text:p>
          </table:table-cell>
          <table:table-cell table:style-name="Tableau13.A2" office:value-type="string">
            <text:p text:style-name="P164">"<text:span text:style-name="T14">fin</text:span>"</text:p>
          </table:table-cell>
          <table:table-cell table:style-name="Tableau13.A2" office:value-type="string">
            <text:p text:style-name="P185">Minute de fin</text:p>
          </table:table-cell>
          <table:table-cell table:style-name="Tableau13.A2" office:value-type="string">
            <text:p text:style-name="P211">Integer, <text:span text:style-name="T20">0-59</text:span></text:p>
          </table:table-cell>
          <table:table-cell table:style-name="Tableau13.E2" office:value-type="string">
            <text:p text:style-name="P183">1</text:p>
          </table:table-cell>
        </table:table-row>
      </table:table>
      <text:p text:style-name="P47"/>
      <text:p text:style-name="P47">Example :</text:p>
      <table:table table:name="Tableau14" table:style-name="Tableau14">
        <table:table-column table:style-name="Tableau14.A"/>
        <text:soft-page-break/>
        <table:table-row table:style-name="Tableau14.1">
          <table:table-cell table:style-name="Tableau14.A1" office:value-type="string">
            <text:p text:style-name="P108">{</text:p>
            <text:p text:style-name="P108"><text:s text:c="8"/>"<text:span text:style-name="T12">response</text:span>":{</text:p>
            <text:p text:style-name="P108"><text:s text:c="16"/>"type": "<text:span text:style-name="T23">GET_PROFIL_JOUR</text:span>",</text:p>
            <text:p text:style-name="P47"><text:s text:c="16"/>"<text:span text:style-name="T12">data</text:span>":{</text:p>
            <text:p text:style-name="P47"><text:s text:c="24"/>"<text:span text:style-name="T23">jours</text:span>":<text:span text:style-name="T23">[</text:span></text:p>
            <text:p text:style-name="P47"><text:s text:c="32"/><text:span text:style-name="T23">{</text:span></text:p>
            <text:p text:style-name="P108"><text:s text:c="40"/>"<text:span text:style-name="T15">nomProfil</text:span>": "<text:span text:style-name="T15">vacances</text:span>",</text:p>
            <text:p text:style-name="P108"><text:s text:c="40"/>"<text:span text:style-name="T15">creneaux</text:span>"<text:span text:style-name="T16">:[</text:span></text:p>
            <text:p text:style-name="P108"><text:s text:c="8"/><text:span text:style-name="T16"><text:s text:c="8"/></text:span><text:s text:c="31"/><text:span text:style-name="T17">{</text:span></text:p>
            <text:p text:style-name="P108"><text:s text:c="56"/><text:span text:style-name="T16">"autorisation" : true,</text:span></text:p>
            <text:p text:style-name="P108"><text:s text:c="8"/><text:span text:style-name="T16"><text:s text:c="8"/></text:span><text:s text:c="40"/><text:span text:style-name="T16">"debut":{</text:span></text:p>
            <text:p text:style-name="P108"><text:s text:c="8"/><text:span text:style-name="T16"><text:s text:c="8"/></text:span><text:s text:c="47"/>"<text:span text:style-name="T15">heure</text:span>": <text:span text:style-name="T15">18</text:span>,</text:p>
            <text:p text:style-name="P108"><text:s text:c="8"/><text:span text:style-name="T16"><text:s text:c="8"/></text:span><text:s text:c="47"/>"<text:span text:style-name="T15">minute</text:span>": <text:span text:style-name="T15">30</text:span></text:p>
            <text:p text:style-name="P187"><text:span text:style-name="T10"><text:s text:c="8"/></text:span><text:s text:c="39"/><text:span text:style-name="T10"><text:s text:c="8"/></text:span><text:s/><text:span text:style-name="T15">},</text:span></text:p>
            <text:p text:style-name="P108"><text:s text:c="8"/><text:span text:style-name="T16"><text:s text:c="8"/></text:span><text:s text:c="40"/><text:span text:style-name="T16">"fin":{</text:span></text:p>
            <text:p text:style-name="P108"><text:s text:c="8"/><text:span text:style-name="T16"><text:s text:c="8"/></text:span><text:s text:c="47"/>"<text:span text:style-name="T15">heure</text:span>": <text:span text:style-name="T20">22</text:span>,</text:p>
            <text:p text:style-name="P108"><text:s text:c="8"/><text:span text:style-name="T16"><text:s text:c="8"/></text:span><text:s text:c="47"/>"<text:span text:style-name="T15">minute</text:span>": <text:span text:style-name="T15">30</text:span></text:p>
            <text:p text:style-name="P187"><text:span text:style-name="T10"><text:s text:c="8"/></text:span><text:s text:c="40"/><text:span text:style-name="T10"><text:s text:c="8"/>}</text:span></text:p>
            <text:p text:style-name="P189"><text:span text:style-name="T10"><text:s text:c="8"/></text:span><text:s text:c="32"/><text:span text:style-name="T10"><text:s text:c="8"/>},</text:span></text:p>
            <text:p text:style-name="P108"><text:s text:c="8"/><text:span text:style-name="T16"><text:s text:c="8"/></text:span><text:s text:c="31"/><text:span text:style-name="T17">{</text:span></text:p>
            <text:p text:style-name="P108"><text:s text:c="56"/><text:span text:style-name="T16">"autorisation" : false,</text:span></text:p>
            <text:p text:style-name="P108"><text:s text:c="8"/><text:span text:style-name="T16"><text:s text:c="8"/></text:span><text:s text:c="40"/><text:span text:style-name="T16">"debut":{</text:span></text:p>
            <text:p text:style-name="P108"><text:s text:c="8"/><text:span text:style-name="T16"><text:s text:c="8"/></text:span><text:s text:c="47"/>"<text:span text:style-name="T15">heure</text:span>": <text:span text:style-name="T15">17</text:span>,</text:p>
            <text:p text:style-name="P108"><text:s text:c="8"/><text:span text:style-name="T16"><text:s text:c="8"/></text:span><text:s text:c="47"/>"<text:span text:style-name="T15">minute</text:span>": <text:span text:style-name="T20">15</text:span></text:p>
            <text:p text:style-name="P187"><text:span text:style-name="T10"><text:s text:c="16"/></text:span><text:s text:c="40"/><text:span text:style-name="T15">},</text:span></text:p>
            <text:p text:style-name="P108"><text:s text:c="16"/><text:span text:style-name="T16"><text:s text:c="8"/></text:span><text:s text:c="32"/><text:span text:style-name="T16">"fin":{</text:span></text:p>
            <text:p text:style-name="P108"><text:s text:c="16"/><text:span text:style-name="T16"><text:s text:c="8"/></text:span><text:s text:c="39"/>"<text:span text:style-name="T15">heure</text:span>": <text:span text:style-name="T20">23</text:span>,</text:p>
            <text:p text:style-name="P108"><text:s text:c="16"/><text:span text:style-name="T16"><text:s text:c="8"/></text:span><text:s text:c="39"/>"<text:span text:style-name="T15">minute</text:span>": <text:span text:style-name="T15">0</text:span></text:p>
            <text:p text:style-name="P187"><text:span text:style-name="T10"><text:s text:c="16"/></text:span><text:s text:c="40"/><text:span text:style-name="T15">}</text:span></text:p>
            <text:p text:style-name="P189"><text:span text:style-name="T10"><text:s text:c="16"/></text:span><text:s text:c="32"/><text:span text:style-name="T17">}</text:span></text:p>
            <text:p text:style-name="P108"><text:s text:c="16"/><text:span text:style-name="T18"><text:s text:c="8"/></text:span><text:s text:c="16"/><text:span text:style-name="T19">]</text:span></text:p>
            <text:p text:style-name="P108"><text:s text:c="32"/><text:span text:style-name="T23">},</text:span></text:p>
            <text:p text:style-name="P47"><text:s text:c="32"/><text:span text:style-name="T23">{</text:span></text:p>
            <text:p text:style-name="P47"><text:s text:c="34"/><text:span text:style-name="T23">Autre profil</text:span></text:p>
            <text:p text:style-name="P47"><text:s text:c="32"/><text:span text:style-name="T23">}</text:span> </text:p>
            <text:p text:style-name="P47"><text:s text:c="24"/><text:span text:style-name="T23">]</text:span></text:p>
            <text:p text:style-name="P108"><text:s text:c="16"/>}</text:p>
            <text:p text:style-name="P108"><text:s text:c="8"/>}</text:p>
            <text:p text:style-name="P108">}</text:p>
          </table:table-cell>
        </table:table-row>
      </table:table>
      <text:p text:style-name="P48"/>
      <text:p text:style-name="P23"/>
      <text:p text:style-name="P24"/>
      <text:list xml:id="list105609801000669" text:continue-list="list105610383083844" text:style-name="L1">
        <text:list-item>
          <text:p text:style-name="P248">Set profil jour</text:p>
        </text:list-item>
      </text:list>
      <text:p text:style-name="P16"><text:tab/></text:p>
      <text:list xml:id="list105608674631899" text:continue-list="list5872695339997544231" text:style-name="L4">
        <text:list-item>
          <text:p text:style-name="P232">Request</text:p>
        </text:list-item>
      </text:list>
      <text:p text:style-name="P32"/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D"/>
        <table:table-column table:style-name="Tableau3.E"/>
        <table:table-header-rows>
          <table:table-row>
            <table:table-cell table:style-name="Tableau3.A1" office:value-type="string">
              <text:p text:style-name="P213">Tag</text:p>
            </table:table-cell>
            <table:table-cell table:style-name="Tableau3.A1" office:value-type="string">
              <text:p text:style-name="P213">Parent</text:p>
            </table:table-cell>
            <table:table-cell table:style-name="Tableau3.A1" office:value-type="string">
              <text:p text:style-name="P213">Description</text:p>
            </table:table-cell>
            <table:table-cell table:style-name="Tableau3.A1" office:value-type="string">
              <text:p text:style-name="P213">Type/Value</text:p>
            </table:table-cell>
            <table:table-cell table:style-name="Tableau3.E1" office:value-type="string">
              <text:p text:style-name="P213">Cardinality</text:p>
            </table:table-cell>
          </table:table-row>
        </table:table-header-rows>
        <table:table-row>
          <table:table-cell table:style-name="Tableau3.A2" office:value-type="string">
            <text:p text:style-name="P77"><text:span text:style-name="T1">"request</text:span>"</text:p>
          </table:table-cell>
          <table:table-cell table:style-name="Tableau3.A2" office:value-type="string">
            <text:p text:style-name="P77">None</text:p>
          </table:table-cell>
          <table:table-cell table:style-name="Tableau3.A2" office:value-type="string">
            <text:p text:style-name="P77">Root element</text:p>
          </table:table-cell>
          <table:table-cell table:style-name="Tableau3.A2" office:value-type="string">
            <text:p text:style-name="P77">N/a</text:p>
          </table:table-cell>
          <table:table-cell table:style-name="Tableau3.E2" office:value-type="string">
            <text:p text:style-name="P77">1</text:p>
          </table:table-cell>
        </table:table-row>
        <table:table-row>
          <table:table-cell table:style-name="Tableau3.A2" office:value-type="string">
            <text:p text:style-name="P77">"type"</text:p>
          </table:table-cell>
          <table:table-cell table:style-name="Tableau3.A2" office:value-type="string">
            <text:p text:style-name="P77">"<text:span text:style-name="T13">request</text:span>"</text:p>
          </table:table-cell>
          <table:table-cell table:style-name="Tableau3.A2" office:value-type="string">
            <text:p text:style-name="P77">Message type</text:p>
          </table:table-cell>
          <table:table-cell table:style-name="Tableau3.A2" office:value-type="string">
            <text:p text:style-name="P88"><text:span text:style-name="T23">SET_</text:span>PROFIL_JOUR</text:p>
          </table:table-cell>
          <table:table-cell table:style-name="Tableau3.E2" office:value-type="string">
            <text:p text:style-name="P77">1</text:p>
          </table:table-cell>
        </table:table-row>
        <table:table-row>
          <table:table-cell table:style-name="Tableau3.A2" office:value-type="string">
            <text:p text:style-name="P105">"data"</text:p>
          </table:table-cell>
          <table:table-cell table:style-name="Tableau3.A2" office:value-type="string">
            <text:p text:style-name="P105">"response"</text:p>
          </table:table-cell>
          <table:table-cell table:style-name="Tableau3.A2" office:value-type="string">
            <text:p text:style-name="P105"><text:span text:style-name="T11">Response</text:span> data</text:p>
          </table:table-cell>
          <table:table-cell table:style-name="Tableau3.A2" office:value-type="string">
            <text:p text:style-name="P129">N/a</text:p>
          </table:table-cell>
          <table:table-cell table:style-name="Tableau3.E2" office:value-type="string">
            <text:p text:style-name="P105">1</text:p>
          </table:table-cell>
        </table:table-row>
        <table:table-row>
          <table:table-cell table:style-name="Tableau3.A2" office:value-type="string">
            <text:p text:style-name="P160">"<text:span text:style-name="T13">nomProfil</text:span>"</text:p>
          </table:table-cell>
          <table:table-cell table:style-name="Tableau3.A2" office:value-type="string">
            <text:p text:style-name="P161">"data"</text:p>
          </table:table-cell>
          <table:table-cell table:style-name="Tableau3.A2" office:value-type="string">
            <text:p text:style-name="P176">Nom du profil</text:p>
          </table:table-cell>
          <table:table-cell table:style-name="Tableau3.A2" office:value-type="string">
            <text:p text:style-name="P139">String</text:p>
          </table:table-cell>
          <table:table-cell table:style-name="Tableau3.E2" office:value-type="string">
            <text:p text:style-name="P176">1</text:p>
          </table:table-cell>
        </table:table-row>
        <table:table-row>
          <table:table-cell table:style-name="Tableau3.A2" office:value-type="string">
            <text:p text:style-name="P162">"<text:span text:style-name="T14">creneaux</text:span>"</text:p>
          </table:table-cell>
          <table:table-cell table:style-name="Tableau3.A2" office:value-type="string">
            <text:p text:style-name="P161">"data"</text:p>
          </table:table-cell>
          <table:table-cell table:style-name="Tableau3.A2" office:value-type="string">
            <text:p text:style-name="P182">Crén<text:span text:style-name="T15">eaux</text:span> de consommation</text:p>
          </table:table-cell>
          <table:table-cell table:style-name="Tableau3.A2" office:value-type="string">
            <text:p text:style-name="P208">Cr<text:span text:style-name="T15">é</text:span>n<text:span text:style-name="T15">eaux</text:span> Array</text:p>
          </table:table-cell>
          <table:table-cell table:style-name="Tableau3.E2" office:value-type="string">
            <text:p text:style-name="P182">0-N</text:p>
          </table:table-cell>
        </table:table-row>
        <table:table-row>
          <table:table-cell table:style-name="Tableau3.A2" office:value-type="string">
            <text:p text:style-name="P163">"<text:span text:style-name="T15">autorisation</text:span>"</text:p>
          </table:table-cell>
          <table:table-cell table:style-name="Tableau3.A2" office:value-type="string">
            <text:p text:style-name="P162">"<text:span text:style-name="T14">creneaux</text:span>"</text:p>
          </table:table-cell>
          <table:table-cell table:style-name="Tableau3.A2" office:value-type="string">
            <text:p text:style-name="P184">Autorisation de prise en main par le système sur la durée du créneau</text:p>
          </table:table-cell>
          <table:table-cell table:style-name="Tableau3.A2" office:value-type="string">
            <text:p text:style-name="P210">Boolean</text:p>
          </table:table-cell>
          <table:table-cell table:style-name="Tableau3.E2" office:value-type="string">
            <text:p text:style-name="P184">1</text:p>
          </table:table-cell>
        </table:table-row>
        <table:table-row>
          <table:table-cell table:style-name="Tableau3.A2" office:value-type="string">
            <text:p text:style-name="P162">"<text:span text:style-name="T14">debut</text:span>"</text:p>
          </table:table-cell>
          <table:table-cell table:style-name="Tableau3.A2" office:value-type="string">
            <text:p text:style-name="P162">"<text:span text:style-name="T14">creneaux</text:span>"</text:p>
          </table:table-cell>
          <table:table-cell table:style-name="Tableau3.A2" office:value-type="string">
            <text:p text:style-name="P184">Début du créneau</text:p>
          </table:table-cell>
          <table:table-cell table:style-name="Tableau3.A2" office:value-type="string">
            <text:p text:style-name="P129">N/a</text:p>
          </table:table-cell>
          <table:table-cell table:style-name="Tableau3.E2" office:value-type="string">
            <text:p text:style-name="P182">1</text:p>
          </table:table-cell>
        </table:table-row>
        <table:table-row>
          <table:table-cell table:style-name="Tableau3.A2" office:value-type="string">
            <text:p text:style-name="P162">"<text:span text:style-name="T14">heure</text:span>"</text:p>
          </table:table-cell>
          <table:table-cell table:style-name="Tableau3.A2" office:value-type="string">
            <text:p text:style-name="P162">"<text:span text:style-name="T14">debut</text:span>"</text:p>
          </table:table-cell>
          <table:table-cell table:style-name="Tableau3.A2" office:value-type="string">
            <text:p text:style-name="P184">Heure de début</text:p>
          </table:table-cell>
          <table:table-cell table:style-name="Tableau3.A2" office:value-type="string">
            <text:p text:style-name="P210">Integer, <text:span text:style-name="T20">0-24</text:span></text:p>
          </table:table-cell>
          <table:table-cell table:style-name="Tableau3.E2" office:value-type="string">
            <text:p text:style-name="P182">1</text:p>
          </table:table-cell>
        </table:table-row>
        <table:table-row>
          <table:table-cell table:style-name="Tableau3.A2" office:value-type="string">
            <text:p text:style-name="P162">"<text:span text:style-name="T14">minute</text:span>"</text:p>
          </table:table-cell>
          <table:table-cell table:style-name="Tableau3.A2" office:value-type="string">
            <text:p text:style-name="P162">"<text:span text:style-name="T14">debut</text:span>"</text:p>
          </table:table-cell>
          <table:table-cell table:style-name="Tableau3.A2" office:value-type="string">
            <text:p text:style-name="P184">Minute de début</text:p>
          </table:table-cell>
          <table:table-cell table:style-name="Tableau3.A2" office:value-type="string">
            <text:p text:style-name="P210">Integer, <text:span text:style-name="T20">0-59</text:span></text:p>
          </table:table-cell>
          <table:table-cell table:style-name="Tableau3.E2" office:value-type="string">
            <text:p text:style-name="P182">1</text:p>
          </table:table-cell>
        </table:table-row>
        <table:table-row>
          <table:table-cell table:style-name="Tableau3.A2" office:value-type="string">
            <text:p text:style-name="P162">"<text:span text:style-name="T14">fin</text:span>"</text:p>
          </table:table-cell>
          <table:table-cell table:style-name="Tableau3.A2" office:value-type="string">
            <text:p text:style-name="P162">"<text:span text:style-name="T14">creneaux</text:span>"</text:p>
          </table:table-cell>
          <table:table-cell table:style-name="Tableau3.A2" office:value-type="string">
            <text:p text:style-name="P184">Fin du créneau</text:p>
          </table:table-cell>
          <table:table-cell table:style-name="Tableau3.A2" office:value-type="string">
            <text:p text:style-name="P129">N/a</text:p>
          </table:table-cell>
          <table:table-cell table:style-name="Tableau3.E2" office:value-type="string">
            <text:p text:style-name="P182">1</text:p>
          </table:table-cell>
        </table:table-row>
        <table:table-row>
          <table:table-cell table:style-name="Tableau3.A2" office:value-type="string">
            <text:p text:style-name="P162">"<text:span text:style-name="T14">heure</text:span>"</text:p>
          </table:table-cell>
          <table:table-cell table:style-name="Tableau3.A2" office:value-type="string">
            <text:p text:style-name="P162">"<text:span text:style-name="T14">fin</text:span>"</text:p>
          </table:table-cell>
          <table:table-cell table:style-name="Tableau3.A2" office:value-type="string">
            <text:p text:style-name="P184">Heure de fin</text:p>
          </table:table-cell>
          <table:table-cell table:style-name="Tableau3.A2" office:value-type="string">
            <text:p text:style-name="P210">Integer, <text:span text:style-name="T20">0-24</text:span></text:p>
          </table:table-cell>
          <table:table-cell table:style-name="Tableau3.E2" office:value-type="string">
            <text:p text:style-name="P182">1</text:p>
          </table:table-cell>
        </table:table-row>
        <table:table-row>
          <table:table-cell table:style-name="Tableau3.A2" office:value-type="string">
            <text:p text:style-name="P162">"<text:span text:style-name="T14">minute</text:span>"</text:p>
          </table:table-cell>
          <table:table-cell table:style-name="Tableau3.A2" office:value-type="string">
            <text:p text:style-name="P162">"<text:span text:style-name="T14">fin</text:span>"</text:p>
          </table:table-cell>
          <table:table-cell table:style-name="Tableau3.A2" office:value-type="string">
            <text:p text:style-name="P184">Minute de fin</text:p>
          </table:table-cell>
          <table:table-cell table:style-name="Tableau3.A2" office:value-type="string">
            <text:p text:style-name="P210">Integer, <text:span text:style-name="T20">0-59</text:span></text:p>
          </table:table-cell>
          <table:table-cell table:style-name="Tableau3.E2" office:value-type="string">
            <text:p text:style-name="P182">1</text:p>
          </table:table-cell>
        </table:table-row>
      </table:table>
      <text:p text:style-name="P62"/>
      <text:p text:style-name="P47">Example :</text:p>
      <text:p text:style-name="P44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105">{</text:p>
            <text:p text:style-name="P105"><text:s text:c="8"/>"<text:span text:style-name="T13">request</text:span>":{</text:p>
            <text:p text:style-name="P105"><text:s text:c="16"/>"type": "<text:span text:style-name="T23">SET_PROFIL_JOUR</text:span>",</text:p>
            <text:p text:style-name="P46"><text:s text:c="16"/>"<text:span text:style-name="T12">data</text:span>":{</text:p>
            <text:p text:style-name="P107"><text:s text:c="24"/>"<text:span text:style-name="T15">nomProfil</text:span>": "<text:span text:style-name="T15">vacances</text:span>",</text:p>
            <text:p text:style-name="P107"><text:s text:c="24"/>"<text:span text:style-name="T15">creneaux</text:span>"<text:span text:style-name="T16">:[</text:span></text:p>
            <text:p text:style-name="P107"><text:span text:style-name="T16"><text:s text:c="8"/></text:span><text:s text:c="23"/><text:span text:style-name="T17">{</text:span></text:p>
            <text:p text:style-name="P107"><text:s text:c="40"/><text:span text:style-name="T16">"autorisation" : true,</text:span></text:p>
            <text:p text:style-name="P107"><text:span text:style-name="T16"><text:s text:c="8"/></text:span><text:s text:c="32"/><text:span text:style-name="T16">"debut":{</text:span></text:p>
            <text:p text:style-name="P107"><text:span text:style-name="T16"><text:s text:c="8"/></text:span><text:s text:c="39"/>"<text:span text:style-name="T15">heure</text:span>": <text:span text:style-name="T15">18</text:span>,</text:p>
            <text:p text:style-name="P107"><text:span text:style-name="T16"><text:s text:c="8"/></text:span><text:s text:c="39"/>"<text:span text:style-name="T15">minute</text:span>": <text:span text:style-name="T15">30</text:span></text:p>
            <text:p text:style-name="P186"><text:s text:c="40"/><text:span text:style-name="T15">},</text:span></text:p>
            <text:p text:style-name="P107"><text:span text:style-name="T16"><text:s text:c="8"/></text:span><text:s text:c="32"/><text:span text:style-name="T16">"fin":{</text:span></text:p>
            <text:p text:style-name="P107"><text:span text:style-name="T16"><text:s text:c="8"/></text:span><text:s text:c="39"/>"<text:span text:style-name="T15">heure</text:span>": <text:span text:style-name="T20">22</text:span>,</text:p>
            <text:p text:style-name="P107"><text:span text:style-name="T16"><text:s text:c="8"/></text:span><text:s text:c="39"/>"<text:span text:style-name="T15">minute</text:span>": <text:span text:style-name="T15">30</text:span></text:p>
            <text:p text:style-name="P186"><text:s text:c="40"/><text:span text:style-name="T15">}</text:span></text:p>
            <text:p text:style-name="P188"><text:s text:c="32"/><text:span text:style-name="T17">},</text:span></text:p>
            <text:p text:style-name="P107"><text:span text:style-name="T16"><text:s text:c="8"/></text:span><text:s text:c="23"/><text:span text:style-name="T17">{</text:span></text:p>
            <text:p text:style-name="P107"><text:s text:c="40"/><text:span text:style-name="T16">"autorisation" : false,</text:span></text:p>
            <text:p text:style-name="P107"><text:span text:style-name="T16"><text:s text:c="8"/></text:span><text:s text:c="32"/><text:span text:style-name="T16">"debut":{</text:span></text:p>
            <text:p text:style-name="P107"><text:span text:style-name="T16"><text:s text:c="8"/></text:span><text:s text:c="39"/>"<text:span text:style-name="T15">heure</text:span>": <text:span text:style-name="T15">17</text:span>,</text:p>
            <text:p text:style-name="P107"><text:span text:style-name="T16"><text:s text:c="8"/></text:span><text:s text:c="39"/>"<text:span text:style-name="T15">minute</text:span>": <text:span text:style-name="T20">15</text:span></text:p>
            <text:p text:style-name="P186"><text:s text:c="40"/><text:span text:style-name="T15">},</text:span></text:p>
            <text:p text:style-name="P107"><text:soft-page-break/><text:span text:style-name="T16"><text:s text:c="8"/></text:span><text:s text:c="32"/><text:span text:style-name="T16">"fin":{</text:span></text:p>
            <text:p text:style-name="P107"><text:span text:style-name="T16"><text:s text:c="8"/></text:span><text:s text:c="39"/>"<text:span text:style-name="T15">heure</text:span>": <text:span text:style-name="T20">23</text:span>,</text:p>
            <text:p text:style-name="P107"><text:span text:style-name="T16"><text:s text:c="8"/></text:span><text:s text:c="39"/>"<text:span text:style-name="T15">minute</text:span>": <text:span text:style-name="T15">0</text:span></text:p>
            <text:p text:style-name="P186"><text:s text:c="40"/><text:span text:style-name="T15">}</text:span></text:p>
            <text:p text:style-name="P188"><text:s text:c="32"/><text:span text:style-name="T17">}</text:span></text:p>
            <text:p text:style-name="P107"><text:span text:style-name="T18"><text:s text:c="8"/></text:span><text:s text:c="16"/><text:span text:style-name="T19">]</text:span></text:p>
            <text:p text:style-name="P105"><text:s text:c="16"/>}</text:p>
            <text:p text:style-name="P105"><text:s text:c="8"/>}</text:p>
            <text:p text:style-name="P105">}</text:p>
          </table:table-cell>
        </table:table-row>
      </table:table>
      <text:p text:style-name="P44"/>
      <text:p text:style-name="P15"/>
      <text:p text:style-name="P16"/>
      <text:p text:style-name="P16"/>
      <text:list xml:id="list105609854295344" text:continue-list="list105609801000669" text:style-name="L1">
        <text:list-item>
          <text:p text:style-name="P246"><text:span text:style-name="T42">Remove p</text:span>rofil Jour</text:p>
        </text:list-item>
      </text:list>
      <text:p text:style-name="P18"/>
      <text:list xml:id="list2821046334862048211" text:style-name="L6">
        <text:list-item>
          <text:p text:style-name="P237">Request</text:p>
        </text:list-item>
      </text:list>
      <text:p text:style-name="P39"/>
      <table:table table:name="Tableau27" table:style-name="Tableau27">
        <table:table-column table:style-name="Tableau27.A"/>
        <table:table-column table:style-name="Tableau27.B"/>
        <table:table-column table:style-name="Tableau27.A"/>
        <table:table-column table:style-name="Tableau27.D"/>
        <table:table-column table:style-name="Tableau27.E"/>
        <table:table-header-rows>
          <table:table-row>
            <table:table-cell table:style-name="Tableau27.A1" office:value-type="string">
              <text:p text:style-name="P220">Tag</text:p>
            </table:table-cell>
            <table:table-cell table:style-name="Tableau27.A1" office:value-type="string">
              <text:p text:style-name="P220">Parent</text:p>
            </table:table-cell>
            <table:table-cell table:style-name="Tableau27.A1" office:value-type="string">
              <text:p text:style-name="P220">Description</text:p>
            </table:table-cell>
            <table:table-cell table:style-name="Tableau27.A1" office:value-type="string">
              <text:p text:style-name="P220">Type/Value</text:p>
            </table:table-cell>
            <table:table-cell table:style-name="Tableau27.E1" office:value-type="string">
              <text:p text:style-name="P220">Cardinality</text:p>
            </table:table-cell>
          </table:table-row>
        </table:table-header-rows>
        <table:table-row>
          <table:table-cell table:style-name="Tableau27.A2" office:value-type="string">
            <text:p text:style-name="P84"><text:span text:style-name="T1">"request</text:span>"</text:p>
          </table:table-cell>
          <table:table-cell table:style-name="Tableau27.A2" office:value-type="string">
            <text:p text:style-name="P84">None</text:p>
          </table:table-cell>
          <table:table-cell table:style-name="Tableau27.A2" office:value-type="string">
            <text:p text:style-name="P84">Root element</text:p>
          </table:table-cell>
          <table:table-cell table:style-name="Tableau27.A2" office:value-type="string">
            <text:p text:style-name="P84">N/a</text:p>
          </table:table-cell>
          <table:table-cell table:style-name="Tableau27.E2" office:value-type="string">
            <text:p text:style-name="P84">1</text:p>
          </table:table-cell>
        </table:table-row>
        <table:table-row>
          <table:table-cell table:style-name="Tableau27.A2" office:value-type="string">
            <text:p text:style-name="P84">"type"</text:p>
          </table:table-cell>
          <table:table-cell table:style-name="Tableau27.A2" office:value-type="string">
            <text:p text:style-name="P84">"<text:span text:style-name="T13">request</text:span>"</text:p>
          </table:table-cell>
          <table:table-cell table:style-name="Tableau27.A2" office:value-type="string">
            <text:p text:style-name="P84">Message type</text:p>
          </table:table-cell>
          <table:table-cell table:style-name="Tableau27.A2" office:value-type="string">
            <text:p text:style-name="P92"><text:span text:style-name="T42">RM_</text:span>PROFIL_JOUR</text:p>
          </table:table-cell>
          <table:table-cell table:style-name="Tableau27.E2" office:value-type="string">
            <text:p text:style-name="P84">1</text:p>
          </table:table-cell>
        </table:table-row>
        <table:table-row>
          <table:table-cell table:style-name="Tableau27.A2" office:value-type="string">
            <text:p text:style-name="P105">"data"</text:p>
          </table:table-cell>
          <table:table-cell table:style-name="Tableau27.A2" office:value-type="string">
            <text:p text:style-name="P105">"response"</text:p>
          </table:table-cell>
          <table:table-cell table:style-name="Tableau27.A2" office:value-type="string">
            <text:p text:style-name="P105"><text:span text:style-name="T11">Response</text:span> data</text:p>
          </table:table-cell>
          <table:table-cell table:style-name="Tableau27.A2" office:value-type="string">
            <text:p text:style-name="P129">N/a</text:p>
          </table:table-cell>
          <table:table-cell table:style-name="Tableau27.E2" office:value-type="string">
            <text:p text:style-name="P105">1</text:p>
          </table:table-cell>
        </table:table-row>
        <table:table-row>
          <table:table-cell table:style-name="Tableau27.A2" office:value-type="string">
            <text:p text:style-name="P160">"<text:span text:style-name="T13">nomProfil</text:span>"</text:p>
          </table:table-cell>
          <table:table-cell table:style-name="Tableau27.A2" office:value-type="string">
            <text:p text:style-name="P161">"data"</text:p>
          </table:table-cell>
          <table:table-cell table:style-name="Tableau27.A2" office:value-type="string">
            <text:p text:style-name="P176">Nom du profil</text:p>
          </table:table-cell>
          <table:table-cell table:style-name="Tableau27.A2" office:value-type="string">
            <text:p text:style-name="P139">String</text:p>
          </table:table-cell>
          <table:table-cell table:style-name="Tableau27.E2" office:value-type="string">
            <text:p text:style-name="P176">1</text:p>
          </table:table-cell>
        </table:table-row>
      </table:table>
      <text:p text:style-name="P71"/>
      <text:p text:style-name="P55">Example :</text:p>
      <text:p text:style-name="P55"/>
      <table:table table:name="Tableau28" table:style-name="Tableau28">
        <table:table-column table:style-name="Tableau28.A"/>
        <table:table-row table:style-name="Tableau28.1">
          <table:table-cell table:style-name="Tableau28.A1" office:value-type="string">
            <text:p text:style-name="P116">{</text:p>
            <text:p text:style-name="P116"><text:s text:c="8"/>"<text:span text:style-name="T13">request</text:span>":{</text:p>
            <text:p text:style-name="P116"><text:s text:c="16"/>"type": "<text:span text:style-name="T42">RM_PROFIL_JOUR</text:span>",</text:p>
            <text:p text:style-name="P55"><text:s text:c="16"/>"<text:span text:style-name="T12">data</text:span>":{</text:p>
            <text:p text:style-name="P116"><text:s text:c="24"/>"<text:span text:style-name="T15">nomProfil</text:span>": "<text:span text:style-name="T15">vacances</text:span>"</text:p>
            <text:p text:style-name="P116"><text:s text:c="16"/>}</text:p>
            <text:p text:style-name="P116"><text:s text:c="8"/>}</text:p>
            <text:p text:style-name="P116">}</text:p>
          </table:table-cell>
        </table:table-row>
      </table:table>
      <text:p text:style-name="P11"/>
      <text:list xml:id="list105608895842886" text:continue-list="list105609854295344" text:style-name="L1">
        <text:list-item>
          <text:p text:style-name="P245"><text:span text:style-name="T24">Get p</text:span>rofil<text:span text:style-name="T28">s</text:span> Semaine</text:p>
        </text:list-item>
      </text:list>
      <text:p text:style-name="P16"/>
      <text:list xml:id="list105610289499996" text:continue-list="list105608674631899" text:style-name="L4">
        <text:list-item>
          <text:p text:style-name="P233">Request</text:p>
        </text:list-item>
      </text:list>
      <text:p text:style-name="P35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column table:style-name="Tableau15.E"/>
        <table:table-header-rows>
          <table:table-row>
            <table:table-cell table:style-name="Tableau15.A1" office:value-type="string">
              <text:p text:style-name="P216">Tag</text:p>
            </table:table-cell>
            <table:table-cell table:style-name="Tableau15.A1" office:value-type="string">
              <text:p text:style-name="P216">Parent</text:p>
            </table:table-cell>
            <table:table-cell table:style-name="Tableau15.A1" office:value-type="string">
              <text:p text:style-name="P216">Description</text:p>
            </table:table-cell>
            <table:table-cell table:style-name="Tableau15.A1" office:value-type="string">
              <text:p text:style-name="P216">Type/Value</text:p>
            </table:table-cell>
            <table:table-cell table:style-name="Tableau15.E1" office:value-type="string">
              <text:p text:style-name="P216">Cardinality</text:p>
            </table:table-cell>
          </table:table-row>
        </table:table-header-rows>
        <table:table-row>
          <table:table-cell table:style-name="Tableau15.A2" office:value-type="string">
            <text:p text:style-name="P80"><text:span text:style-name="T1">"request</text:span>"</text:p>
          </table:table-cell>
          <table:table-cell table:style-name="Tableau15.A2" office:value-type="string">
            <text:p text:style-name="P80">None</text:p>
          </table:table-cell>
          <table:table-cell table:style-name="Tableau15.A2" office:value-type="string">
            <text:p text:style-name="P80">Root element</text:p>
          </table:table-cell>
          <table:table-cell table:style-name="Tableau15.A2" office:value-type="string">
            <text:p text:style-name="P80">N/a</text:p>
          </table:table-cell>
          <table:table-cell table:style-name="Tableau15.E2" office:value-type="string">
            <text:p text:style-name="P80">1</text:p>
          </table:table-cell>
        </table:table-row>
        <table:table-row>
          <table:table-cell table:style-name="Tableau15.A2" office:value-type="string">
            <text:p text:style-name="P80">"type"</text:p>
          </table:table-cell>
          <table:table-cell table:style-name="Tableau15.A2" office:value-type="string">
            <text:p text:style-name="P80">"<text:span text:style-name="T13">request</text:span>"</text:p>
          </table:table-cell>
          <table:table-cell table:style-name="Tableau15.A2" office:value-type="string">
            <text:p text:style-name="P80">Message type</text:p>
          </table:table-cell>
          <table:table-cell table:style-name="Tableau15.A2" office:value-type="string">
            <text:p text:style-name="P91"><text:span text:style-name="T26">GET_</text:span>PROFIL_<text:span text:style-name="T21">SEMAINE</text:span></text:p>
          </table:table-cell>
          <table:table-cell table:style-name="Tableau15.E2" office:value-type="string">
            <text:p text:style-name="P80">1</text:p>
          </table:table-cell>
        </table:table-row>
      </table:table>
      <text:p text:style-name="P64"/>
      <text:p text:style-name="P49">Example :</text:p>
      <text:p text:style-name="P49"/>
      <table:table table:name="Tableau16" table:style-name="Tableau16">
        <table:table-column table:style-name="Tableau16.A"/>
        <table:table-row table:style-name="Tableau16.1">
          <table:table-cell table:style-name="Tableau16.A1" office:value-type="string">
            <text:p text:style-name="P111">{</text:p>
            <text:p text:style-name="P111"><text:s text:c="8"/>"<text:span text:style-name="T13">request</text:span>":{</text:p>
            <text:p text:style-name="P111"><text:s text:c="16"/>"type": "<text:span text:style-name="T8">GET_</text:span><text:span text:style-name="T13">PROFIL_SEMAINE</text:span>"</text:p>
            <text:p text:style-name="P111"><text:s text:c="8"/>}</text:p>
            <text:p text:style-name="P111">}</text:p>
          </table:table-cell>
        </table:table-row>
      </table:table>
      <text:p text:style-name="P9"/>
      <text:list xml:id="list7683507363788958129" text:style-name="L7">
        <text:list-item>
          <text:p text:style-name="P228">Response</text:p>
        </text:list-item>
      </text:list>
      <text:p text:style-name="P49"/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column table:style-name="Tableau17.E"/>
        <table:table-header-rows>
          <table:table-row>
            <table:table-cell table:style-name="Tableau17.A1" office:value-type="string">
              <text:p text:style-name="P216">Tag</text:p>
            </table:table-cell>
            <table:table-cell table:style-name="Tableau17.A1" office:value-type="string">
              <text:p text:style-name="P216">Parent</text:p>
            </table:table-cell>
            <table:table-cell table:style-name="Tableau17.A1" office:value-type="string">
              <text:p text:style-name="P216">Description</text:p>
            </table:table-cell>
            <table:table-cell table:style-name="Tableau17.A1" office:value-type="string">
              <text:p text:style-name="P216">Type/Value</text:p>
            </table:table-cell>
            <table:table-cell table:style-name="Tableau17.E1" office:value-type="string">
              <text:p text:style-name="P216">Cardinality</text:p>
            </table:table-cell>
          </table:table-row>
        </table:table-header-rows>
        <table:table-row>
          <table:table-cell table:style-name="Tableau17.A2" office:value-type="string">
            <text:p text:style-name="P80"><text:span text:style-name="T1">"response</text:span>"</text:p>
          </table:table-cell>
          <table:table-cell table:style-name="Tableau17.A2" office:value-type="string">
            <text:p text:style-name="P80">None</text:p>
          </table:table-cell>
          <table:table-cell table:style-name="Tableau17.A2" office:value-type="string">
            <text:p text:style-name="P80">Root element</text:p>
          </table:table-cell>
          <table:table-cell table:style-name="Tableau17.A2" office:value-type="string">
            <text:p text:style-name="P80">N/a</text:p>
          </table:table-cell>
          <table:table-cell table:style-name="Tableau17.E2" office:value-type="string">
            <text:p text:style-name="P80">1</text:p>
          </table:table-cell>
        </table:table-row>
        <table:table-row>
          <table:table-cell table:style-name="Tableau17.A2" office:value-type="string">
            <text:p text:style-name="P80">"type"</text:p>
          </table:table-cell>
          <table:table-cell table:style-name="Tableau17.A2" office:value-type="string">
            <text:p text:style-name="P80">"<text:span text:style-name="T10">response</text:span>"</text:p>
          </table:table-cell>
          <table:table-cell table:style-name="Tableau17.A2" office:value-type="string">
            <text:p text:style-name="P80"><text:span text:style-name="T11">Response</text:span> type</text:p>
          </table:table-cell>
          <table:table-cell table:style-name="Tableau17.A2" office:value-type="string">
            <text:p text:style-name="P95"><text:span text:style-name="T26">GET_</text:span>PROFIL_SEMAINE</text:p>
          </table:table-cell>
          <table:table-cell table:style-name="Tableau17.E2" office:value-type="string">
            <text:p text:style-name="P80">1</text:p>
          </table:table-cell>
        </table:table-row>
        <table:table-row>
          <table:table-cell table:style-name="Tableau17.A2" office:value-type="string">
            <text:p text:style-name="P111">"data"</text:p>
          </table:table-cell>
          <table:table-cell table:style-name="Tableau17.A2" office:value-type="string">
            <text:p text:style-name="P111">"response"</text:p>
          </table:table-cell>
          <table:table-cell table:style-name="Tableau17.A2" office:value-type="string">
            <text:p text:style-name="P111"><text:span text:style-name="T11">Response</text:span> data</text:p>
          </table:table-cell>
          <table:table-cell table:style-name="Tableau17.A2" office:value-type="string">
            <text:p text:style-name="P131">N/a</text:p>
          </table:table-cell>
          <table:table-cell table:style-name="Tableau17.E2" office:value-type="string">
            <text:p text:style-name="P111">1</text:p>
          </table:table-cell>
        </table:table-row>
        <table:table-row>
          <table:table-cell table:style-name="Tableau17.A2" office:value-type="string">
            <text:p text:style-name="P111">"<text:span text:style-name="T25">semaines</text:span>"</text:p>
          </table:table-cell>
          <table:table-cell table:style-name="Tableau17.A2" office:value-type="string">
            <text:p text:style-name="P111">"data"</text:p>
          </table:table-cell>
          <table:table-cell table:style-name="Tableau17.A2" office:value-type="string">
            <text:p text:style-name="P191">Lise de semaines</text:p>
          </table:table-cell>
          <table:table-cell table:style-name="Tableau17.A2" office:value-type="string">
            <text:p text:style-name="P145">Liste de profils semaine</text:p>
          </table:table-cell>
          <table:table-cell table:style-name="Tableau17.E2" office:value-type="string">
            <text:p text:style-name="P191">0-N</text:p>
          </table:table-cell>
        </table:table-row>
        <table:table-row>
          <table:table-cell table:style-name="Tableau17.A2" office:value-type="string">
            <text:p text:style-name="P166">"<text:span text:style-name="T21">nomProfil</text:span>"</text:p>
          </table:table-cell>
          <table:table-cell table:style-name="Tableau17.A2" office:value-type="string">
            <text:p text:style-name="P166">"<text:span text:style-name="T25">semaines</text:span>"</text:p>
          </table:table-cell>
          <table:table-cell table:style-name="Tableau17.A2" office:value-type="string">
            <text:p text:style-name="P192">Nom du profil</text:p>
          </table:table-cell>
          <table:table-cell table:style-name="Tableau17.A2" office:value-type="string">
            <text:p text:style-name="P146">String</text:p>
          </table:table-cell>
          <table:table-cell table:style-name="Tableau17.E2" office:value-type="string">
            <text:p text:style-name="P166">1</text:p>
          </table:table-cell>
        </table:table-row>
        <table:table-row>
          <table:table-cell table:style-name="Tableau17.A2" office:value-type="string">
            <text:p text:style-name="P166">"<text:span text:style-name="T21">jours</text:span>"</text:p>
          </table:table-cell>
          <table:table-cell table:style-name="Tableau17.A2" office:value-type="string">
            <text:p text:style-name="P166">"<text:span text:style-name="T25">semaines</text:span>"</text:p>
          </table:table-cell>
          <table:table-cell table:style-name="Tableau17.A2" office:value-type="string">
            <text:p text:style-name="P192">Liste des profils jours</text:p>
          </table:table-cell>
          <table:table-cell table:style-name="Tableau17.A2" office:value-type="string">
            <text:p text:style-name="P146">String Array</text:p>
          </table:table-cell>
          <table:table-cell table:style-name="Tableau17.E2" office:value-type="string">
            <text:p text:style-name="P192">7</text:p>
          </table:table-cell>
        </table:table-row>
      </table:table>
      <text:p text:style-name="P49"/>
      <text:p text:style-name="P49">Example :</text:p>
      <text:p text:style-name="P49"/>
      <table:table table:name="Tableau18" table:style-name="Tableau18">
        <table:table-column table:style-name="Tableau18.A"/>
        <table:table-row table:style-name="Tableau18.1">
          <table:table-cell table:style-name="Tableau18.A1" office:value-type="string">
            <text:p text:style-name="P111">{</text:p>
            <text:p text:style-name="P111"><text:s text:c="8"/>"<text:span text:style-name="T12">response</text:span>":{</text:p>
            <text:p text:style-name="P111"><text:s text:c="16"/>"type": "<text:span text:style-name="T8">GET_</text:span><text:span text:style-name="T6">PROFIL_SEMAINE</text:span>",</text:p>
            <text:p text:style-name="P49"><text:s text:c="16"/>"<text:span text:style-name="T12">data</text:span>":{</text:p>
            <text:p text:style-name="P111"><text:s text:c="24"/>"<text:span text:style-name="T27">semaines</text:span>":<text:span text:style-name="T27">[</text:span></text:p>
            <text:p text:style-name="P111"><text:s text:c="32"/><text:span text:style-name="T27">{</text:span></text:p>
            <text:p text:style-name="P111"><text:s text:c="40"/>"<text:span text:style-name="T25">nomProfil</text:span>":"<text:span text:style-name="T25">Semaine normale</text:span>",</text:p>
            <text:p text:style-name="P111"><text:s text:c="40"/>"<text:span text:style-name="T21">jours</text:span>":<text:span text:style-name="T16">[</text:span></text:p>
            <text:p text:style-name="P111"><text:s text:c="16"/><text:span text:style-name="T16"><text:s text:c="8"/></text:span><text:s text:c="23"/>"<text:span text:style-name="T21">travail</text:span>"<text:span text:style-name="T21">,</text:span></text:p>
            <text:p text:style-name="P111"><text:s text:c="16"/><text:span text:style-name="T16"><text:s text:c="8"/></text:span><text:s text:c="23"/>"<text:span text:style-name="T21">travail</text:span>"<text:span text:style-name="T21">,</text:span></text:p>
            <text:p text:style-name="P111"><text:s text:c="16"/><text:span text:style-name="T16"><text:s text:c="8"/></text:span><text:s text:c="23"/>"<text:span text:style-name="T21">travail</text:span>"<text:span text:style-name="T21">,</text:span></text:p>
            <text:p text:style-name="P111"><text:s text:c="16"/><text:span text:style-name="T16"><text:s text:c="8"/></text:span><text:s text:c="23"/>"<text:span text:style-name="T21">travail</text:span>"<text:span text:style-name="T21">,</text:span></text:p>
            <text:p text:style-name="P111"><text:s text:c="16"/><text:span text:style-name="T16"><text:s text:c="8"/></text:span><text:s text:c="23"/>"<text:span text:style-name="T21">travail</text:span>"<text:span text:style-name="T21">,</text:span></text:p>
            <text:p text:style-name="P111"><text:s text:c="16"/><text:span text:style-name="T16"><text:s text:c="8"/></text:span><text:s text:c="23"/>"<text:span text:style-name="T21">week-end</text:span>"<text:span text:style-name="T21">,</text:span></text:p>
            <text:p text:style-name="P111"><text:s text:c="16"/><text:span text:style-name="T16"><text:s text:c="8"/></text:span><text:s text:c="23"/>"<text:span text:style-name="T21">week-end</text:span>"</text:p>
            <text:p text:style-name="P111"><text:s text:c="16"/><text:span text:style-name="T18"><text:s text:c="8"/></text:span><text:s text:c="16"/><text:span text:style-name="T19">]</text:span></text:p>
            <text:p text:style-name="P111"><text:s text:c="32"/><text:span text:style-name="T27">}</text:span></text:p>
            <text:p text:style-name="P111"><text:s text:c="24"/><text:span text:style-name="T27">]</text:span></text:p>
            <text:p text:style-name="P111"><text:soft-page-break/><text:s text:c="16"/>}</text:p>
            <text:p text:style-name="P111"><text:s text:c="8"/>}</text:p>
            <text:p text:style-name="P157">}</text:p>
          </table:table-cell>
        </table:table-row>
      </table:table>
      <text:p text:style-name="P17"/>
      <text:p text:style-name="P16"/>
      <text:p text:style-name="P25"/>
      <text:list xml:id="list105610786088413" text:continue-list="list105608895842886" text:style-name="L1">
        <text:list-item>
          <text:p text:style-name="P249">Set profil semaine</text:p>
        </text:list-item>
      </text:list>
      <text:p text:style-name="P16"/>
      <text:list xml:id="list105609921795000" text:continue-list="list105610289499996" text:style-name="L4">
        <text:list-item>
          <text:p text:style-name="P234">Request</text:p>
        </text:list-item>
      </text:list>
      <text:p text:style-name="P3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header-rows>
          <table:table-row>
            <table:table-cell table:style-name="Tableau7.A1" office:value-type="string">
              <text:p text:style-name="P214">Tag</text:p>
            </table:table-cell>
            <table:table-cell table:style-name="Tableau7.A1" office:value-type="string">
              <text:p text:style-name="P214">Parent</text:p>
            </table:table-cell>
            <table:table-cell table:style-name="Tableau7.A1" office:value-type="string">
              <text:p text:style-name="P214">Description</text:p>
            </table:table-cell>
            <table:table-cell table:style-name="Tableau7.A1" office:value-type="string">
              <text:p text:style-name="P214">Type/Value</text:p>
            </table:table-cell>
            <table:table-cell table:style-name="Tableau7.E1" office:value-type="string">
              <text:p text:style-name="P214">Cardinality</text:p>
            </table:table-cell>
          </table:table-row>
        </table:table-header-rows>
        <table:table-row>
          <table:table-cell table:style-name="Tableau7.A2" office:value-type="string">
            <text:p text:style-name="P78"><text:span text:style-name="T1">"request</text:span>"</text:p>
          </table:table-cell>
          <table:table-cell table:style-name="Tableau7.A2" office:value-type="string">
            <text:p text:style-name="P78">None</text:p>
          </table:table-cell>
          <table:table-cell table:style-name="Tableau7.A2" office:value-type="string">
            <text:p text:style-name="P78">Root element</text:p>
          </table:table-cell>
          <table:table-cell table:style-name="Tableau7.A2" office:value-type="string">
            <text:p text:style-name="P78">N/a</text:p>
          </table:table-cell>
          <table:table-cell table:style-name="Tableau7.E2" office:value-type="string">
            <text:p text:style-name="P78">1</text:p>
          </table:table-cell>
        </table:table-row>
        <table:table-row>
          <table:table-cell table:style-name="Tableau7.A2" office:value-type="string">
            <text:p text:style-name="P78">"type"</text:p>
          </table:table-cell>
          <table:table-cell table:style-name="Tableau7.A2" office:value-type="string">
            <text:p text:style-name="P78">"<text:span text:style-name="T13">request</text:span>"</text:p>
          </table:table-cell>
          <table:table-cell table:style-name="Tableau7.A2" office:value-type="string">
            <text:p text:style-name="P78">Message type</text:p>
          </table:table-cell>
          <table:table-cell table:style-name="Tableau7.A2" office:value-type="string">
            <text:p text:style-name="P89"><text:span text:style-name="T28">SET_</text:span>PROFIL_<text:span text:style-name="T21">SEMAINE</text:span></text:p>
          </table:table-cell>
          <table:table-cell table:style-name="Tableau7.E2" office:value-type="string">
            <text:p text:style-name="P78">1</text:p>
          </table:table-cell>
        </table:table-row>
        <table:table-row>
          <table:table-cell table:style-name="Tableau7.A2" office:value-type="string">
            <text:p text:style-name="P111">"data"</text:p>
          </table:table-cell>
          <table:table-cell table:style-name="Tableau7.A2" office:value-type="string">
            <text:p text:style-name="P111">"response"</text:p>
          </table:table-cell>
          <table:table-cell table:style-name="Tableau7.A2" office:value-type="string">
            <text:p text:style-name="P111"><text:span text:style-name="T11">Response</text:span> data</text:p>
          </table:table-cell>
          <table:table-cell table:style-name="Tableau7.A2" office:value-type="string">
            <text:p text:style-name="P131">N/a</text:p>
          </table:table-cell>
          <table:table-cell table:style-name="Tableau7.E2" office:value-type="string">
            <text:p text:style-name="P111">1</text:p>
          </table:table-cell>
        </table:table-row>
        <table:table-row>
          <table:table-cell table:style-name="Tableau7.A2" office:value-type="string">
            <text:p text:style-name="P166">"<text:span text:style-name="T21">nomProfil</text:span>"</text:p>
          </table:table-cell>
          <table:table-cell table:style-name="Tableau7.A2" office:value-type="string">
            <text:p text:style-name="P166">"<text:span text:style-name="T29">data</text:span>"</text:p>
          </table:table-cell>
          <table:table-cell table:style-name="Tableau7.A2" office:value-type="string">
            <text:p text:style-name="P192">Nom du profil</text:p>
          </table:table-cell>
          <table:table-cell table:style-name="Tableau7.A2" office:value-type="string">
            <text:p text:style-name="P146">String</text:p>
          </table:table-cell>
          <table:table-cell table:style-name="Tableau7.E2" office:value-type="string">
            <text:p text:style-name="P166">1</text:p>
          </table:table-cell>
        </table:table-row>
        <table:table-row>
          <table:table-cell table:style-name="Tableau7.A2" office:value-type="string">
            <text:p text:style-name="P166">"<text:span text:style-name="T21">jours</text:span>"</text:p>
          </table:table-cell>
          <table:table-cell table:style-name="Tableau7.A2" office:value-type="string">
            <text:p text:style-name="P166">"<text:span text:style-name="T29">data</text:span>"</text:p>
          </table:table-cell>
          <table:table-cell table:style-name="Tableau7.A2" office:value-type="string">
            <text:p text:style-name="P192">Liste des profils jours</text:p>
          </table:table-cell>
          <table:table-cell table:style-name="Tableau7.A2" office:value-type="string">
            <text:p text:style-name="P146">String Array</text:p>
          </table:table-cell>
          <table:table-cell table:style-name="Tableau7.E2" office:value-type="string">
            <text:p text:style-name="P192">7</text:p>
          </table:table-cell>
        </table:table-row>
      </table:table>
      <text:p text:style-name="P61"/>
      <text:p text:style-name="P45">Example :</text:p>
      <text:p text:style-name="P45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106">{</text:p>
            <text:p text:style-name="P106"><text:s text:c="8"/>"<text:span text:style-name="T13">request</text:span>":{</text:p>
            <text:p text:style-name="P110"><text:s text:c="16"/>"type": "<text:span text:style-name="T28">S</text:span><text:span text:style-name="T8">ET_</text:span><text:span text:style-name="T13">PROFIL_SEMAINE</text:span>",</text:p>
            <text:p text:style-name="P49"><text:s text:c="16"/>"<text:span text:style-name="T12">data</text:span>":{</text:p>
            <text:p text:style-name="P111"><text:s text:c="23"/>"<text:span text:style-name="T25">nomProfil</text:span>":"<text:span text:style-name="T25">Semaine normal</text:span>",</text:p>
            <text:p text:style-name="P111"><text:s text:c="16"/><text:span text:style-name="T16"><text:s text:c="7"/></text:span>"<text:span text:style-name="T21">jours</text:span>":<text:span text:style-name="T16">[</text:span></text:p>
            <text:p text:style-name="P111"><text:s text:c="16"/><text:span text:style-name="T16"><text:s text:c="8"/></text:span><text:s text:c="7"/>"<text:span text:style-name="T21">travail</text:span>"<text:span text:style-name="T21">,</text:span></text:p>
            <text:p text:style-name="P111"><text:s text:c="16"/><text:span text:style-name="T16"><text:s text:c="8"/></text:span><text:s text:c="7"/>"<text:span text:style-name="T21">travail</text:span>"<text:span text:style-name="T21">,</text:span></text:p>
            <text:p text:style-name="P111"><text:s text:c="16"/><text:span text:style-name="T16"><text:s text:c="8"/></text:span><text:s text:c="7"/>"<text:span text:style-name="T21">travail</text:span>"<text:span text:style-name="T21">,</text:span></text:p>
            <text:p text:style-name="P111"><text:s text:c="16"/><text:span text:style-name="T16"><text:s text:c="8"/></text:span><text:s text:c="7"/>"<text:span text:style-name="T21">travail</text:span>"<text:span text:style-name="T21">,</text:span></text:p>
            <text:p text:style-name="P111"><text:s text:c="16"/><text:span text:style-name="T16"><text:s text:c="8"/></text:span><text:s text:c="7"/>"<text:span text:style-name="T21">travail</text:span>"<text:span text:style-name="T21">,</text:span></text:p>
            <text:p text:style-name="P111"><text:s text:c="16"/><text:span text:style-name="T16"><text:s text:c="8"/></text:span><text:s text:c="7"/>"<text:span text:style-name="T21">week-end</text:span>"<text:span text:style-name="T21">,</text:span></text:p>
            <text:p text:style-name="P111"><text:s text:c="16"/><text:span text:style-name="T16"><text:s text:c="8"/></text:span><text:s text:c="7"/>"<text:span text:style-name="T21">week-end</text:span>"</text:p>
            <text:p text:style-name="P111"><text:s text:c="24"/><text:span text:style-name="T27">]</text:span></text:p>
            <text:p text:style-name="P111"><text:s text:c="16"/>}</text:p>
            <text:p text:style-name="P106"><text:s text:c="8"/>}</text:p>
            <text:p text:style-name="P106">}</text:p>
          </table:table-cell>
        </table:table-row>
      </table:table>
      <text:p text:style-name="P19"/>
      <text:list xml:id="list105609526073656" text:continue-list="list105610786088413" text:style-name="L1">
        <text:list-item>
          <text:p text:style-name="P247"><text:span text:style-name="T42">Remove p</text:span>rofil <text:span text:style-name="T46">Semaine</text:span></text:p>
        </text:list-item>
      </text:list>
      <text:p text:style-name="P20"/>
      <text:list xml:id="list8422544165111647403" text:style-name="L8">
        <text:list-item>
          <text:p text:style-name="P238">Request</text:p>
        </text:list-item>
      </text:list>
      <text:p text:style-name="P40"/>
      <table:table table:name="Tableau29" table:style-name="Tableau29">
        <table:table-column table:style-name="Tableau29.A"/>
        <table:table-column table:style-name="Tableau29.B"/>
        <table:table-column table:style-name="Tableau29.A"/>
        <table:table-column table:style-name="Tableau29.D"/>
        <table:table-column table:style-name="Tableau29.E"/>
        <table:table-header-rows>
          <table:table-row>
            <table:table-cell table:style-name="Tableau29.A1" office:value-type="string">
              <text:p text:style-name="P221">Tag</text:p>
            </table:table-cell>
            <table:table-cell table:style-name="Tableau29.A1" office:value-type="string">
              <text:p text:style-name="P221">Parent</text:p>
            </table:table-cell>
            <table:table-cell table:style-name="Tableau29.A1" office:value-type="string">
              <text:p text:style-name="P221">Description</text:p>
            </table:table-cell>
            <table:table-cell table:style-name="Tableau29.A1" office:value-type="string">
              <text:p text:style-name="P221">Type/Value</text:p>
            </table:table-cell>
            <table:table-cell table:style-name="Tableau29.E1" office:value-type="string">
              <text:p text:style-name="P221">Cardinality</text:p>
            </table:table-cell>
          </table:table-row>
        </table:table-header-rows>
        <table:table-row>
          <table:table-cell table:style-name="Tableau29.A2" office:value-type="string">
            <text:p text:style-name="P85"><text:span text:style-name="T1">"request</text:span>"</text:p>
          </table:table-cell>
          <table:table-cell table:style-name="Tableau29.A2" office:value-type="string">
            <text:p text:style-name="P85">None</text:p>
          </table:table-cell>
          <table:table-cell table:style-name="Tableau29.A2" office:value-type="string">
            <text:p text:style-name="P85">Root element</text:p>
          </table:table-cell>
          <table:table-cell table:style-name="Tableau29.A2" office:value-type="string">
            <text:p text:style-name="P85">N/a</text:p>
          </table:table-cell>
          <table:table-cell table:style-name="Tableau29.E2" office:value-type="string">
            <text:p text:style-name="P85">1</text:p>
          </table:table-cell>
        </table:table-row>
        <table:table-row>
          <table:table-cell table:style-name="Tableau29.A2" office:value-type="string">
            <text:p text:style-name="P85">"type"</text:p>
          </table:table-cell>
          <table:table-cell table:style-name="Tableau29.A2" office:value-type="string">
            <text:p text:style-name="P85">"<text:span text:style-name="T13">request</text:span>"</text:p>
          </table:table-cell>
          <table:table-cell table:style-name="Tableau29.A2" office:value-type="string">
            <text:p text:style-name="P85">Message type</text:p>
          </table:table-cell>
          <table:table-cell table:style-name="Tableau29.A2" office:value-type="string">
            <text:p text:style-name="P93"><text:span text:style-name="T42">RM_</text:span>PROFIL_<text:span text:style-name="T46">SEMAINE</text:span></text:p>
          </table:table-cell>
          <table:table-cell table:style-name="Tableau29.E2" office:value-type="string">
            <text:p text:style-name="P85">1</text:p>
          </table:table-cell>
        </table:table-row>
        <table:table-row>
          <table:table-cell table:style-name="Tableau29.A2" office:value-type="string">
            <text:p text:style-name="P118">"data"</text:p>
          </table:table-cell>
          <table:table-cell table:style-name="Tableau29.A2" office:value-type="string">
            <text:p text:style-name="P118">"response"</text:p>
          </table:table-cell>
          <table:table-cell table:style-name="Tableau29.A2" office:value-type="string">
            <text:p text:style-name="P118"><text:span text:style-name="T11">Response</text:span> data</text:p>
          </table:table-cell>
          <table:table-cell table:style-name="Tableau29.A2" office:value-type="string">
            <text:p text:style-name="P134">N/a</text:p>
          </table:table-cell>
          <table:table-cell table:style-name="Tableau29.E2" office:value-type="string">
            <text:p text:style-name="P118">1</text:p>
          </table:table-cell>
        </table:table-row>
        <table:table-row>
          <table:table-cell table:style-name="Tableau29.A2" office:value-type="string">
            <text:p text:style-name="P169">"<text:span text:style-name="T13">nomProfil</text:span>"</text:p>
          </table:table-cell>
          <table:table-cell table:style-name="Tableau29.A2" office:value-type="string">
            <text:p text:style-name="P169">"data"</text:p>
          </table:table-cell>
          <table:table-cell table:style-name="Tableau29.A2" office:value-type="string">
            <text:p text:style-name="P178">Nom du profil</text:p>
          </table:table-cell>
          <table:table-cell table:style-name="Tableau29.A2" office:value-type="string">
            <text:p text:style-name="P141">String</text:p>
          </table:table-cell>
          <table:table-cell table:style-name="Tableau29.E2" office:value-type="string">
            <text:p text:style-name="P178">1</text:p>
          </table:table-cell>
        </table:table-row>
      </table:table>
      <text:p text:style-name="P72"/>
      <text:p text:style-name="P57">Example :</text:p>
      <text:p text:style-name="P57"/>
      <table:table table:name="Tableau30" table:style-name="Tableau30">
        <table:table-column table:style-name="Tableau30.A"/>
        <table:table-row table:style-name="Tableau30.1">
          <table:table-cell table:style-name="Tableau30.A1" office:value-type="string">
            <text:p text:style-name="P118">{</text:p>
            <text:p text:style-name="P118"><text:s text:c="8"/>"<text:span text:style-name="T13">request</text:span>":{</text:p>
            <text:p text:style-name="P118"><text:s text:c="16"/>"type": "<text:span text:style-name="T42">RM_PROFIL_SEMAINE</text:span>",</text:p>
            <text:p text:style-name="P57"><text:s text:c="16"/>"<text:span text:style-name="T12">data</text:span>":{</text:p>
            <text:p text:style-name="P118"><text:s text:c="24"/>"<text:span text:style-name="T15">nomProfil</text:span>": "<text:span text:style-name="T46">Semaine normale</text:span>"</text:p>
            <text:p text:style-name="P118"><text:s text:c="16"/>}</text:p>
            <text:p text:style-name="P118"><text:s text:c="8"/>}</text:p>
            <text:p text:style-name="P118">}</text:p>
          </table:table-cell>
        </table:table-row>
      </table:table>
      <text:p text:style-name="P12"/>
      <text:list xml:id="list105609204354428" text:continue-list="list105609526073656" text:style-name="L1">
        <text:list-item>
          <text:p text:style-name="P245"><text:span text:style-name="T38">Get p</text:span>ièce<text:span text:style-name="T21">s</text:span></text:p>
        </text:list-item>
      </text:list>
      <text:p text:style-name="P16"/>
      <text:list xml:id="list105609595804449" text:continue-list="list105609921795000" text:style-name="L4">
        <text:list-item>
          <text:p text:style-name="P234">Request</text:p>
        </text:list-item>
      </text:list>
      <text:p text:style-name="P33"/>
      <table:table table:name="Tableau9" table:style-name="Tableau9">
        <table:table-column table:style-name="Tableau9.A"/>
        <table:table-column table:style-name="Tableau9.B"/>
        <table:table-column table:style-name="Tableau9.A"/>
        <table:table-column table:style-name="Tableau9.D"/>
        <table:table-column table:style-name="Tableau9.E"/>
        <table:table-header-rows>
          <table:table-row>
            <table:table-cell table:style-name="Tableau9.A1" office:value-type="string">
              <text:p text:style-name="P214">Tag</text:p>
            </table:table-cell>
            <table:table-cell table:style-name="Tableau9.A1" office:value-type="string">
              <text:p text:style-name="P214">Parent</text:p>
            </table:table-cell>
            <table:table-cell table:style-name="Tableau9.A1" office:value-type="string">
              <text:p text:style-name="P214">Description</text:p>
            </table:table-cell>
            <table:table-cell table:style-name="Tableau9.A1" office:value-type="string">
              <text:p text:style-name="P214">Type/Value</text:p>
            </table:table-cell>
            <table:table-cell table:style-name="Tableau9.E1" office:value-type="string">
              <text:p text:style-name="P214">Cardinality</text:p>
            </table:table-cell>
          </table:table-row>
        </table:table-header-rows>
        <table:table-row>
          <table:table-cell table:style-name="Tableau9.A2" office:value-type="string">
            <text:p text:style-name="P78"><text:span text:style-name="T1">"request</text:span>"</text:p>
          </table:table-cell>
          <table:table-cell table:style-name="Tableau9.A2" office:value-type="string">
            <text:p text:style-name="P78">None</text:p>
          </table:table-cell>
          <table:table-cell table:style-name="Tableau9.A2" office:value-type="string">
            <text:p text:style-name="P78">Root element</text:p>
          </table:table-cell>
          <table:table-cell table:style-name="Tableau9.A2" office:value-type="string">
            <text:p text:style-name="P78">N/a</text:p>
          </table:table-cell>
          <table:table-cell table:style-name="Tableau9.E2" office:value-type="string">
            <text:p text:style-name="P78">1</text:p>
          </table:table-cell>
        </table:table-row>
        <table:table-row>
          <table:table-cell table:style-name="Tableau9.A2" office:value-type="string">
            <text:p text:style-name="P78">"type"</text:p>
          </table:table-cell>
          <table:table-cell table:style-name="Tableau9.A2" office:value-type="string">
            <text:p text:style-name="P78">"<text:span text:style-name="T13">request</text:span>"</text:p>
          </table:table-cell>
          <table:table-cell table:style-name="Tableau9.A2" office:value-type="string">
            <text:p text:style-name="P78">Message type</text:p>
          </table:table-cell>
          <table:table-cell table:style-name="Tableau9.A2" office:value-type="string">
            <text:p text:style-name="P89"><text:span text:style-name="T38">GET_</text:span>P<text:span text:style-name="T21">IECES</text:span></text:p>
          </table:table-cell>
          <table:table-cell table:style-name="Tableau9.E2" office:value-type="string">
            <text:p text:style-name="P78">1</text:p>
          </table:table-cell>
        </table:table-row>
      </table:table>
      <text:p text:style-name="P61"/>
      <text:p text:style-name="P45">Example :</text:p>
      <text:p text:style-name="P45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106">{</text:p>
            <text:p text:style-name="P106"><text:s text:c="8"/>"<text:span text:style-name="T13">request</text:span>":{</text:p>
            <text:p text:style-name="P106"><text:s text:c="16"/>"type": "<text:span text:style-name="T38">GET_PIECES</text:span>"</text:p>
            <text:p text:style-name="P106"><text:s text:c="8"/>}</text:p>
            <text:p text:style-name="P106">}</text:p>
          </table:table-cell>
        </table:table-row>
      </table:table>
      <text:p text:style-name="P8"/>
      <text:list xml:id="list1318808965537526532" text:style-name="L9">
        <text:list-item>
          <text:p text:style-name="P229">Response</text:p>
        </text:list-item>
      </text:list>
      <text:p text:style-name="P45"/>
      <table:table table:name="Tableau11" table:style-name="Tableau11">
        <table:table-column table:style-name="Tableau11.A"/>
        <table:table-column table:style-name="Tableau11.B"/>
        <table:table-column table:style-name="Tableau11.A"/>
        <table:table-column table:style-name="Tableau11.D"/>
        <table:table-column table:style-name="Tableau11.E"/>
        <table:table-header-rows>
          <table:table-row>
            <table:table-cell table:style-name="Tableau11.A1" office:value-type="string">
              <text:p text:style-name="P214">Tag</text:p>
            </table:table-cell>
            <table:table-cell table:style-name="Tableau11.A1" office:value-type="string">
              <text:p text:style-name="P214">Parent</text:p>
            </table:table-cell>
            <table:table-cell table:style-name="Tableau11.A1" office:value-type="string">
              <text:p text:style-name="P214">Description</text:p>
            </table:table-cell>
            <table:table-cell table:style-name="Tableau11.A1" office:value-type="string">
              <text:p text:style-name="P214">Type/Value</text:p>
            </table:table-cell>
            <table:table-cell table:style-name="Tableau11.E1" office:value-type="string">
              <text:p text:style-name="P214">Cardinality</text:p>
            </table:table-cell>
          </table:table-row>
        </table:table-header-rows>
        <table:table-row>
          <table:table-cell table:style-name="Tableau11.A2" office:value-type="string">
            <text:p text:style-name="P78"><text:span text:style-name="T1">"response</text:span>"</text:p>
          </table:table-cell>
          <table:table-cell table:style-name="Tableau11.A2" office:value-type="string">
            <text:p text:style-name="P78">None</text:p>
          </table:table-cell>
          <table:table-cell table:style-name="Tableau11.A2" office:value-type="string">
            <text:p text:style-name="P78">Root element</text:p>
          </table:table-cell>
          <table:table-cell table:style-name="Tableau11.A2" office:value-type="string">
            <text:p text:style-name="P78">N/a</text:p>
          </table:table-cell>
          <table:table-cell table:style-name="Tableau11.E2" office:value-type="string">
            <text:p text:style-name="P78">1</text:p>
          </table:table-cell>
        </table:table-row>
        <table:table-row>
          <table:table-cell table:style-name="Tableau11.A2" office:value-type="string">
            <text:p text:style-name="P78">"type"</text:p>
          </table:table-cell>
          <table:table-cell table:style-name="Tableau11.A2" office:value-type="string">
            <text:p text:style-name="P78">"<text:span text:style-name="T10">response</text:span>"</text:p>
          </table:table-cell>
          <table:table-cell table:style-name="Tableau11.A2" office:value-type="string">
            <text:p text:style-name="P78"><text:span text:style-name="T11">Response</text:span> type</text:p>
          </table:table-cell>
          <table:table-cell table:style-name="Tableau11.A2" office:value-type="string">
            <text:p text:style-name="P94"><text:span text:style-name="T38">GET_</text:span>PIECES</text:p>
          </table:table-cell>
          <table:table-cell table:style-name="Tableau11.E2" office:value-type="string">
            <text:p text:style-name="P78">1</text:p>
          </table:table-cell>
        </table:table-row>
        <table:table-row>
          <table:table-cell table:style-name="Tableau11.A2" office:value-type="string">
            <text:p text:style-name="P106">"data"</text:p>
          </table:table-cell>
          <table:table-cell table:style-name="Tableau11.A2" office:value-type="string">
            <text:p text:style-name="P106">"response"</text:p>
          </table:table-cell>
          <table:table-cell table:style-name="Tableau11.A2" office:value-type="string">
            <text:p text:style-name="P106"><text:span text:style-name="T11">Response</text:span> data</text:p>
          </table:table-cell>
          <table:table-cell table:style-name="Tableau11.A2" office:value-type="string">
            <text:p text:style-name="P128">N/a</text:p>
          </table:table-cell>
          <table:table-cell table:style-name="Tableau11.E2" office:value-type="string">
            <text:p text:style-name="P106">1</text:p>
          </table:table-cell>
        </table:table-row>
        <table:table-row>
          <table:table-cell table:style-name="Tableau11.A2" office:value-type="string">
            <text:p text:style-name="P106">"<text:span text:style-name="T38">pieces</text:span>"</text:p>
          </table:table-cell>
          <table:table-cell table:style-name="Tableau11.A2" office:value-type="string">
            <text:p text:style-name="P106">"data"</text:p>
          </table:table-cell>
          <table:table-cell table:style-name="Tableau11.A2" office:value-type="string">
            <text:p text:style-name="P198">Liste pièces</text:p>
          </table:table-cell>
          <table:table-cell table:style-name="Tableau11.A2" office:value-type="string">
            <text:p text:style-name="P152">Liste de pièces</text:p>
          </table:table-cell>
          <table:table-cell table:style-name="Tableau11.E2" office:value-type="string">
            <text:p text:style-name="P174">0-N</text:p>
          </table:table-cell>
        </table:table-row>
        <table:table-row>
          <table:table-cell table:style-name="Tableau11.A2" office:value-type="string">
            <text:p text:style-name="P159">"<text:span text:style-name="T30">nomPiece</text:span>"</text:p>
          </table:table-cell>
          <table:table-cell table:style-name="Tableau11.A2" office:value-type="string">
            <text:p text:style-name="P159">"<text:span text:style-name="T22">data</text:span>"</text:p>
          </table:table-cell>
          <table:table-cell table:style-name="Tableau11.A2" office:value-type="string">
            <text:p text:style-name="P193">Nom de la pièce</text:p>
          </table:table-cell>
          <table:table-cell table:style-name="Tableau11.A2" office:value-type="string">
            <text:p text:style-name="P147">String</text:p>
          </table:table-cell>
          <table:table-cell table:style-name="Tableau11.E2" office:value-type="string">
            <text:p text:style-name="P193">1</text:p>
          </table:table-cell>
        </table:table-row>
        <table:table-row>
          <table:table-cell table:style-name="Tableau11.A2" office:value-type="string">
            <text:p text:style-name="P159">"<text:span text:style-name="T30">objets</text:span>"</text:p>
          </table:table-cell>
          <table:table-cell table:style-name="Tableau11.A2" office:value-type="string">
            <text:p text:style-name="P159">"<text:span text:style-name="T22">data</text:span>"</text:p>
          </table:table-cell>
          <table:table-cell table:style-name="Tableau11.A2" office:value-type="string">
            <text:p text:style-name="P173">Nom des <text:span text:style-name="T30">objets</text:span></text:p>
          </table:table-cell>
          <table:table-cell table:style-name="Tableau11.A2" office:value-type="string">
            <text:p text:style-name="P137">Liste de string</text:p>
          </table:table-cell>
          <table:table-cell table:style-name="Tableau11.E2" office:value-type="string">
            <text:p text:style-name="P173">0-N</text:p>
          </table:table-cell>
        </table:table-row>
      </table:table>
      <text:p text:style-name="P45"/>
      <text:p text:style-name="P45">Example :</text:p>
      <text:p text:style-name="P45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6">{</text:p>
            <text:p text:style-name="P106"><text:s text:c="8"/>"<text:span text:style-name="T12">response</text:span>":{</text:p>
            <text:p text:style-name="P106"><text:s text:c="16"/>"type": "<text:span text:style-name="T51">GET_</text:span><text:span text:style-name="T6">P</text:span><text:span text:style-name="T7">IECES</text:span>",</text:p>
            <text:p text:style-name="P45"><text:s text:c="16"/>"<text:span text:style-name="T12">data</text:span>":{</text:p>
            <text:p text:style-name="P113"><text:s text:c="24"/>"<text:span text:style-name="T39">pieces</text:span>":<text:span text:style-name="T39">[</text:span></text:p>
            <text:p text:style-name="P113"><text:s text:c="32"/><text:span text:style-name="T39">{</text:span></text:p>
            <text:p text:style-name="P65"><text:s text:c="40"/>"<text:span text:style-name="T30">nomPiece</text:span>":"<text:span text:style-name="T30">Chambre Arthur</text:span>",</text:p>
            <text:p text:style-name="P113"><text:s text:c="48"/>"<text:span text:style-name="T30">objets</text:span>":<text:span text:style-name="T16">[</text:span></text:p>
            <text:p text:style-name="P113"><text:s text:c="24"/><text:span text:style-name="T16"><text:s text:c="8"/></text:span><text:s text:c="23"/>"<text:span text:style-name="T22">radiateur 1</text:span>"<text:span text:style-name="T21">,</text:span></text:p>
            <text:p text:style-name="P113"><text:s text:c="24"/><text:span text:style-name="T16"><text:s text:c="8"/></text:span><text:s text:c="23"/>"<text:span text:style-name="T23">radiateur 2</text:span>",</text:p>
            <text:p text:style-name="P51"><text:s text:c="55"/>"<text:span text:style-name="T30">prise 1</text:span>"</text:p>
            <text:p text:style-name="P113"><text:s text:c="24"/><text:span text:style-name="T18"><text:s text:c="8"/></text:span><text:s text:c="16"/><text:span text:style-name="T19">]</text:span></text:p>
            <text:p text:style-name="P113"><text:s text:c="32"/><text:span text:style-name="T39">}</text:span></text:p>
            <text:p text:style-name="P113"><text:s text:c="24"/><text:span text:style-name="T39">]</text:span></text:p>
            <text:p text:style-name="P106"><text:s text:c="16"/>}</text:p>
            <text:p text:style-name="P106"><text:s text:c="8"/>}</text:p>
            <text:p text:style-name="P156">}</text:p>
          </table:table-cell>
        </table:table-row>
      </table:table>
      <text:p text:style-name="P8"/>
      <text:p text:style-name="P28"/>
      <text:list xml:id="list105610405479518" text:continue-list="list105609204354428" text:style-name="L1">
        <text:list-item>
          <text:p text:style-name="P250"><text:span text:style-name="T57">Add objet</text:span> pièce</text:p>
        </text:list-item>
      </text:list>
      <text:p text:style-name="P20"/>
      <text:list xml:id="list5635215964396754179" text:style-name="L10">
        <text:list-item>
          <text:p text:style-name="P239">Request</text:p>
        </text:list-item>
      </text:list>
      <text:p text:style-name="P40"/>
      <table:table table:name="Tableau31" table:style-name="Tableau31">
        <table:table-column table:style-name="Tableau31.A"/>
        <table:table-column table:style-name="Tableau31.B"/>
        <table:table-column table:style-name="Tableau31.A"/>
        <table:table-column table:style-name="Tableau31.D"/>
        <table:table-column table:style-name="Tableau31.E"/>
        <table:table-header-rows>
          <table:table-row>
            <table:table-cell table:style-name="Tableau31.A1" office:value-type="string">
              <text:p text:style-name="P221">Tag</text:p>
            </table:table-cell>
            <table:table-cell table:style-name="Tableau31.A1" office:value-type="string">
              <text:p text:style-name="P221">Parent</text:p>
            </table:table-cell>
            <table:table-cell table:style-name="Tableau31.A1" office:value-type="string">
              <text:p text:style-name="P221">Description</text:p>
            </table:table-cell>
            <table:table-cell table:style-name="Tableau31.A1" office:value-type="string">
              <text:p text:style-name="P221">Type/Value</text:p>
            </table:table-cell>
            <table:table-cell table:style-name="Tableau31.E1" office:value-type="string">
              <text:p text:style-name="P221">Cardinality</text:p>
            </table:table-cell>
          </table:table-row>
        </table:table-header-rows>
        <table:table-row>
          <table:table-cell table:style-name="Tableau31.A2" office:value-type="string">
            <text:p text:style-name="P85"><text:span text:style-name="T1">"request</text:span>"</text:p>
          </table:table-cell>
          <table:table-cell table:style-name="Tableau31.A2" office:value-type="string">
            <text:p text:style-name="P85">None</text:p>
          </table:table-cell>
          <table:table-cell table:style-name="Tableau31.A2" office:value-type="string">
            <text:p text:style-name="P85">Root element</text:p>
          </table:table-cell>
          <table:table-cell table:style-name="Tableau31.A2" office:value-type="string">
            <text:p text:style-name="P85">N/a</text:p>
          </table:table-cell>
          <table:table-cell table:style-name="Tableau31.E2" office:value-type="string">
            <text:p text:style-name="P85">1</text:p>
          </table:table-cell>
        </table:table-row>
        <table:table-row>
          <table:table-cell table:style-name="Tableau31.A2" office:value-type="string">
            <text:p text:style-name="P85">"type"</text:p>
          </table:table-cell>
          <table:table-cell table:style-name="Tableau31.A2" office:value-type="string">
            <text:p text:style-name="P85">"<text:span text:style-name="T13">request</text:span>"</text:p>
          </table:table-cell>
          <table:table-cell table:style-name="Tableau31.A2" office:value-type="string">
            <text:p text:style-name="P85">Message type</text:p>
          </table:table-cell>
          <table:table-cell table:style-name="Tableau31.A2" office:value-type="string">
            <text:p text:style-name="P103"><text:span text:style-name="T52">ADD_OBJET</text:span>_PIECE</text:p>
          </table:table-cell>
          <table:table-cell table:style-name="Tableau31.E2" office:value-type="string">
            <text:p text:style-name="P85">1</text:p>
          </table:table-cell>
        </table:table-row>
        <table:table-row>
          <table:table-cell table:style-name="Tableau31.A2" office:value-type="string">
            <text:p text:style-name="P118">"data"</text:p>
          </table:table-cell>
          <table:table-cell table:style-name="Tableau31.A2" office:value-type="string">
            <text:p text:style-name="P118">"response"</text:p>
          </table:table-cell>
          <table:table-cell table:style-name="Tableau31.A2" office:value-type="string">
            <text:p text:style-name="P118"><text:span text:style-name="T11">Response</text:span> data</text:p>
          </table:table-cell>
          <table:table-cell table:style-name="Tableau31.A2" office:value-type="string">
            <text:p text:style-name="P134">N/a</text:p>
          </table:table-cell>
          <table:table-cell table:style-name="Tableau31.E2" office:value-type="string">
            <text:p text:style-name="P118">1</text:p>
          </table:table-cell>
        </table:table-row>
        <table:table-row>
          <table:table-cell table:style-name="Tableau31.A2" office:value-type="string">
            <text:p text:style-name="P169">"<text:span text:style-name="T13">nomPiece</text:span>"</text:p>
          </table:table-cell>
          <table:table-cell table:style-name="Tableau31.A2" office:value-type="string">
            <text:p text:style-name="P169">"data"</text:p>
          </table:table-cell>
          <table:table-cell table:style-name="Tableau31.A2" office:value-type="string">
            <text:p text:style-name="P178">Nom <text:span text:style-name="T47">de la pièce</text:span></text:p>
          </table:table-cell>
          <table:table-cell table:style-name="Tableau31.A2" office:value-type="string">
            <text:p text:style-name="P141">String</text:p>
          </table:table-cell>
          <table:table-cell table:style-name="Tableau31.E2" office:value-type="string">
            <text:p text:style-name="P178">1</text:p>
          </table:table-cell>
        </table:table-row>
        <table:table-row>
          <table:table-cell table:style-name="Tableau31.A2" office:value-type="string">
            <text:p text:style-name="P159">"<text:span text:style-name="T30">objet</text:span>"</text:p>
          </table:table-cell>
          <table:table-cell table:style-name="Tableau31.A2" office:value-type="string">
            <text:p text:style-name="P159">"<text:span text:style-name="T22">data</text:span>"</text:p>
          </table:table-cell>
          <table:table-cell table:style-name="Tableau31.A2" office:value-type="string">
            <text:p text:style-name="P173">Nom de <text:span text:style-name="T55">l'objet</text:span></text:p>
          </table:table-cell>
          <table:table-cell table:style-name="Tableau31.A2" office:value-type="string">
            <text:p text:style-name="P137"><text:span text:style-name="T56">S</text:span>tring</text:p>
          </table:table-cell>
          <table:table-cell table:style-name="Tableau31.E2" office:value-type="string">
            <text:p text:style-name="P202">1</text:p>
          </table:table-cell>
        </table:table-row>
      </table:table>
      <text:p text:style-name="P72"/>
      <text:p text:style-name="P57">Example :</text:p>
      <text:p text:style-name="P57"/>
      <table:table table:name="Tableau32" table:style-name="Tableau32">
        <table:table-column table:style-name="Tableau32.A"/>
        <table:table-row table:style-name="Tableau32.1">
          <table:table-cell table:style-name="Tableau32.A1" office:value-type="string">
            <text:p text:style-name="P118">{</text:p>
            <text:p text:style-name="P118"><text:s text:c="8"/>"<text:span text:style-name="T13">request</text:span>":{</text:p>
            <text:p text:style-name="P118"><text:s text:c="16"/>"type": "<text:span text:style-name="T52">ADD_OBJET_PIECE</text:span>",</text:p>
            <text:p text:style-name="P57"><text:s text:c="16"/>"<text:span text:style-name="T12">data</text:span>":{</text:p>
            <text:p text:style-name="P118"><text:s text:c="24"/>"<text:span text:style-name="T15">nomPiece</text:span>": "<text:span text:style-name="T47">Chambre Arthur</text:span>",</text:p>
            <text:p text:style-name="P120"><text:s text:c="24"/>"<text:span text:style-name="T30">objet</text:span>": "<text:span text:style-name="T22">radiateur 1</text:span>"</text:p>
            <text:p text:style-name="P118"><text:s text:c="16"/>}</text:p>
            <text:p text:style-name="P118"><text:s text:c="8"/>}</text:p>
            <text:p text:style-name="P118">}</text:p>
          </table:table-cell>
        </table:table-row>
      </table:table>
      <text:list xml:id="list105610900050911" text:continue-list="list105610405479518" text:style-name="L1">
        <text:list-item>
          <text:p text:style-name="P251"><text:span text:style-name="T53">Remove objet</text:span> pièce</text:p>
        </text:list-item>
      </text:list>
      <text:p text:style-name="P22"/>
      <text:list xml:id="list3745981394639907845" text:style-name="L11">
        <text:list-item>
          <text:p text:style-name="P240">Request</text:p>
        </text:list-item>
      </text:list>
      <text:p text:style-name="P42"/>
      <table:table table:name="Tableau37" table:style-name="Tableau37">
        <table:table-column table:style-name="Tableau37.A"/>
        <table:table-column table:style-name="Tableau37.B"/>
        <table:table-column table:style-name="Tableau37.A"/>
        <table:table-column table:style-name="Tableau37.D"/>
        <table:table-column table:style-name="Tableau37.E"/>
        <table:table-header-rows>
          <table:table-row>
            <table:table-cell table:style-name="Tableau37.A1" office:value-type="string">
              <text:p text:style-name="P223">Tag</text:p>
            </table:table-cell>
            <table:table-cell table:style-name="Tableau37.A1" office:value-type="string">
              <text:p text:style-name="P223">Parent</text:p>
            </table:table-cell>
            <table:table-cell table:style-name="Tableau37.A1" office:value-type="string">
              <text:p text:style-name="P223">Description</text:p>
            </table:table-cell>
            <table:table-cell table:style-name="Tableau37.A1" office:value-type="string">
              <text:p text:style-name="P223">Type/Value</text:p>
            </table:table-cell>
            <table:table-cell table:style-name="Tableau37.E1" office:value-type="string">
              <text:p text:style-name="P223">Cardinality</text:p>
            </table:table-cell>
          </table:table-row>
        </table:table-header-rows>
        <table:table-row>
          <table:table-cell table:style-name="Tableau37.A2" office:value-type="string">
            <text:p text:style-name="P87"><text:span text:style-name="T1">"request</text:span>"</text:p>
          </table:table-cell>
          <table:table-cell table:style-name="Tableau37.A2" office:value-type="string">
            <text:p text:style-name="P87">None</text:p>
          </table:table-cell>
          <table:table-cell table:style-name="Tableau37.A2" office:value-type="string">
            <text:p text:style-name="P87">Root element</text:p>
          </table:table-cell>
          <table:table-cell table:style-name="Tableau37.A2" office:value-type="string">
            <text:p text:style-name="P87">N/a</text:p>
          </table:table-cell>
          <table:table-cell table:style-name="Tableau37.E2" office:value-type="string">
            <text:p text:style-name="P87">1</text:p>
          </table:table-cell>
        </table:table-row>
        <table:table-row>
          <table:table-cell table:style-name="Tableau37.A2" office:value-type="string">
            <text:p text:style-name="P87">"type"</text:p>
          </table:table-cell>
          <table:table-cell table:style-name="Tableau37.A2" office:value-type="string">
            <text:p text:style-name="P87">"<text:span text:style-name="T13">request</text:span>"</text:p>
          </table:table-cell>
          <table:table-cell table:style-name="Tableau37.A2" office:value-type="string">
            <text:p text:style-name="P87">Message type</text:p>
          </table:table-cell>
          <table:table-cell table:style-name="Tableau37.A2" office:value-type="string">
            <text:p text:style-name="P104"><text:span text:style-name="T53">RM_OBJET</text:span>_PIECE</text:p>
          </table:table-cell>
          <table:table-cell table:style-name="Tableau37.E2" office:value-type="string">
            <text:p text:style-name="P87">1</text:p>
          </table:table-cell>
        </table:table-row>
        <table:table-row>
          <table:table-cell table:style-name="Tableau37.A2" office:value-type="string">
            <text:p text:style-name="P124">"data"</text:p>
          </table:table-cell>
          <table:table-cell table:style-name="Tableau37.A2" office:value-type="string">
            <text:p text:style-name="P124">"response"</text:p>
          </table:table-cell>
          <table:table-cell table:style-name="Tableau37.A2" office:value-type="string">
            <text:p text:style-name="P124"><text:span text:style-name="T11">Response</text:span> data</text:p>
          </table:table-cell>
          <table:table-cell table:style-name="Tableau37.A2" office:value-type="string">
            <text:p text:style-name="P136">N/a</text:p>
          </table:table-cell>
          <table:table-cell table:style-name="Tableau37.E2" office:value-type="string">
            <text:p text:style-name="P124">1</text:p>
          </table:table-cell>
        </table:table-row>
        <table:table-row>
          <table:table-cell table:style-name="Tableau37.A2" office:value-type="string">
            <text:p text:style-name="P171">"<text:span text:style-name="T13">nomPiece</text:span>"</text:p>
          </table:table-cell>
          <table:table-cell table:style-name="Tableau37.A2" office:value-type="string">
            <text:p text:style-name="P171">"data"</text:p>
          </table:table-cell>
          <table:table-cell table:style-name="Tableau37.A2" office:value-type="string">
            <text:p text:style-name="P180">Nom <text:span text:style-name="T47">de la pièce</text:span></text:p>
          </table:table-cell>
          <table:table-cell table:style-name="Tableau37.A2" office:value-type="string">
            <text:p text:style-name="P143">String</text:p>
          </table:table-cell>
          <table:table-cell table:style-name="Tableau37.E2" office:value-type="string">
            <text:p text:style-name="P180">1</text:p>
          </table:table-cell>
        </table:table-row>
        <table:table-row table:style-name="Tableau37.6">
          <table:table-cell table:style-name="Tableau37.A2" office:value-type="string">
            <text:p text:style-name="P171">"<text:span text:style-name="T30">objet</text:span>"</text:p>
          </table:table-cell>
          <table:table-cell table:style-name="Tableau37.A2" office:value-type="string">
            <text:p text:style-name="P171">"<text:span text:style-name="T22">data</text:span>"</text:p>
          </table:table-cell>
          <table:table-cell table:style-name="Tableau37.A2" office:value-type="string">
            <text:p text:style-name="P175">Nom d<text:span text:style-name="T53">e l'objet</text:span></text:p>
          </table:table-cell>
          <table:table-cell table:style-name="Tableau37.A2" office:value-type="string">
            <text:p text:style-name="P138"><text:span text:style-name="T56">S</text:span>tring</text:p>
          </table:table-cell>
          <table:table-cell table:style-name="Tableau37.E2" office:value-type="string">
            <text:p text:style-name="P201">1</text:p>
          </table:table-cell>
        </table:table-row>
      </table:table>
      <text:p text:style-name="P74"/>
      <text:p text:style-name="P59">Example :</text:p>
      <text:p text:style-name="P59"/>
      <table:table table:name="Tableau38" table:style-name="Tableau38">
        <table:table-column table:style-name="Tableau38.A"/>
        <table:table-row table:style-name="Tableau38.1">
          <table:table-cell table:style-name="Tableau38.A1" office:value-type="string">
            <text:p text:style-name="P124">{</text:p>
            <text:p text:style-name="P124"><text:s text:c="8"/>"<text:span text:style-name="T13">request</text:span>":{</text:p>
            <text:p text:style-name="P124"><text:s text:c="16"/>"type": "<text:span text:style-name="T54">RM_OBJET_PIECE</text:span>",</text:p>
            <text:p text:style-name="P59"><text:s text:c="16"/>"<text:span text:style-name="T12">data</text:span>":{</text:p>
            <text:p text:style-name="P124"><text:s text:c="24"/>"<text:span text:style-name="T15">nomPiece</text:span>": "<text:span text:style-name="T47">Chambre Arthur</text:span>",</text:p>
            <text:p text:style-name="P124"><text:s text:c="24"/>"<text:span text:style-name="T30">objet</text:span>": "<text:span text:style-name="T22">radiateur 1</text:span>"</text:p>
            <text:p text:style-name="P124"><text:s text:c="16"/>}</text:p>
            <text:p text:style-name="P124"><text:s text:c="8"/>}</text:p>
            <text:p text:style-name="P124">}</text:p>
          </table:table-cell>
        </table:table-row>
      </table:table>
      <text:p text:style-name="P14"/>
      <text:list xml:id="list105610792240915" text:continue-list="list105610900050911" text:style-name="L1">
        <text:list-item>
          <text:p text:style-name="P252">Remove pièce</text:p>
        </text:list-item>
      </text:list>
      <text:p text:style-name="P20"/>
      <text:list xml:id="list3271826483010975912" text:style-name="L12">
        <text:list-item>
          <text:p text:style-name="P241">Request</text:p>
        </text:list-item>
      </text:list>
      <text:p text:style-name="P40"/>
      <table:table table:name="Tableau33" table:style-name="Tableau33">
        <table:table-column table:style-name="Tableau33.A"/>
        <table:table-column table:style-name="Tableau33.B"/>
        <table:table-column table:style-name="Tableau33.A"/>
        <table:table-column table:style-name="Tableau33.D"/>
        <table:table-column table:style-name="Tableau33.E"/>
        <table:table-header-rows>
          <table:table-row>
            <table:table-cell table:style-name="Tableau33.A1" office:value-type="string">
              <text:p text:style-name="P221">Tag</text:p>
            </table:table-cell>
            <table:table-cell table:style-name="Tableau33.A1" office:value-type="string">
              <text:p text:style-name="P221">Parent</text:p>
            </table:table-cell>
            <table:table-cell table:style-name="Tableau33.A1" office:value-type="string">
              <text:p text:style-name="P221">Description</text:p>
            </table:table-cell>
            <table:table-cell table:style-name="Tableau33.A1" office:value-type="string">
              <text:p text:style-name="P221">Type/Value</text:p>
            </table:table-cell>
            <table:table-cell table:style-name="Tableau33.E1" office:value-type="string">
              <text:p text:style-name="P221">Cardinality</text:p>
            </table:table-cell>
          </table:table-row>
        </table:table-header-rows>
        <table:table-row>
          <table:table-cell table:style-name="Tableau33.A2" office:value-type="string">
            <text:p text:style-name="P85"><text:span text:style-name="T1">"request</text:span>"</text:p>
          </table:table-cell>
          <table:table-cell table:style-name="Tableau33.A2" office:value-type="string">
            <text:p text:style-name="P85">None</text:p>
          </table:table-cell>
          <table:table-cell table:style-name="Tableau33.A2" office:value-type="string">
            <text:p text:style-name="P85">Root element</text:p>
          </table:table-cell>
          <table:table-cell table:style-name="Tableau33.A2" office:value-type="string">
            <text:p text:style-name="P85">N/a</text:p>
          </table:table-cell>
          <table:table-cell table:style-name="Tableau33.E2" office:value-type="string">
            <text:p text:style-name="P85">1</text:p>
          </table:table-cell>
        </table:table-row>
        <table:table-row>
          <table:table-cell table:style-name="Tableau33.A2" office:value-type="string">
            <text:p text:style-name="P85">"type"</text:p>
          </table:table-cell>
          <table:table-cell table:style-name="Tableau33.A2" office:value-type="string">
            <text:p text:style-name="P85">"<text:span text:style-name="T13">request</text:span>"</text:p>
          </table:table-cell>
          <table:table-cell table:style-name="Tableau33.A2" office:value-type="string">
            <text:p text:style-name="P85">Message type</text:p>
          </table:table-cell>
          <table:table-cell table:style-name="Tableau33.A2" office:value-type="string">
            <text:p text:style-name="P101">RM_PIECE</text:p>
          </table:table-cell>
          <table:table-cell table:style-name="Tableau33.E2" office:value-type="string">
            <text:p text:style-name="P85">1</text:p>
          </table:table-cell>
        </table:table-row>
        <table:table-row>
          <table:table-cell table:style-name="Tableau33.A2" office:value-type="string">
            <text:p text:style-name="P118">"data"</text:p>
          </table:table-cell>
          <table:table-cell table:style-name="Tableau33.A2" office:value-type="string">
            <text:p text:style-name="P118">"response"</text:p>
          </table:table-cell>
          <table:table-cell table:style-name="Tableau33.A2" office:value-type="string">
            <text:p text:style-name="P118"><text:span text:style-name="T11">Response</text:span> data</text:p>
          </table:table-cell>
          <table:table-cell table:style-name="Tableau33.A2" office:value-type="string">
            <text:p text:style-name="P134">N/a</text:p>
          </table:table-cell>
          <table:table-cell table:style-name="Tableau33.E2" office:value-type="string">
            <text:p text:style-name="P118">1</text:p>
          </table:table-cell>
        </table:table-row>
        <table:table-row>
          <table:table-cell table:style-name="Tableau33.A2" office:value-type="string">
            <text:p text:style-name="P169">"<text:span text:style-name="T13">nomPiece</text:span>"</text:p>
          </table:table-cell>
          <table:table-cell table:style-name="Tableau33.A2" office:value-type="string">
            <text:p text:style-name="P169">"data"</text:p>
          </table:table-cell>
          <table:table-cell table:style-name="Tableau33.A2" office:value-type="string">
            <text:p text:style-name="P178">Nom d<text:span text:style-name="T46">e la piece</text:span></text:p>
          </table:table-cell>
          <table:table-cell table:style-name="Tableau33.A2" office:value-type="string">
            <text:p text:style-name="P141">String</text:p>
          </table:table-cell>
          <table:table-cell table:style-name="Tableau33.E2" office:value-type="string">
            <text:p text:style-name="P178">1</text:p>
          </table:table-cell>
        </table:table-row>
      </table:table>
      <text:p text:style-name="P72"/>
      <text:p text:style-name="P57">Example :</text:p>
      <text:p text:style-name="P57"/>
      <table:table table:name="Tableau34" table:style-name="Tableau34">
        <table:table-column table:style-name="Tableau34.A"/>
        <table:table-row table:style-name="Tableau34.1">
          <table:table-cell table:style-name="Tableau34.A1" office:value-type="string">
            <text:p text:style-name="P118">{</text:p>
            <text:p text:style-name="P118"><text:s text:c="8"/>"<text:span text:style-name="T13">request</text:span>":{</text:p>
            <text:p text:style-name="P118"><text:s text:c="16"/>"type": "<text:span text:style-name="T42">RM_PIECE</text:span>",</text:p>
            <text:p text:style-name="P57"><text:s text:c="16"/>"<text:span text:style-name="T12">data</text:span>":{</text:p>
            <text:p text:style-name="P118"><text:s text:c="24"/>"<text:span text:style-name="T15">nomPiece</text:span>": "<text:span text:style-name="T46">Chambre Arthur</text:span>"</text:p>
            <text:p text:style-name="P118"><text:s text:c="16"/>}</text:p>
            <text:p text:style-name="P118"><text:s text:c="8"/>}</text:p>
            <text:p text:style-name="P118">}</text:p>
          </table:table-cell>
        </table:table-row>
      </table:table>
      <text:p text:style-name="P12"/>
      <text:list xml:id="list105609788147244" text:continue-list="list105610792240915" text:style-name="L1">
        <text:list-item>
          <text:p text:style-name="P254">Get objets</text:p>
        </text:list-item>
      </text:list>
      <text:p text:style-name="P26"/>
      <text:list xml:id="list105610640409914" text:continue-list="list105609595804449" text:style-name="L4">
        <text:list-item>
          <text:p text:style-name="P235">Request</text:p>
        </text:list-item>
      </text:list>
      <text:p text:style-name="P36"/>
      <table:table table:name="Tableau19" table:style-name="Tableau19">
        <table:table-column table:style-name="Tableau19.A"/>
        <table:table-column table:style-name="Tableau19.B"/>
        <table:table-column table:style-name="Tableau19.A"/>
        <table:table-column table:style-name="Tableau19.D"/>
        <table:table-column table:style-name="Tableau19.E"/>
        <table:table-header-rows>
          <table:table-row>
            <table:table-cell table:style-name="Tableau19.A1" office:value-type="string">
              <text:p text:style-name="P217">Tag</text:p>
            </table:table-cell>
            <table:table-cell table:style-name="Tableau19.A1" office:value-type="string">
              <text:p text:style-name="P217">Parent</text:p>
            </table:table-cell>
            <table:table-cell table:style-name="Tableau19.A1" office:value-type="string">
              <text:p text:style-name="P217">Description</text:p>
            </table:table-cell>
            <table:table-cell table:style-name="Tableau19.A1" office:value-type="string">
              <text:p text:style-name="P217">Type/Value</text:p>
            </table:table-cell>
            <table:table-cell table:style-name="Tableau19.E1" office:value-type="string">
              <text:p text:style-name="P217">Cardinality</text:p>
            </table:table-cell>
          </table:table-row>
        </table:table-header-rows>
        <table:table-row>
          <table:table-cell table:style-name="Tableau19.A2" office:value-type="string">
            <text:p text:style-name="P81"><text:span text:style-name="T1">"request</text:span>"</text:p>
          </table:table-cell>
          <table:table-cell table:style-name="Tableau19.A2" office:value-type="string">
            <text:p text:style-name="P81">None</text:p>
          </table:table-cell>
          <table:table-cell table:style-name="Tableau19.A2" office:value-type="string">
            <text:p text:style-name="P81">Root element</text:p>
          </table:table-cell>
          <table:table-cell table:style-name="Tableau19.A2" office:value-type="string">
            <text:p text:style-name="P81">N/a</text:p>
          </table:table-cell>
          <table:table-cell table:style-name="Tableau19.E2" office:value-type="string">
            <text:p text:style-name="P81">1</text:p>
          </table:table-cell>
        </table:table-row>
        <table:table-row>
          <table:table-cell table:style-name="Tableau19.A2" office:value-type="string">
            <text:p text:style-name="P81">"type"</text:p>
          </table:table-cell>
          <table:table-cell table:style-name="Tableau19.A2" office:value-type="string">
            <text:p text:style-name="P81">"<text:span text:style-name="T13">request</text:span>"</text:p>
          </table:table-cell>
          <table:table-cell table:style-name="Tableau19.A2" office:value-type="string">
            <text:p text:style-name="P81">Message type</text:p>
          </table:table-cell>
          <table:table-cell table:style-name="Tableau19.A2" office:value-type="string">
            <text:p text:style-name="P96">GET_OBJETS</text:p>
          </table:table-cell>
          <table:table-cell table:style-name="Tableau19.E2" office:value-type="string">
            <text:p text:style-name="P81">1</text:p>
          </table:table-cell>
        </table:table-row>
      </table:table>
      <text:p text:style-name="P68"/>
      <text:p text:style-name="P50">Example :</text:p>
      <text:p text:style-name="P50"/>
      <table:table table:name="Tableau20" table:style-name="Tableau20">
        <table:table-column table:style-name="Tableau20.A"/>
        <table:table-row table:style-name="Tableau20.1">
          <table:table-cell table:style-name="Tableau20.A1" office:value-type="string">
            <text:p text:style-name="P112">{</text:p>
            <text:p text:style-name="P112"><text:s text:c="8"/>"<text:span text:style-name="T13">request</text:span>":{</text:p>
            <text:p text:style-name="P112"><text:s text:c="16"/>"type": "<text:span text:style-name="T9">GET_OBJETS</text:span>"</text:p>
            <text:p text:style-name="P112"><text:s text:c="8"/>}</text:p>
            <text:p text:style-name="P112">}</text:p>
          </table:table-cell>
        </table:table-row>
      </table:table>
      <text:p text:style-name="P10"/>
      <text:list xml:id="list8243506112277933143" text:style-name="L13">
        <text:list-item>
          <text:p text:style-name="P230">Response</text:p>
        </text:list-item>
      </text:list>
      <text:p text:style-name="P50"/>
      <table:table table:name="Tableau21" table:style-name="Tableau21">
        <table:table-column table:style-name="Tableau21.A"/>
        <table:table-column table:style-name="Tableau21.B"/>
        <table:table-column table:style-name="Tableau21.A"/>
        <table:table-column table:style-name="Tableau21.D"/>
        <table:table-column table:style-name="Tableau21.E"/>
        <table:table-header-rows>
          <table:table-row>
            <table:table-cell table:style-name="Tableau21.A1" office:value-type="string">
              <text:p text:style-name="P217">Tag</text:p>
            </table:table-cell>
            <table:table-cell table:style-name="Tableau21.A1" office:value-type="string">
              <text:p text:style-name="P217">Parent</text:p>
            </table:table-cell>
            <table:table-cell table:style-name="Tableau21.A1" office:value-type="string">
              <text:p text:style-name="P217">Description</text:p>
            </table:table-cell>
            <table:table-cell table:style-name="Tableau21.A1" office:value-type="string">
              <text:p text:style-name="P217">Type/Value</text:p>
            </table:table-cell>
            <table:table-cell table:style-name="Tableau21.E1" office:value-type="string">
              <text:p text:style-name="P217">Cardinality</text:p>
            </table:table-cell>
          </table:table-row>
        </table:table-header-rows>
        <table:table-row>
          <table:table-cell table:style-name="Tableau21.A2" office:value-type="string">
            <text:p text:style-name="P81"><text:span text:style-name="T1">"response</text:span>"</text:p>
          </table:table-cell>
          <table:table-cell table:style-name="Tableau21.A2" office:value-type="string">
            <text:p text:style-name="P81">None</text:p>
          </table:table-cell>
          <table:table-cell table:style-name="Tableau21.A2" office:value-type="string">
            <text:p text:style-name="P81">Root element</text:p>
          </table:table-cell>
          <table:table-cell table:style-name="Tableau21.A2" office:value-type="string">
            <text:p text:style-name="P81">N/a</text:p>
          </table:table-cell>
          <table:table-cell table:style-name="Tableau21.E2" office:value-type="string">
            <text:p text:style-name="P81">1</text:p>
          </table:table-cell>
        </table:table-row>
        <table:table-row>
          <table:table-cell table:style-name="Tableau21.A2" office:value-type="string">
            <text:p text:style-name="P81">"type"</text:p>
          </table:table-cell>
          <table:table-cell table:style-name="Tableau21.A2" office:value-type="string">
            <text:p text:style-name="P81">"<text:span text:style-name="T10">response</text:span>"</text:p>
          </table:table-cell>
          <table:table-cell table:style-name="Tableau21.A2" office:value-type="string">
            <text:p text:style-name="P81"><text:span text:style-name="T11">Response</text:span> type</text:p>
          </table:table-cell>
          <table:table-cell table:style-name="Tableau21.A2" office:value-type="string">
            <text:p text:style-name="P96">GET_OBJETS</text:p>
          </table:table-cell>
          <table:table-cell table:style-name="Tableau21.E2" office:value-type="string">
            <text:p text:style-name="P81">1</text:p>
          </table:table-cell>
        </table:table-row>
        <table:table-row>
          <table:table-cell table:style-name="Tableau21.A2" office:value-type="string">
            <text:p text:style-name="P112">"data"</text:p>
          </table:table-cell>
          <table:table-cell table:style-name="Tableau21.A2" office:value-type="string">
            <text:p text:style-name="P112">"response"</text:p>
          </table:table-cell>
          <table:table-cell table:style-name="Tableau21.A2" office:value-type="string">
            <text:p text:style-name="P112"><text:span text:style-name="T11">Response</text:span> data</text:p>
          </table:table-cell>
          <table:table-cell table:style-name="Tableau21.A2" office:value-type="string">
            <text:p text:style-name="P132">N/a</text:p>
          </table:table-cell>
          <table:table-cell table:style-name="Tableau21.E2" office:value-type="string">
            <text:p text:style-name="P112">1</text:p>
          </table:table-cell>
        </table:table-row>
        <table:table-row>
          <table:table-cell table:style-name="Tableau21.A2" office:value-type="string">
            <text:p text:style-name="P106">"<text:span text:style-name="T43">objets</text:span>"</text:p>
          </table:table-cell>
          <table:table-cell table:style-name="Tableau21.A2" office:value-type="string">
            <text:p text:style-name="P106">"data"</text:p>
          </table:table-cell>
          <table:table-cell table:style-name="Tableau21.A2" office:value-type="string">
            <text:p text:style-name="P198">Liste <text:span text:style-name="T43">objets</text:span></text:p>
          </table:table-cell>
          <table:table-cell table:style-name="Tableau21.A2" office:value-type="string">
            <text:p text:style-name="P152">Liste d<text:span text:style-name="T43">'objets</text:span></text:p>
          </table:table-cell>
          <table:table-cell table:style-name="Tableau21.E2" office:value-type="string">
            <text:p text:style-name="P174">0-N</text:p>
          </table:table-cell>
        </table:table-row>
        <table:table-row>
          <table:table-cell table:style-name="Tableau21.A2" office:value-type="string">
            <text:p text:style-name="P167">"<text:span text:style-name="T30">nomObjet</text:span>"</text:p>
          </table:table-cell>
          <table:table-cell table:style-name="Tableau21.A2" office:value-type="string">
            <text:p text:style-name="P167">"<text:span text:style-name="T22">data</text:span>"</text:p>
          </table:table-cell>
          <table:table-cell table:style-name="Tableau21.A2" office:value-type="string">
            <text:p text:style-name="P194">Nom de la pièce</text:p>
          </table:table-cell>
          <table:table-cell table:style-name="Tableau21.A2" office:value-type="string">
            <text:p text:style-name="P148">String</text:p>
          </table:table-cell>
          <table:table-cell table:style-name="Tableau21.E2" office:value-type="string">
            <text:p text:style-name="P194">1</text:p>
          </table:table-cell>
        </table:table-row>
        <table:table-row>
          <table:table-cell table:style-name="Tableau21.A2" office:value-type="string">
            <text:p text:style-name="P167">"<text:span text:style-name="T36">planning</text:span>"</text:p>
          </table:table-cell>
          <table:table-cell table:style-name="Tableau21.A2" office:value-type="string">
            <text:p text:style-name="P167">"<text:span text:style-name="T22">data</text:span>"</text:p>
          </table:table-cell>
          <table:table-cell table:style-name="Tableau21.A2" office:value-type="string">
            <text:p text:style-name="P196">Planning semaine</text:p>
          </table:table-cell>
          <table:table-cell table:style-name="Tableau21.A2" office:value-type="string">
            <text:p text:style-name="P150">String</text:p>
          </table:table-cell>
          <table:table-cell table:style-name="Tableau21.E2" office:value-type="string">
            <text:p text:style-name="P200">1</text:p>
          </table:table-cell>
        </table:table-row>
        <table:table-row table:style-name="Tableau21.8">
          <table:table-cell table:style-name="Tableau21.A2" office:value-type="string">
            <text:p text:style-name="P164">"<text:span text:style-name="T13">typeObjet</text:span>"</text:p>
          </table:table-cell>
          <table:table-cell table:style-name="Tableau21.A2" office:value-type="string">
            <text:p text:style-name="P165">"<text:span text:style-name="T23">jours</text:span>"</text:p>
          </table:table-cell>
          <table:table-cell table:style-name="Tableau21.A2" office:value-type="string">
            <text:p text:style-name="P177">Nom de l'objet</text:p>
          </table:table-cell>
          <table:table-cell table:style-name="Tableau21.A2" office:value-type="string">
            <text:p text:style-name="P140">CHAUFFAGE</text:p>
            <text:p text:style-name="P140">PRISE</text:p>
          </table:table-cell>
          <table:table-cell table:style-name="Tableau21.E2" office:value-type="string">
            <text:p text:style-name="P177">1</text:p>
          </table:table-cell>
        </table:table-row>
        <table:table-row>
          <table:table-cell table:style-name="Tableau21.A2" office:value-type="string">
            <text:p text:style-name="P203"><text:span text:style-name="T12">"</text:span>inconnu<text:span text:style-name="T12">"</text:span></text:p>
          </table:table-cell>
          <table:table-cell table:style-name="Tableau21.A2" office:value-type="string">
            <text:p text:style-name="P172">"<text:span text:style-name="T58">data</text:span>"</text:p>
          </table:table-cell>
          <table:table-cell table:style-name="Tableau21.A2" office:value-type="string">
            <text:p text:style-name="P204">Objet nouveau découvert sur le réseau</text:p>
          </table:table-cell>
          <table:table-cell table:style-name="Tableau21.A2" office:value-type="string">
            <text:p text:style-name="P153">Boolean</text:p>
          </table:table-cell>
          <table:table-cell table:style-name="Tableau21.E2" office:value-type="string">
            <text:p text:style-name="P204">1</text:p>
          </table:table-cell>
        </table:table-row>
        <table:table-row>
          <table:table-cell table:style-name="Tableau21.A2" office:value-type="string">
            <text:p text:style-name="P203"><text:span text:style-name="T12">"</text:span>connecte<text:span text:style-name="T12">"</text:span></text:p>
          </table:table-cell>
          <table:table-cell table:style-name="Tableau21.A2" office:value-type="string">
            <text:p text:style-name="P172">"<text:span text:style-name="T58">data</text:span>"</text:p>
          </table:table-cell>
          <table:table-cell table:style-name="Tableau21.A2" office:value-type="string">
            <text:p text:style-name="P204">Etat de l'objet</text:p>
          </table:table-cell>
          <table:table-cell table:style-name="Tableau21.A2" office:value-type="string">
            <text:p text:style-name="P153">Boolean</text:p>
          </table:table-cell>
          <table:table-cell table:style-name="Tableau21.E2" office:value-type="string">
            <text:p text:style-name="P204">1</text:p>
          </table:table-cell>
        </table:table-row>
        <table:table-row>
          <table:table-cell table:style-name="Tableau21.A2" office:value-type="string">
            <text:p text:style-name="P172">"<text:span text:style-name="T58">instanceNum</text:span>"</text:p>
          </table:table-cell>
          <table:table-cell table:style-name="Tableau21.A2" office:value-type="string">
            <text:p text:style-name="P172">"<text:span text:style-name="T58">data</text:span>"</text:p>
          </table:table-cell>
          <table:table-cell table:style-name="Tableau21.A2" office:value-type="string">
            <text:p text:style-name="P204">Instance de l'objet zwave</text:p>
          </table:table-cell>
          <table:table-cell table:style-name="Tableau21.A2" office:value-type="string">
            <text:p text:style-name="P154">Integer</text:p>
          </table:table-cell>
          <table:table-cell table:style-name="Tableau21.E2" office:value-type="string">
            <text:p text:style-name="P205">1</text:p>
          </table:table-cell>
        </table:table-row>
        <table:table-row>
          <table:table-cell table:style-name="Tableau21.A2" office:value-type="string">
            <text:p text:style-name="P172">"<text:span text:style-name="T58">deviceId</text:span>"</text:p>
          </table:table-cell>
          <table:table-cell table:style-name="Tableau21.A2" office:value-type="string">
            <text:p text:style-name="P172">"<text:span text:style-name="T58">data</text:span>"</text:p>
          </table:table-cell>
          <table:table-cell table:style-name="Tableau21.A2" office:value-type="string">
            <text:p text:style-name="P204">Id de l'objet zwave</text:p>
          </table:table-cell>
          <table:table-cell table:style-name="Tableau21.A2" office:value-type="string">
            <text:p text:style-name="P154">Integer</text:p>
          </table:table-cell>
          <table:table-cell table:style-name="Tableau21.E2" office:value-type="string">
            <text:p text:style-name="P205">1</text:p>
          </table:table-cell>
        </table:table-row>
        <table:table-row>
          <table:table-cell table:style-name="Tableau21.A2" office:value-type="string">
            <text:p text:style-name="P164">"<text:span text:style-name="T13">Tconfort</text:span>"</text:p>
          </table:table-cell>
          <table:table-cell table:style-name="Tableau21.A2" office:value-type="string">
            <text:p text:style-name="P165">"<text:span text:style-name="T23">jours</text:span>"</text:p>
          </table:table-cell>
          <table:table-cell table:style-name="Tableau21.A2" office:value-type="string">
            <text:p text:style-name="P177">Température de confort en degré celsius </text:p>
          </table:table-cell>
          <table:table-cell table:style-name="Tableau21.A2" office:value-type="string">
            <text:p text:style-name="P206">Integer</text:p>
          </table:table-cell>
          <table:table-cell table:style-name="Tableau21.E2" office:value-type="string">
            <text:p text:style-name="P164"><text:span text:style-name="T13">0-</text:span>1</text:p>
          </table:table-cell>
        </table:table-row>
        <table:table-row>
          <table:table-cell table:style-name="Tableau21.A2" office:value-type="string">
            <text:p text:style-name="P177"><text:span text:style-name="T12">"</text:span>Teco<text:span text:style-name="T12">"</text:span></text:p>
          </table:table-cell>
          <table:table-cell table:style-name="Tableau21.A2" office:value-type="string">
            <text:p text:style-name="P165">"<text:span text:style-name="T23">jours</text:span>"</text:p>
          </table:table-cell>
          <table:table-cell table:style-name="Tableau21.A2" office:value-type="string">
            <text:p text:style-name="P177">Température économique en degré celsius</text:p>
          </table:table-cell>
          <table:table-cell table:style-name="Tableau21.A2" office:value-type="string">
            <text:p text:style-name="P207">Integer</text:p>
          </table:table-cell>
          <table:table-cell table:style-name="Tableau21.E2" office:value-type="string">
            <text:p text:style-name="P177">0-1</text:p>
          </table:table-cell>
        </table:table-row>
      </table:table>
      <text:p text:style-name="P50"/>
      <text:p text:style-name="P50">Example :</text:p>
      <text:p text:style-name="P50"/>
      <table:table table:name="Tableau22" table:style-name="Tableau22">
        <table:table-column table:style-name="Tableau22.A"/>
        <text:soft-page-break/>
        <table:table-row table:style-name="Tableau22.1">
          <table:table-cell table:style-name="Tableau22.A1" office:value-type="string">
            <text:p text:style-name="P112">{</text:p>
            <text:p text:style-name="P112"><text:s text:c="8"/>"<text:span text:style-name="T12">response</text:span>":{</text:p>
            <text:p text:style-name="P115"><text:s text:c="16"/>"type": "<text:span text:style-name="T9">GET_OBJETS</text:span>",</text:p>
            <text:p text:style-name="P56"><text:s text:c="16"/>"<text:span text:style-name="T12">data</text:span>":{</text:p>
            <text:p text:style-name="P117"><text:s text:c="24"/>"<text:span text:style-name="T45">objets</text:span>":<text:span text:style-name="T39">[</text:span></text:p>
            <text:p text:style-name="P117"><text:s text:c="32"/><text:span text:style-name="T39">{</text:span></text:p>
            <text:p text:style-name="P66"><text:s text:c="40"/>"<text:span text:style-name="T30">nomObjet</text:span>":"<text:span text:style-name="T44">Prise 1</text:span>",</text:p>
            <text:p text:style-name="P122"><text:s text:c="40"/>"<text:span text:style-name="T36">planning</text:span>":"<text:span text:style-name="T37">Semaine normale</text:span>",</text:p>
            <text:p text:style-name="P123"><text:s text:c="40"/>"<text:span text:style-name="T15">typeObjet</text:span>": "<text:span text:style-name="T15">CHAUFFAGE</text:span>",</text:p>
            <text:p text:style-name="P123"><text:s text:c="40"/>"<text:span text:style-name="T59">inconnu</text:span>": <text:span text:style-name="T59">false</text:span>,</text:p>
            <text:p text:style-name="P123"><text:s text:c="40"/>"<text:span text:style-name="T59">connecte</text:span>": <text:span text:style-name="T59">true</text:span>,</text:p>
            <text:p text:style-name="P123"><text:s text:c="40"/>"<text:span text:style-name="T59">instanceNum</text:span>": <text:span text:style-name="T59">0</text:span>,</text:p>
            <text:p text:style-name="P123"><text:s text:c="40"/>"<text:span text:style-name="T59">deviceId</text:span>": <text:span text:style-name="T59">5</text:span>,</text:p>
            <text:p text:style-name="P123"><text:s text:c="40"/>"<text:span text:style-name="T15">Tconfort</text:span>": <text:span text:style-name="T15">21</text:span>,</text:p>
            <text:p text:style-name="P123"><text:s text:c="40"/>"<text:span text:style-name="T15">Teco</text:span>": <text:span text:style-name="T15">15</text:span></text:p>
            <text:p text:style-name="P117"><text:s text:c="32"/><text:span text:style-name="T43">}</text:span></text:p>
            <text:p text:style-name="P117"><text:s text:c="24"/><text:span text:style-name="T43">]</text:span></text:p>
            <text:p text:style-name="P112"><text:s text:c="16"/>}</text:p>
            <text:p text:style-name="P112"><text:s text:c="8"/>}</text:p>
            <text:p text:style-name="P158">}</text:p>
          </table:table-cell>
        </table:table-row>
      </table:table>
      <text:p text:style-name="P10"/>
      <text:p text:style-name="P26"/>
      <text:p text:style-name="P26"/>
      <text:list xml:id="list105609565646784" text:continue-list="list105609788147244" text:style-name="L1">
        <text:list-item>
          <text:p text:style-name="P254">Set objet</text:p>
          <text:p text:style-name="P244"/>
        </text:list-item>
      </text:list>
      <text:list xml:id="list105609501783804" text:continue-list="list105610640409914" text:style-name="L4">
        <text:list-item>
          <text:p text:style-name="P236">Request</text:p>
        </text:list-item>
      </text:list>
      <text:p text:style-name="P37"/>
      <table:table table:name="Tableau23" table:style-name="Tableau23">
        <table:table-column table:style-name="Tableau23.A"/>
        <table:table-column table:style-name="Tableau23.B" table:number-columns-repeated="2"/>
        <table:table-column table:style-name="Tableau23.D"/>
        <table:table-column table:style-name="Tableau23.E"/>
        <table:table-header-rows>
          <table:table-row>
            <table:table-cell table:style-name="Tableau23.A1" office:value-type="string">
              <text:p text:style-name="P218">Tag</text:p>
            </table:table-cell>
            <table:table-cell table:style-name="Tableau23.A1" office:value-type="string">
              <text:p text:style-name="P218">Parent</text:p>
            </table:table-cell>
            <table:table-cell table:style-name="Tableau23.A1" office:value-type="string">
              <text:p text:style-name="P218">Description</text:p>
            </table:table-cell>
            <table:table-cell table:style-name="Tableau23.A1" office:value-type="string">
              <text:p text:style-name="P218">Type/Value</text:p>
            </table:table-cell>
            <table:table-cell table:style-name="Tableau23.E1" office:value-type="string">
              <text:p text:style-name="P218">Cardinality</text:p>
            </table:table-cell>
          </table:table-row>
        </table:table-header-rows>
        <table:table-row>
          <table:table-cell table:style-name="Tableau23.A2" office:value-type="string">
            <text:p text:style-name="P82"><text:span text:style-name="T1">"request</text:span>"</text:p>
          </table:table-cell>
          <table:table-cell table:style-name="Tableau23.A2" office:value-type="string">
            <text:p text:style-name="P82">None</text:p>
          </table:table-cell>
          <table:table-cell table:style-name="Tableau23.A2" office:value-type="string">
            <text:p text:style-name="P82">Root element</text:p>
          </table:table-cell>
          <table:table-cell table:style-name="Tableau23.A2" office:value-type="string">
            <text:p text:style-name="P82">N/a</text:p>
          </table:table-cell>
          <table:table-cell table:style-name="Tableau23.E2" office:value-type="string">
            <text:p text:style-name="P82">1</text:p>
          </table:table-cell>
        </table:table-row>
        <table:table-row>
          <table:table-cell table:style-name="Tableau23.A2" office:value-type="string">
            <text:p text:style-name="P82">"type"</text:p>
          </table:table-cell>
          <table:table-cell table:style-name="Tableau23.A2" office:value-type="string">
            <text:p text:style-name="P82">"<text:span text:style-name="T13">request</text:span>"</text:p>
          </table:table-cell>
          <table:table-cell table:style-name="Tableau23.A2" office:value-type="string">
            <text:p text:style-name="P82">Message type</text:p>
          </table:table-cell>
          <table:table-cell table:style-name="Tableau23.A2" office:value-type="string">
            <text:p text:style-name="P97"><text:span text:style-name="T40">S</text:span>ET_OBJET</text:p>
          </table:table-cell>
          <table:table-cell table:style-name="Tableau23.E2" office:value-type="string">
            <text:p text:style-name="P82">1</text:p>
          </table:table-cell>
        </table:table-row>
        <table:table-row>
          <table:table-cell table:style-name="Tableau23.A2" office:value-type="string">
            <text:p text:style-name="P114">"data"</text:p>
          </table:table-cell>
          <table:table-cell table:style-name="Tableau23.A2" office:value-type="string">
            <text:p text:style-name="P114">"response"</text:p>
          </table:table-cell>
          <table:table-cell table:style-name="Tableau23.A2" office:value-type="string">
            <text:p text:style-name="P114"><text:span text:style-name="T11">Response</text:span> data</text:p>
          </table:table-cell>
          <table:table-cell table:style-name="Tableau23.A2" office:value-type="string">
            <text:p text:style-name="P133">N/a</text:p>
          </table:table-cell>
          <table:table-cell table:style-name="Tableau23.E2" office:value-type="string">
            <text:p text:style-name="P114">1</text:p>
          </table:table-cell>
        </table:table-row>
        <table:table-row>
          <table:table-cell table:style-name="Tableau23.A2" office:value-type="string">
            <text:p text:style-name="P168">"<text:span text:style-name="T30">nomObjet</text:span>"</text:p>
          </table:table-cell>
          <table:table-cell table:style-name="Tableau23.A2" office:value-type="string">
            <text:p text:style-name="P168">"<text:span text:style-name="T22">data</text:span>"</text:p>
          </table:table-cell>
          <table:table-cell table:style-name="Tableau23.A2" office:value-type="string">
            <text:p text:style-name="P195">Nom de la pièce</text:p>
          </table:table-cell>
          <table:table-cell table:style-name="Tableau23.A2" office:value-type="string">
            <text:p text:style-name="P149">String</text:p>
          </table:table-cell>
          <table:table-cell table:style-name="Tableau23.E2" office:value-type="string">
            <text:p text:style-name="P195"><text:span text:style-name="T61">0-</text:span>1</text:p>
          </table:table-cell>
        </table:table-row>
        <table:table-row>
          <table:table-cell table:style-name="Tableau23.A2" office:value-type="string">
            <text:p text:style-name="P168">"<text:span text:style-name="T36">planning</text:span>"</text:p>
          </table:table-cell>
          <table:table-cell table:style-name="Tableau23.A2" office:value-type="string">
            <text:p text:style-name="P168">"<text:span text:style-name="T22">data</text:span>"</text:p>
          </table:table-cell>
          <table:table-cell table:style-name="Tableau23.A2" office:value-type="string">
            <text:p text:style-name="P197">Planning semaine</text:p>
          </table:table-cell>
          <table:table-cell table:style-name="Tableau23.A2" office:value-type="string">
            <text:p text:style-name="P151">String</text:p>
          </table:table-cell>
          <table:table-cell table:style-name="Tableau23.E2" office:value-type="string">
            <text:p text:style-name="P200"><text:span text:style-name="T61">0-</text:span>1</text:p>
          </table:table-cell>
        </table:table-row>
        <table:table-row>
          <table:table-cell table:style-name="Tableau23.A2" office:value-type="string">
            <text:p text:style-name="P164">"<text:span text:style-name="T13">typeObjet</text:span>"</text:p>
          </table:table-cell>
          <table:table-cell table:style-name="Tableau23.A2" office:value-type="string">
            <text:p text:style-name="P165">"<text:span text:style-name="T58">data</text:span>"</text:p>
          </table:table-cell>
          <table:table-cell table:style-name="Tableau23.A2" office:value-type="string">
            <text:p text:style-name="P177">Nom de l'objet</text:p>
          </table:table-cell>
          <table:table-cell table:style-name="Tableau23.A2" office:value-type="string">
            <text:p text:style-name="P140">CHAUFFAGE</text:p>
            <text:p text:style-name="P140">PRISE</text:p>
          </table:table-cell>
          <table:table-cell table:style-name="Tableau23.E2" office:value-type="string">
            <text:p text:style-name="P177">1</text:p>
          </table:table-cell>
        </table:table-row>
        <table:table-row>
          <table:table-cell table:style-name="Tableau23.A2" office:value-type="string">
            <text:p text:style-name="P172">"<text:span text:style-name="T58">instanceNum</text:span>"</text:p>
          </table:table-cell>
          <table:table-cell table:style-name="Tableau23.A2" office:value-type="string">
            <text:p text:style-name="P172">"<text:span text:style-name="T58">data</text:span>"</text:p>
          </table:table-cell>
          <table:table-cell table:style-name="Tableau23.A2" office:value-type="string">
            <text:p text:style-name="P204">Instance de l'objet zwave</text:p>
          </table:table-cell>
          <table:table-cell table:style-name="Tableau23.A2" office:value-type="string">
            <text:p text:style-name="P154">Integer</text:p>
          </table:table-cell>
          <table:table-cell table:style-name="Tableau23.E2" office:value-type="string">
            <text:p text:style-name="P205">1</text:p>
          </table:table-cell>
        </table:table-row>
        <table:table-row>
          <table:table-cell table:style-name="Tableau23.A2" office:value-type="string">
            <text:p text:style-name="P172">"<text:span text:style-name="T58">deviceId</text:span>"</text:p>
          </table:table-cell>
          <table:table-cell table:style-name="Tableau23.A2" office:value-type="string">
            <text:p text:style-name="P172">"<text:span text:style-name="T58">data</text:span>"</text:p>
          </table:table-cell>
          <table:table-cell table:style-name="Tableau23.A2" office:value-type="string">
            <text:p text:style-name="P204">Id de l'objet zwave</text:p>
          </table:table-cell>
          <table:table-cell table:style-name="Tableau23.A2" office:value-type="string">
            <text:p text:style-name="P154">Integer</text:p>
          </table:table-cell>
          <table:table-cell table:style-name="Tableau23.E2" office:value-type="string">
            <text:p text:style-name="P205">1</text:p>
          </table:table-cell>
        </table:table-row>
        <table:table-row>
          <table:table-cell table:style-name="Tableau23.A2" office:value-type="string">
            <text:p text:style-name="P164">"<text:span text:style-name="T13">Tconfort</text:span>"</text:p>
          </table:table-cell>
          <table:table-cell table:style-name="Tableau23.A2" office:value-type="string">
            <text:p text:style-name="P165">"<text:span text:style-name="T58">data</text:span>"</text:p>
          </table:table-cell>
          <table:table-cell table:style-name="Tableau23.A2" office:value-type="string">
            <text:p text:style-name="P177">Température de confort en degré celsius </text:p>
          </table:table-cell>
          <table:table-cell table:style-name="Tableau23.A2" office:value-type="string">
            <text:p text:style-name="P206">Integer</text:p>
          </table:table-cell>
          <table:table-cell table:style-name="Tableau23.E2" office:value-type="string">
            <text:p text:style-name="P164"><text:span text:style-name="T13">0-</text:span>1</text:p>
          </table:table-cell>
        </table:table-row>
        <table:table-row>
          <table:table-cell table:style-name="Tableau23.A2" office:value-type="string">
            <text:p text:style-name="P177"><text:span text:style-name="T12">"</text:span>Teco<text:span text:style-name="T12">"</text:span></text:p>
          </table:table-cell>
          <table:table-cell table:style-name="Tableau23.A2" office:value-type="string">
            <text:p text:style-name="P165">"<text:span text:style-name="T58">data</text:span>"</text:p>
          </table:table-cell>
          <table:table-cell table:style-name="Tableau23.A2" office:value-type="string">
            <text:p text:style-name="P177">Température économique en degré celsius</text:p>
          </table:table-cell>
          <table:table-cell table:style-name="Tableau23.A2" office:value-type="string">
            <text:p text:style-name="P207">Integer</text:p>
          </table:table-cell>
          <table:table-cell table:style-name="Tableau23.E2" office:value-type="string">
            <text:p text:style-name="P177">0-1</text:p>
          </table:table-cell>
        </table:table-row>
      </table:table>
      <text:p text:style-name="P69"/>
      <text:p text:style-name="P52">Example :</text:p>
      <text:p text:style-name="P52"/>
      <table:table table:name="Tableau24" table:style-name="Tableau24">
        <table:table-column table:style-name="Tableau24.A"/>
        <table:table-row table:style-name="Tableau24.1">
          <table:table-cell table:style-name="Tableau24.A1" office:value-type="string">
            <text:p text:style-name="P119">{</text:p>
            <text:p text:style-name="P119"><text:s text:c="8"/>"<text:span text:style-name="T13">request</text:span>":{</text:p>
            <text:p text:style-name="P119"><text:s text:c="16"/>"type": "<text:span text:style-name="T40">S</text:span><text:span text:style-name="T9">ET_OBJET</text:span>",</text:p>
            <text:p text:style-name="P58"><text:s text:c="16"/>"<text:span text:style-name="T12">data</text:span>":{</text:p>
            <text:p text:style-name="P67"><text:s text:c="24"/>"<text:span text:style-name="T30">nomObjet</text:span>":"<text:span text:style-name="T44">Prise 1</text:span>",</text:p>
            <text:p text:style-name="P119"><text:s text:c="24"/>"<text:span text:style-name="T36">planning</text:span>":"<text:span text:style-name="T37">Semaine normale</text:span>",</text:p>
            <text:p text:style-name="P125"><text:s text:c="24"/>"<text:span text:style-name="T15">typeObjet</text:span>": "<text:span text:style-name="T15">CHAUFFAGE</text:span>",</text:p>
            <text:p text:style-name="P125"><text:s text:c="24"/>"<text:span text:style-name="T59">instanceNum</text:span>": <text:span text:style-name="T59">0</text:span>,</text:p>
            <text:p text:style-name="P125"><text:s text:c="24"/>"<text:span text:style-name="T59">deviceId</text:span>": <text:span text:style-name="T59">5</text:span>,</text:p>
            <text:p text:style-name="P121"><text:s text:c="24"/>"<text:span text:style-name="T15">Tconfort</text:span>": <text:span text:style-name="T15">21</text:span>,</text:p>
            <text:p text:style-name="P121"><text:s text:c="24"/>"<text:span text:style-name="T15">Teco</text:span>": <text:span text:style-name="T15">15</text:span></text:p>
            <text:p text:style-name="P119"><text:s text:c="16"/>}</text:p>
            <text:p text:style-name="P119"><text:s text:c="8"/>}</text:p>
            <text:p text:style-name="P119">}</text:p>
          </table:table-cell>
        </table:table-row>
      </table:table>
      <text:p text:style-name="P30"/>
      <text:list xml:id="list105610323813614" text:continue-list="list105609565646784" text:style-name="L1">
        <text:list-item>
          <text:p text:style-name="P253">Remove objet</text:p>
        </text:list-item>
      </text:list>
      <text:p text:style-name="P21"/>
      <text:list xml:id="list7767947747099066532" text:style-name="L14">
        <text:list-item>
          <text:p text:style-name="P242">Request</text:p>
        </text:list-item>
      </text:list>
      <text:p text:style-name="P41"/>
      <table:table table:name="Tableau35" table:style-name="Tableau35">
        <table:table-column table:style-name="Tableau35.A"/>
        <table:table-column table:style-name="Tableau35.B"/>
        <table:table-column table:style-name="Tableau35.A"/>
        <table:table-column table:style-name="Tableau35.D"/>
        <table:table-column table:style-name="Tableau35.E"/>
        <table:table-header-rows>
          <table:table-row>
            <table:table-cell table:style-name="Tableau35.A1" office:value-type="string">
              <text:p text:style-name="P222">Tag</text:p>
            </table:table-cell>
            <table:table-cell table:style-name="Tableau35.A1" office:value-type="string">
              <text:p text:style-name="P222">Parent</text:p>
            </table:table-cell>
            <table:table-cell table:style-name="Tableau35.A1" office:value-type="string">
              <text:p text:style-name="P222">Description</text:p>
            </table:table-cell>
            <table:table-cell table:style-name="Tableau35.A1" office:value-type="string">
              <text:p text:style-name="P222">Type/Value</text:p>
            </table:table-cell>
            <table:table-cell table:style-name="Tableau35.E1" office:value-type="string">
              <text:p text:style-name="P222">Cardinality</text:p>
            </table:table-cell>
          </table:table-row>
        </table:table-header-rows>
        <table:table-row>
          <table:table-cell table:style-name="Tableau35.A2" office:value-type="string">
            <text:p text:style-name="P86"><text:span text:style-name="T1">"request</text:span>"</text:p>
          </table:table-cell>
          <table:table-cell table:style-name="Tableau35.A2" office:value-type="string">
            <text:p text:style-name="P86">None</text:p>
          </table:table-cell>
          <table:table-cell table:style-name="Tableau35.A2" office:value-type="string">
            <text:p text:style-name="P86">Root element</text:p>
          </table:table-cell>
          <table:table-cell table:style-name="Tableau35.A2" office:value-type="string">
            <text:p text:style-name="P86">N/a</text:p>
          </table:table-cell>
          <table:table-cell table:style-name="Tableau35.E2" office:value-type="string">
            <text:p text:style-name="P86">1</text:p>
          </table:table-cell>
        </table:table-row>
        <table:table-row>
          <table:table-cell table:style-name="Tableau35.A2" office:value-type="string">
            <text:p text:style-name="P86">"type"</text:p>
          </table:table-cell>
          <table:table-cell table:style-name="Tableau35.A2" office:value-type="string">
            <text:p text:style-name="P86">"<text:span text:style-name="T13">request</text:span>"</text:p>
          </table:table-cell>
          <table:table-cell table:style-name="Tableau35.A2" office:value-type="string">
            <text:p text:style-name="P86">Message type</text:p>
          </table:table-cell>
          <table:table-cell table:style-name="Tableau35.A2" office:value-type="string">
            <text:p text:style-name="P102">RM_OBJET</text:p>
          </table:table-cell>
          <table:table-cell table:style-name="Tableau35.E2" office:value-type="string">
            <text:p text:style-name="P86">1</text:p>
          </table:table-cell>
        </table:table-row>
        <table:table-row>
          <table:table-cell table:style-name="Tableau35.A2" office:value-type="string">
            <text:p text:style-name="P119">"data"</text:p>
          </table:table-cell>
          <table:table-cell table:style-name="Tableau35.A2" office:value-type="string">
            <text:p text:style-name="P119">"response"</text:p>
          </table:table-cell>
          <table:table-cell table:style-name="Tableau35.A2" office:value-type="string">
            <text:p text:style-name="P119"><text:span text:style-name="T11">Response</text:span> data</text:p>
          </table:table-cell>
          <table:table-cell table:style-name="Tableau35.A2" office:value-type="string">
            <text:p text:style-name="P135">N/a</text:p>
          </table:table-cell>
          <table:table-cell table:style-name="Tableau35.E2" office:value-type="string">
            <text:p text:style-name="P119">1</text:p>
          </table:table-cell>
        </table:table-row>
        <table:table-row>
          <table:table-cell table:style-name="Tableau35.A2" office:value-type="string">
            <text:p text:style-name="P170">"<text:span text:style-name="T13">nomObjet</text:span>"</text:p>
          </table:table-cell>
          <table:table-cell table:style-name="Tableau35.A2" office:value-type="string">
            <text:p text:style-name="P170">"data"</text:p>
          </table:table-cell>
          <table:table-cell table:style-name="Tableau35.A2" office:value-type="string">
            <text:p text:style-name="P179">Nom d<text:span text:style-name="T46">e l'objet</text:span></text:p>
          </table:table-cell>
          <table:table-cell table:style-name="Tableau35.A2" office:value-type="string">
            <text:p text:style-name="P142">String</text:p>
          </table:table-cell>
          <table:table-cell table:style-name="Tableau35.E2" office:value-type="string">
            <text:p text:style-name="P179">1</text:p>
          </table:table-cell>
        </table:table-row>
        <table:table-row>
          <table:table-cell table:style-name="Tableau35.A2" office:value-type="string">
            <text:p text:style-name="P172">"<text:span text:style-name="T58">instanceNum</text:span>"</text:p>
          </table:table-cell>
          <table:table-cell table:style-name="Tableau35.A2" office:value-type="string">
            <text:p text:style-name="P172">"<text:span text:style-name="T58">data</text:span>"</text:p>
          </table:table-cell>
          <table:table-cell table:style-name="Tableau35.A2" office:value-type="string">
            <text:p text:style-name="P204">Instance de l'objet zwave</text:p>
          </table:table-cell>
          <table:table-cell table:style-name="Tableau35.A2" office:value-type="string">
            <text:p text:style-name="P154">Integer</text:p>
          </table:table-cell>
          <table:table-cell table:style-name="Tableau35.E2" office:value-type="string">
            <text:p text:style-name="P205">1</text:p>
          </table:table-cell>
        </table:table-row>
        <table:table-row>
          <table:table-cell table:style-name="Tableau35.A2" office:value-type="string">
            <text:p text:style-name="P172">"<text:span text:style-name="T58">deviceId</text:span>"</text:p>
          </table:table-cell>
          <table:table-cell table:style-name="Tableau35.A2" office:value-type="string">
            <text:p text:style-name="P172">"<text:span text:style-name="T58">data</text:span>"</text:p>
          </table:table-cell>
          <table:table-cell table:style-name="Tableau35.A2" office:value-type="string">
            <text:p text:style-name="P204">Id de l'objet zwave</text:p>
          </table:table-cell>
          <table:table-cell table:style-name="Tableau35.A2" office:value-type="string">
            <text:p text:style-name="P154">Integer</text:p>
          </table:table-cell>
          <table:table-cell table:style-name="Tableau35.E2" office:value-type="string">
            <text:p text:style-name="P205">1</text:p>
          </table:table-cell>
        </table:table-row>
      </table:table>
      <text:p text:style-name="P73"/>
      <text:p text:style-name="P58">Example :</text:p>
      <text:p text:style-name="P58"/>
      <table:table table:name="Tableau36" table:style-name="Tableau36">
        <table:table-column table:style-name="Tableau36.A"/>
        <table:table-row table:style-name="Tableau36.1">
          <table:table-cell table:style-name="Tableau36.A1" office:value-type="string">
            <text:p text:style-name="P119">{</text:p>
            <text:p text:style-name="P119"><text:s text:c="8"/>"<text:span text:style-name="T13">request</text:span>":{</text:p>
            <text:p text:style-name="P119"><text:s text:c="16"/>"type": "<text:span text:style-name="T42">RM_OBJET</text:span>",</text:p>
            <text:p text:style-name="P58"><text:s text:c="16"/>"<text:span text:style-name="T12">data</text:span>":{</text:p>
            <text:p text:style-name="P126"><text:s text:c="24"/>"<text:span text:style-name="T15">nomObjet</text:span>": "<text:span text:style-name="T47">Prise 1</text:span>"</text:p>
            <text:p text:style-name="P126"><text:s text:c="24"/>"<text:span text:style-name="T59">instanceNum</text:span>": <text:span text:style-name="T59">0</text:span>,</text:p>
            <text:p text:style-name="P126"><text:s text:c="24"/>"<text:span text:style-name="T59">deviceId</text:span>": <text:span text:style-name="T59">5</text:span></text:p>
            <text:p text:style-name="P119"><text:s text:c="16"/>}</text:p>
            <text:p text:style-name="P119"><text:s text:c="8"/>}</text:p>
            <text:p text:style-name="P119">}</text:p>
          </table:table-cell>
        </table:table-row>
      </table:table>
      <text:p text:style-name="P13"/>
      <text:p text:style-name="P52"/>
      <text:list xml:id="list105609181446933" text:continue-list="list105610323813614" text:style-name="L1">
        <text:list-item>
          <text:p text:style-name="P255">New objet</text:p>
        </text:list-item>
      </text:list>
      <text:p text:style-name="P29"/>
      <text:list xml:id="list105609672303879" text:continue-list="list105609501783804" text:style-name="L4">
        <text:list-item>
          <text:p text:style-name="P243">Request</text:p>
        </text:list-item>
      </text:list>
      <text:p text:style-name="P38"/>
      <table:table table:name="Tableau25" table:style-name="Tableau25">
        <table:table-column table:style-name="Tableau25.A"/>
        <table:table-column table:style-name="Tableau25.B"/>
        <table:table-column table:style-name="Tableau25.A"/>
        <table:table-column table:style-name="Tableau25.D"/>
        <table:table-column table:style-name="Tableau25.E"/>
        <table:table-header-rows>
          <table:table-row>
            <table:table-cell table:style-name="Tableau25.A1" office:value-type="string">
              <text:p text:style-name="P219">Tag</text:p>
            </table:table-cell>
            <table:table-cell table:style-name="Tableau25.A1" office:value-type="string">
              <text:p text:style-name="P219">Parent</text:p>
            </table:table-cell>
            <table:table-cell table:style-name="Tableau25.A1" office:value-type="string">
              <text:p text:style-name="P219">Description</text:p>
            </table:table-cell>
            <table:table-cell table:style-name="Tableau25.A1" office:value-type="string">
              <text:p text:style-name="P219">Type/Value</text:p>
            </table:table-cell>
            <table:table-cell table:style-name="Tableau25.E1" office:value-type="string">
              <text:p text:style-name="P219">Cardinality</text:p>
            </table:table-cell>
          </table:table-row>
        </table:table-header-rows>
        <table:table-row>
          <table:table-cell table:style-name="Tableau25.A2" office:value-type="string">
            <text:p text:style-name="P83"><text:span text:style-name="T1">"request</text:span>"</text:p>
          </table:table-cell>
          <table:table-cell table:style-name="Tableau25.A2" office:value-type="string">
            <text:p text:style-name="P83">None</text:p>
          </table:table-cell>
          <table:table-cell table:style-name="Tableau25.A2" office:value-type="string">
            <text:p text:style-name="P83">Root element</text:p>
          </table:table-cell>
          <table:table-cell table:style-name="Tableau25.A2" office:value-type="string">
            <text:p text:style-name="P83">N/a</text:p>
          </table:table-cell>
          <table:table-cell table:style-name="Tableau25.E2" office:value-type="string">
            <text:p text:style-name="P83">1</text:p>
          </table:table-cell>
        </table:table-row>
        <table:table-row>
          <table:table-cell table:style-name="Tableau25.A2" office:value-type="string">
            <text:p text:style-name="P83">"type"</text:p>
          </table:table-cell>
          <table:table-cell table:style-name="Tableau25.A2" office:value-type="string">
            <text:p text:style-name="P83">"<text:span text:style-name="T13">request</text:span>"</text:p>
          </table:table-cell>
          <table:table-cell table:style-name="Tableau25.A2" office:value-type="string">
            <text:p text:style-name="P83">Message type</text:p>
          </table:table-cell>
          <table:table-cell table:style-name="Tableau25.A2" office:value-type="string">
            <text:p text:style-name="P98"><text:span text:style-name="T41">NEW</text:span>_OBJET</text:p>
          </table:table-cell>
          <table:table-cell table:style-name="Tableau25.E2" office:value-type="string">
            <text:p text:style-name="P83">1</text:p>
          </table:table-cell>
        </table:table-row>
        <table:table-row>
          <table:table-cell table:style-name="Tableau25.A2" office:value-type="string">
            <text:p text:style-name="P114">"data"</text:p>
          </table:table-cell>
          <table:table-cell table:style-name="Tableau25.A2" office:value-type="string">
            <text:p text:style-name="P114">"<text:span text:style-name="T48">request</text:span>"</text:p>
          </table:table-cell>
          <table:table-cell table:style-name="Tableau25.A2" office:value-type="string">
            <text:p text:style-name="P114"><text:span text:style-name="T11">Response</text:span> data</text:p>
          </table:table-cell>
          <table:table-cell table:style-name="Tableau25.A2" office:value-type="string">
            <text:p text:style-name="P133">N/a</text:p>
          </table:table-cell>
          <table:table-cell table:style-name="Tableau25.E2" office:value-type="string">
            <text:p text:style-name="P114">1</text:p>
          </table:table-cell>
        </table:table-row>
        <table:table-row>
          <table:table-cell table:style-name="Tableau25.A2" office:value-type="string">
            <text:p text:style-name="P54"><text:span text:style-name="T31">"</text:span><text:span text:style-name="T32">type</text:span><text:span text:style-name="T33">Objet</text:span><text:span text:style-name="T31">"</text:span></text:p>
          </table:table-cell>
          <table:table-cell table:style-name="Tableau25.A2" office:value-type="string">
            <text:p text:style-name="P54"><text:span text:style-name="T31">"</text:span><text:span text:style-name="T33">data</text:span><text:span text:style-name="T31">"</text:span></text:p>
          </table:table-cell>
          <table:table-cell table:style-name="Tableau25.A2" office:value-type="string">
            <text:p text:style-name="P199">Type de l'objet</text:p>
          </table:table-cell>
          <table:table-cell table:style-name="Tableau25.A2" office:value-type="string">
            <text:p text:style-name="P100">String:</text:p>
            <text:p text:style-name="P99">CHAUFFAGE</text:p>
            <text:p text:style-name="P99">PRISE</text:p>
          </table:table-cell>
          <table:table-cell table:style-name="Tableau25.E2" office:value-type="string">
            <text:p text:style-name="P199">1</text:p>
          </table:table-cell>
        </table:table-row>
        <table:table-row>
          <table:table-cell table:style-name="Tableau25.A2" office:value-type="string">
            <text:p text:style-name="P172">"<text:span text:style-name="T60">nomObjet</text:span>"</text:p>
          </table:table-cell>
          <table:table-cell table:style-name="Tableau25.A2" office:value-type="string">
            <text:p text:style-name="P172">"<text:span text:style-name="T58">data</text:span>"</text:p>
          </table:table-cell>
          <table:table-cell table:style-name="Tableau25.A2" office:value-type="string">
            <text:p text:style-name="P181">Nom d<text:span text:style-name="T46">e l'objet par défaut</text:span></text:p>
          </table:table-cell>
          <table:table-cell table:style-name="Tableau25.A2" office:value-type="string">
            <text:p text:style-name="P155">String</text:p>
          </table:table-cell>
          <table:table-cell table:style-name="Tableau25.E2" office:value-type="string">
            <text:p text:style-name="P205">1</text:p>
          </table:table-cell>
        </table:table-row>
        <table:table-row>
          <table:table-cell table:style-name="Tableau25.A2" office:value-type="string">
            <text:p text:style-name="P172">"<text:span text:style-name="T58">instanceNum</text:span>"</text:p>
          </table:table-cell>
          <table:table-cell table:style-name="Tableau25.A2" office:value-type="string">
            <text:p text:style-name="P172">"<text:span text:style-name="T58">data</text:span>"</text:p>
          </table:table-cell>
          <table:table-cell table:style-name="Tableau25.A2" office:value-type="string">
            <text:p text:style-name="P204">Instance de l'objet zwave</text:p>
          </table:table-cell>
          <table:table-cell table:style-name="Tableau25.A2" office:value-type="string">
            <text:p text:style-name="P154">Integer</text:p>
          </table:table-cell>
          <table:table-cell table:style-name="Tableau25.E2" office:value-type="string">
            <text:p text:style-name="P205">1</text:p>
          </table:table-cell>
        </table:table-row>
        <table:table-row table:style-name="Tableau25.8">
          <table:table-cell table:style-name="Tableau25.A2" office:value-type="string">
            <text:p text:style-name="P172">"<text:span text:style-name="T58">deviceId</text:span>"</text:p>
          </table:table-cell>
          <table:table-cell table:style-name="Tableau25.A2" office:value-type="string">
            <text:p text:style-name="P172">"<text:span text:style-name="T58">data</text:span>"</text:p>
          </table:table-cell>
          <table:table-cell table:style-name="Tableau25.A2" office:value-type="string">
            <text:p text:style-name="P204">Id de l'objet zwave</text:p>
          </table:table-cell>
          <table:table-cell table:style-name="Tableau25.A2" office:value-type="string">
            <text:p text:style-name="P154">Integer</text:p>
          </table:table-cell>
          <table:table-cell table:style-name="Tableau25.E2" office:value-type="string">
            <text:p text:style-name="P205">1</text:p>
          </table:table-cell>
        </table:table-row>
      </table:table>
      <text:p text:style-name="P70"/>
      <text:p text:style-name="P53">Example :</text:p>
      <text:p text:style-name="P53"/>
      <table:table table:name="Tableau26" table:style-name="Tableau26">
        <table:table-column table:style-name="Tableau26.A"/>
        <table:table-row table:style-name="Tableau26.1">
          <table:table-cell table:style-name="Tableau26.A1" office:value-type="string">
            <text:p text:style-name="P115">{</text:p>
            <text:p text:style-name="P115"><text:s text:c="8"/>"<text:span text:style-name="T13">request</text:span>":{</text:p>
            <text:p text:style-name="P115"><text:s text:c="16"/>"type": "<text:span text:style-name="T41">NEW</text:span><text:span text:style-name="T9">_OBJET</text:span>",</text:p>
            <text:p text:style-name="P53"><text:s text:c="16"/>"<text:span text:style-name="T12">data</text:span>":{</text:p>
            <text:p text:style-name="P60"><text:span text:style-name="T31"><text:s text:c="24"/>"</text:span><text:span text:style-name="T32">type</text:span><text:span text:style-name="T33">Objet</text:span><text:span text:style-name="T31">":"</text:span><text:span text:style-name="T32">PRISE</text:span><text:span text:style-name="T31">",</text:span></text:p>
            <text:p text:style-name="P60"><text:span text:style-name="T31"><text:s text:c="24"/>"</text:span><text:span text:style-name="T35">nomObjet</text:span><text:span text:style-name="T31">":"</text:span><text:span text:style-name="T35">AN158</text:span><text:span text:style-name="T31">",</text:span></text:p>
            <text:p text:style-name="P127"><text:s text:c="24"/>"<text:span text:style-name="T59">instanceNum</text:span>": <text:span text:style-name="T59">0</text:span>,</text:p>
            <text:p text:style-name="P60"><text:span text:style-name="T31"><text:s text:c="24"/>"</text:span><text:span text:style-name="T34">deviceId</text:span><text:span text:style-name="T31">": </text:span><text:span text:style-name="T34">5</text:span></text:p>
            <text:p text:style-name="P115"><text:s text:c="16"/>}</text:p>
            <text:p text:style-name="P115"><text:s text:c="8"/>}</text:p>
            <text:p text:style-name="P115">}</text:p>
          </table:table-cell>
        </table:table-row>
      </table:table>
      <text:p text:style-name="P43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59:31.684570117</meta:creation-date>
    <dc:date>2015-02-02T10:56:08.496518981</dc:date>
    <meta:editing-duration>PT9H17M59S</meta:editing-duration>
    <meta:editing-cycles>77</meta:editing-cycles>
    <meta:generator>LibreOffice/4.2.7.2$Linux_x86 LibreOffice_project/420m0$Build-2</meta:generator>
    <meta:document-statistic meta:table-count="38" meta:image-count="0" meta:object-count="0" meta:page-count="19" meta:paragraph-count="977" meta:word-count="1473" meta:character-count="14636" meta:non-whitespace-character-count="8349"/>
  </office:meta>
</office:document-meta>
</file>